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shapes>
          <draw:frame draw:z-index="0" draw:style-name="gr1" draw:text-style-name="P1" svg:width="15.983cm" svg:height="8.996cm" svg:x="12.472cm" svg:y="1.011cm">
            <draw:object draw:notify-on-update-of-ranges="Sheet1_2.A1:Sheet1_2.A1 Sheet1_2.A2:Sheet1_2.A62 Sheet1_2.B1:Sheet1_2.B1 Sheet1_2.B2:Sheet1_2.B62 Sheet1_2.A1:Sheet1_2.A1 Sheet1_2.A2:Sheet1_2.A62 Sheet1_2.C1:Sheet1_2.C1 Sheet1_2.C2:Sheet1_2.C62 Sheet1_2.A1:Sheet1_2.A1 Sheet1_2.A2:Sheet1_2.A62 Sheet1_2.D1:Sheet1_2.D1 Sheet1_2.D2:Sheet1_2.D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84cm" svg:height="8.995cm" svg:x="12.758cm" svg:y="10.603cm">
            <draw:object draw:notify-on-update-of-ranges="Sheet1_2.E1:Sheet1_2.E1 Sheet1_2.E2:Sheet1_2.E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 Number</text:p>
          </table:table-cell>
          <table:table-cell office:value-type="string" calcext:value-type="string">
            <text:p>Fluid_temp</text:p>
          </table:table-cell>
          <table:table-cell office:value-type="string" calcext:value-type="string">
            <text:p>Plate_temp</text:p>
          </table:table-cell>
          <table:table-cell office:value-type="string" calcext:value-type="string">
            <text:p>Bottom_temp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41" calcext:value-type="float">
            <text:p>341</text:p>
          </table:table-cell>
          <table:table-cell office:value-type="float" office:value="298" calcext:value-type="float">
            <text:p>298</text:p>
          </table:table-cell>
          <table:table-cell table:formula="of:=[.C2]-[.B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.268938968164" calcext:value-type="float">
            <text:p>298.268938968164</text:p>
          </table:table-cell>
          <table:table-cell office:value-type="float" office:value="305.737985742067" calcext:value-type="float">
            <text:p>305.737985742067</text:p>
          </table:table-cell>
          <table:table-cell office:value-type="float" office:value="300.154952333966" calcext:value-type="float">
            <text:p>300.154952333966</text:p>
          </table:table-cell>
          <table:table-cell table:formula="of:=[.C3]-[.B3]" office:value-type="float" office:value="7.46904677390302" calcext:value-type="float">
            <text:p>7.46904677390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.534733678383" calcext:value-type="float">
            <text:p>298.534733678383</text:p>
          </table:table-cell>
          <table:table-cell office:value-type="float" office:value="305.974093711764" calcext:value-type="float">
            <text:p>305.974093711764</text:p>
          </table:table-cell>
          <table:table-cell office:value-type="float" office:value="300.341111879684" calcext:value-type="float">
            <text:p>300.341111879684</text:p>
          </table:table-cell>
          <table:table-cell table:formula="of:=[.C4]-[.B4]" office:value-type="float" office:value="7.43936003338098" calcext:value-type="float">
            <text:p>7.439360033380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8.797419884392" calcext:value-type="float">
            <text:p>298.797419884392</text:p>
          </table:table-cell>
          <table:table-cell office:value-type="float" office:value="306.207400108032" calcext:value-type="float">
            <text:p>306.207400108032</text:p>
          </table:table-cell>
          <table:table-cell office:value-type="float" office:value="300.525097838816" calcext:value-type="float">
            <text:p>300.525097838816</text:p>
          </table:table-cell>
          <table:table-cell table:formula="of:=[.C5]-[.B5]" office:value-type="float" office:value="7.40998022363999" calcext:value-type="float">
            <text:p>7.4099802236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.057032956173" calcext:value-type="float">
            <text:p>299.057032956173</text:p>
          </table:table-cell>
          <table:table-cell office:value-type="float" office:value="306.437937734108" calcext:value-type="float">
            <text:p>306.437937734108</text:p>
          </table:table-cell>
          <table:table-cell office:value-type="float" office:value="300.7069348506" calcext:value-type="float">
            <text:p>300.7069348506</text:p>
          </table:table-cell>
          <table:table-cell table:formula="of:=[.C6]-[.B6]" office:value-type="float" office:value="7.38090477793503" calcext:value-type="float">
            <text:p>7.380904777935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.313607883568" calcext:value-type="float">
            <text:p>299.313607883568</text:p>
          </table:table-cell>
          <table:table-cell office:value-type="float" office:value="306.665739019623" calcext:value-type="float">
            <text:p>306.665739019623</text:p>
          </table:table-cell>
          <table:table-cell office:value-type="float" office:value="300.886647291928" calcext:value-type="float">
            <text:p>300.886647291928</text:p>
          </table:table-cell>
          <table:table-cell table:formula="of:=[.C7]-[.B7]" office:value-type="float" office:value="7.35213113605499" calcext:value-type="float">
            <text:p>7.35213113605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9.567179279866" calcext:value-type="float">
            <text:p>299.567179279866</text:p>
          </table:table-cell>
          <table:table-cell office:value-type="float" office:value="306.890836024597" calcext:value-type="float">
            <text:p>306.890836024597</text:p>
          </table:table-cell>
          <table:table-cell office:value-type="float" office:value="301.064259279756" calcext:value-type="float">
            <text:p>301.064259279756</text:p>
          </table:table-cell>
          <table:table-cell table:formula="of:=[.C8]-[.B8]" office:value-type="float" office:value="7.32365674473095" calcext:value-type="float">
            <text:p>7.323656744730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9.817781385369" calcext:value-type="float">
            <text:p>299.817781385369</text:p>
          </table:table-cell>
          <table:table-cell office:value-type="float" office:value="307.113260443413" calcext:value-type="float">
            <text:p>307.113260443413</text:p>
          </table:table-cell>
          <table:table-cell office:value-type="float" office:value="301.239794673496" calcext:value-type="float">
            <text:p>301.239794673496</text:p>
          </table:table-cell>
          <table:table-cell table:formula="of:=[.C9]-[.B9]" office:value-type="float" office:value="7.29547905804401" calcext:value-type="float">
            <text:p>7.29547905804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.065448070933" calcext:value-type="float">
            <text:p>300.065448070933</text:p>
          </table:table-cell>
          <table:table-cell office:value-type="float" office:value="307.333043608738" calcext:value-type="float">
            <text:p>307.333043608738</text:p>
          </table:table-cell>
          <table:table-cell office:value-type="float" office:value="301.413277077402" calcext:value-type="float">
            <text:p>301.413277077402</text:p>
          </table:table-cell>
          <table:table-cell table:formula="of:=[.C10]-[.B10]" office:value-type="float" office:value="7.26759553780505" calcext:value-type="float">
            <text:p>7.26759553780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.310212841489" calcext:value-type="float">
            <text:p>300.310212841489</text:p>
          </table:table-cell>
          <table:table-cell office:value-type="float" office:value="307.550216495423" calcext:value-type="float">
            <text:p>307.550216495423</text:p>
          </table:table-cell>
          <table:table-cell office:value-type="float" office:value="301.584729842934" calcext:value-type="float">
            <text:p>301.584729842934</text:p>
          </table:table-cell>
          <table:table-cell table:formula="of:=[.C11]-[.B11]" office:value-type="float" office:value="7.24000365393403" calcext:value-type="float">
            <text:p>7.240003653934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.552108839538" calcext:value-type="float">
            <text:p>300.552108839538</text:p>
          </table:table-cell>
          <table:table-cell office:value-type="float" office:value="307.764809724355" calcext:value-type="float">
            <text:p>307.764809724355</text:p>
          </table:table-cell>
          <table:table-cell office:value-type="float" office:value="301.754176071117" calcext:value-type="float">
            <text:p>301.754176071117</text:p>
          </table:table-cell>
          <table:table-cell table:formula="of:=[.C12]-[.B12]" office:value-type="float" office:value="7.21270088481703" calcext:value-type="float">
            <text:p>7.212700884817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.791168848622" calcext:value-type="float">
            <text:p>300.791168848622</text:p>
          </table:table-cell>
          <table:table-cell office:value-type="float" office:value="307.976853566282" calcext:value-type="float">
            <text:p>307.976853566282</text:p>
          </table:table-cell>
          <table:table-cell office:value-type="float" office:value="301.921638614876" calcext:value-type="float">
            <text:p>301.921638614876</text:p>
          </table:table-cell>
          <table:table-cell table:formula="of:=[.C13]-[.B13]" office:value-type="float" office:value="7.18568471765997" calcext:value-type="float">
            <text:p>7.185684717659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1.027425296775" calcext:value-type="float">
            <text:p>301.027425296775</text:p>
          </table:table-cell>
          <table:table-cell office:value-type="float" office:value="308.186377945596" calcext:value-type="float">
            <text:p>308.186377945596</text:p>
          </table:table-cell>
          <table:table-cell office:value-type="float" office:value="302.08714008137" calcext:value-type="float">
            <text:p>302.08714008137</text:p>
          </table:table-cell>
          <table:table-cell table:formula="of:=[.C14]-[.B14]" office:value-type="float" office:value="7.15895264882101" calcext:value-type="float">
            <text:p>7.15895264882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1.26091025995" calcext:value-type="float">
            <text:p>301.26091025995</text:p>
          </table:table-cell>
          <table:table-cell office:value-type="float" office:value="308.393412444081" calcext:value-type="float">
            <text:p>308.393412444081</text:p>
          </table:table-cell>
          <table:table-cell office:value-type="float" office:value="302.250702834295" calcext:value-type="float">
            <text:p>302.250702834295</text:p>
          </table:table-cell>
          <table:table-cell table:formula="of:=[.C15]-[.B15]" office:value-type="float" office:value="7.132502184131" calcext:value-type="float">
            <text:p>7.132502184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1.491655465418" calcext:value-type="float">
            <text:p>301.491655465418</text:p>
          </table:table-cell>
          <table:table-cell office:value-type="float" office:value="308.597986304634" calcext:value-type="float">
            <text:p>308.597986304634</text:p>
          </table:table-cell>
          <table:table-cell office:value-type="float" office:value="302.412348996189" calcext:value-type="float">
            <text:p>302.412348996189</text:p>
          </table:table-cell>
          <table:table-cell table:formula="of:=[.C16]-[.B16]" office:value-type="float" office:value="7.10633083921601" calcext:value-type="float">
            <text:p>7.106330839216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.719692295148" calcext:value-type="float">
            <text:p>301.719692295148</text:p>
          </table:table-cell>
          <table:table-cell office:value-type="float" office:value="308.800128434938" calcext:value-type="float">
            <text:p>308.800128434938</text:p>
          </table:table-cell>
          <table:table-cell office:value-type="float" office:value="302.572100450714" calcext:value-type="float">
            <text:p>302.572100450714</text:p>
          </table:table-cell>
          <table:table-cell table:formula="of:=[.C17]-[.B17]" office:value-type="float" office:value="7.08043613979004" calcext:value-type="float">
            <text:p>7.08043613979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1.945051789164" calcext:value-type="float">
            <text:p>301.945051789164</text:p>
          </table:table-cell>
          <table:table-cell office:value-type="float" office:value="308.999867411107" calcext:value-type="float">
            <text:p>308.999867411107</text:p>
          </table:table-cell>
          <table:table-cell office:value-type="float" office:value="302.729978844924" calcext:value-type="float">
            <text:p>302.729978844924</text:p>
          </table:table-cell>
          <table:table-cell table:formula="of:=[.C18]-[.B18]" office:value-type="float" office:value="7.05481562194302" calcext:value-type="float">
            <text:p>7.054815621943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2.167764648874" calcext:value-type="float">
            <text:p>302.167764648874</text:p>
          </table:table-cell>
          <table:table-cell office:value-type="float" office:value="309.197231481301" calcext:value-type="float">
            <text:p>309.197231481301</text:p>
          </table:table-cell>
          <table:table-cell office:value-type="float" office:value="302.88600559152" calcext:value-type="float">
            <text:p>302.88600559152</text:p>
          </table:table-cell>
          <table:table-cell table:formula="of:=[.C19]-[.B19]" office:value-type="float" office:value="7.02946683242698" calcext:value-type="float">
            <text:p>7.029466832426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2.38786124038" calcext:value-type="float">
            <text:p>302.38786124038</text:p>
          </table:table-cell>
          <table:table-cell office:value-type="float" office:value="309.392248569295" calcext:value-type="float">
            <text:p>309.392248569295</text:p>
          </table:table-cell>
          <table:table-cell office:value-type="float" office:value="303.040201871091" calcext:value-type="float">
            <text:p>303.040201871091</text:p>
          </table:table-cell>
          <table:table-cell table:formula="of:=[.C20]-[.B20]" office:value-type="float" office:value="7.00438732891502" calcext:value-type="float">
            <text:p>7.004387328915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2.60537159776" calcext:value-type="float">
            <text:p>302.60537159776</text:p>
          </table:table-cell>
          <table:table-cell office:value-type="float" office:value="309.584946278022" calcext:value-type="float">
            <text:p>309.584946278022</text:p>
          </table:table-cell>
          <table:table-cell office:value-type="float" office:value="303.19258863434" calcext:value-type="float">
            <text:p>303.19258863434</text:p>
          </table:table-cell>
          <table:table-cell table:formula="of:=[.C21]-[.B21]" office:value-type="float" office:value="6.97957468026203" calcext:value-type="float">
            <text:p>6.979574680262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2.820325426329" calcext:value-type="float">
            <text:p>302.820325426329</text:p>
          </table:table-cell>
          <table:table-cell office:value-type="float" office:value="309.775351893082" calcext:value-type="float">
            <text:p>309.775351893082</text:p>
          </table:table-cell>
          <table:table-cell office:value-type="float" office:value="303.343186604294" calcext:value-type="float">
            <text:p>303.343186604294</text:p>
          </table:table-cell>
          <table:table-cell table:formula="of:=[.C22]-[.B22]" office:value-type="float" office:value="6.955026466753" calcext:value-type="float">
            <text:p>6.9550264667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3.032752105879" calcext:value-type="float">
            <text:p>303.032752105879</text:p>
          </table:table-cell>
          <table:table-cell office:value-type="float" office:value="309.96349238621" calcext:value-type="float">
            <text:p>309.96349238621</text:p>
          </table:table-cell>
          <table:table-cell office:value-type="float" office:value="303.492016278501" calcext:value-type="float">
            <text:p>303.492016278501</text:p>
          </table:table-cell>
          <table:table-cell table:formula="of:=[.C23]-[.B23]" office:value-type="float" office:value="6.93074028033101" calcext:value-type="float">
            <text:p>6.930740280331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3.242680693885" calcext:value-type="float">
            <text:p>303.242680693885</text:p>
          </table:table-cell>
          <table:table-cell office:value-type="float" office:value="310.14939441872" calcext:value-type="float">
            <text:p>310.14939441872</text:p>
          </table:table-cell>
          <table:table-cell office:value-type="float" office:value="303.63909793121" calcext:value-type="float">
            <text:p>303.63909793121</text:p>
          </table:table-cell>
          <table:table-cell table:formula="of:=[.C24]-[.B24]" office:value-type="float" office:value="6.90671372483502" calcext:value-type="float">
            <text:p>6.90671372483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3.450139928701" calcext:value-type="float">
            <text:p>303.450139928701</text:p>
          </table:table-cell>
          <table:table-cell office:value-type="float" office:value="310.333084344908" calcext:value-type="float">
            <text:p>310.333084344908</text:p>
          </table:table-cell>
          <table:table-cell office:value-type="float" office:value="303.784451615538" calcext:value-type="float">
            <text:p>303.784451615538</text:p>
          </table:table-cell>
          <table:table-cell table:formula="of:=[.C25]-[.B25]" office:value-type="float" office:value="6.88294441620701" calcext:value-type="float">
            <text:p>6.882944416207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3.655158232723" calcext:value-type="float">
            <text:p>303.655158232723</text:p>
          </table:table-cell>
          <table:table-cell office:value-type="float" office:value="310.514588215424" calcext:value-type="float">
            <text:p>310.514588215424</text:p>
          </table:table-cell>
          <table:table-cell office:value-type="float" office:value="303.928097165624" calcext:value-type="float">
            <text:p>303.928097165624</text:p>
          </table:table-cell>
          <table:table-cell table:formula="of:=[.C26]-[.B26]" office:value-type="float" office:value="6.85942998270099" calcext:value-type="float">
            <text:p>6.859429982700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3.857763715528" calcext:value-type="float">
            <text:p>303.857763715528</text:p>
          </table:table-cell>
          <table:table-cell office:value-type="float" office:value="310.693931780612" calcext:value-type="float">
            <text:p>310.693931780612</text:p>
          </table:table-cell>
          <table:table-cell office:value-type="float" office:value="304.070054198761" calcext:value-type="float">
            <text:p>304.070054198761</text:p>
          </table:table-cell>
          <table:table-cell table:formula="of:=[.C27]-[.B27]" office:value-type="float" office:value="6.836168065084" calcext:value-type="float">
            <text:p>6.8361680650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4.057984176996" calcext:value-type="float">
            <text:p>304.057984176996</text:p>
          </table:table-cell>
          <table:table-cell office:value-type="float" office:value="310.871140493818" calcext:value-type="float">
            <text:p>310.871140493818</text:p>
          </table:table-cell>
          <table:table-cell office:value-type="float" office:value="304.210342117522" calcext:value-type="float">
            <text:p>304.210342117522</text:p>
          </table:table-cell>
          <table:table-cell table:formula="of:=[.C28]-[.B28]" office:value-type="float" office:value="6.81315631682202" calcext:value-type="float">
            <text:p>6.813156316822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4.255847110402" calcext:value-type="float">
            <text:p>304.255847110402</text:p>
          </table:table-cell>
          <table:table-cell office:value-type="float" office:value="311.046239514659" calcext:value-type="float">
            <text:p>311.046239514659</text:p>
          </table:table-cell>
          <table:table-cell office:value-type="float" office:value="304.348980111863" calcext:value-type="float">
            <text:p>304.348980111863</text:p>
          </table:table-cell>
          <table:table-cell table:formula="of:=[.C29]-[.B29]" office:value-type="float" office:value="6.79039240425703" calcext:value-type="float">
            <text:p>6.790392404257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4.451379705486" calcext:value-type="float">
            <text:p>304.451379705486</text:p>
          </table:table-cell>
          <table:table-cell office:value-type="float" office:value="311.219253712271" calcext:value-type="float">
            <text:p>311.219253712271</text:p>
          </table:table-cell>
          <table:table-cell office:value-type="float" office:value="304.485987161219" calcext:value-type="float">
            <text:p>304.485987161219</text:p>
          </table:table-cell>
          <table:table-cell table:formula="of:=[.C30]-[.B30]" office:value-type="float" office:value="6.76787400678501" calcext:value-type="float">
            <text:p>6.76787400678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4.644608851499" calcext:value-type="float">
            <text:p>304.644608851499</text:p>
          </table:table-cell>
          <table:table-cell office:value-type="float" office:value="311.390207668514" calcext:value-type="float">
            <text:p>311.390207668514</text:p>
          </table:table-cell>
          <table:table-cell office:value-type="float" office:value="304.621382036574" calcext:value-type="float">
            <text:p>304.621382036574</text:p>
          </table:table-cell>
          <table:table-cell table:formula="of:=[.C31]-[.B31]" office:value-type="float" office:value="6.74559881701498" calcext:value-type="float">
            <text:p>6.745598817014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4.835561140229" calcext:value-type="float">
            <text:p>304.835561140229</text:p>
          </table:table-cell>
          <table:table-cell office:value-type="float" office:value="311.559125681151" calcext:value-type="float">
            <text:p>311.559125681151</text:p>
          </table:table-cell>
          <table:table-cell office:value-type="float" office:value="304.75518330253" calcext:value-type="float">
            <text:p>304.75518330253</text:p>
          </table:table-cell>
          <table:table-cell table:formula="of:=[.C32]-[.B32]" office:value-type="float" office:value="6.72356454092198" calcext:value-type="float">
            <text:p>6.72356454092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5.024262868997" calcext:value-type="float">
            <text:p>305.024262868997</text:p>
          </table:table-cell>
          <table:table-cell office:value-type="float" office:value="311.726031766991" calcext:value-type="float">
            <text:p>311.726031766991</text:p>
          </table:table-cell>
          <table:table-cell office:value-type="float" office:value="304.887409319348" calcext:value-type="float">
            <text:p>304.887409319348</text:p>
          </table:table-cell>
          <table:table-cell table:formula="of:=[.C33]-[.B33]" office:value-type="float" office:value="6.70176889799399" calcext:value-type="float">
            <text:p>6.701768897993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5.210740043634" calcext:value-type="float">
            <text:p>305.210740043634</text:p>
          </table:table-cell>
          <table:table-cell office:value-type="float" office:value="311.890949665009" calcext:value-type="float">
            <text:p>311.890949665009</text:p>
          </table:table-cell>
          <table:table-cell office:value-type="float" office:value="305.018078244979" calcext:value-type="float">
            <text:p>305.018078244979</text:p>
          </table:table-cell>
          <table:table-cell table:formula="of:=[.C34]-[.B34]" office:value-type="float" office:value="6.68020962137496" calcext:value-type="float">
            <text:p>6.680209621374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5.395018381433" calcext:value-type="float">
            <text:p>305.395018381433</text:p>
          </table:table-cell>
          <table:table-cell office:value-type="float" office:value="312.053902839421" calcext:value-type="float">
            <text:p>312.053902839421</text:p>
          </table:table-cell>
          <table:table-cell office:value-type="float" office:value="305.147208037083" calcext:value-type="float">
            <text:p>305.147208037083</text:p>
          </table:table-cell>
          <table:table-cell table:formula="of:=[.C35]-[.B35]" office:value-type="float" office:value="6.65888445798805" calcext:value-type="float">
            <text:p>6.658884457988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5.577123314077" calcext:value-type="float">
            <text:p>305.577123314077</text:p>
          </table:table-cell>
          <table:table-cell office:value-type="float" office:value="312.214914482744" calcext:value-type="float">
            <text:p>312.214914482744</text:p>
          </table:table-cell>
          <table:table-cell office:value-type="float" office:value="305.274816455029" calcext:value-type="float">
            <text:p>305.274816455029</text:p>
          </table:table-cell>
          <table:table-cell table:formula="of:=[.C36]-[.B36]" office:value-type="float" office:value="6.63779116866698" calcext:value-type="float">
            <text:p>6.637791168666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5.757079990543" calcext:value-type="float">
            <text:p>305.757079990543</text:p>
          </table:table-cell>
          <table:table-cell office:value-type="float" office:value="312.374007518813" calcext:value-type="float">
            <text:p>312.374007518813</text:p>
          </table:table-cell>
          <table:table-cell office:value-type="float" office:value="305.400921061878" calcext:value-type="float">
            <text:p>305.400921061878</text:p>
          </table:table-cell>
          <table:table-cell table:formula="of:=[.C37]-[.B37]" office:value-type="float" office:value="6.61692752827003" calcext:value-type="float">
            <text:p>6.61692752827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5.934913279986" calcext:value-type="float">
            <text:p>305.934913279986</text:p>
          </table:table-cell>
          <table:table-cell office:value-type="float" office:value="312.531204605771" calcext:value-type="float">
            <text:p>312.531204605771</text:p>
          </table:table-cell>
          <table:table-cell office:value-type="float" office:value="305.525539226357" calcext:value-type="float">
            <text:p>305.525539226357</text:p>
          </table:table-cell>
          <table:table-cell table:formula="of:=[.C38]-[.B38]" office:value-type="float" office:value="6.59629132578499" calcext:value-type="float">
            <text:p>6.596291325784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.110647774593" calcext:value-type="float">
            <text:p>306.110647774593</text:p>
          </table:table-cell>
          <table:table-cell office:value-type="float" office:value="312.68652813903" calcext:value-type="float">
            <text:p>312.68652813903</text:p>
          </table:table-cell>
          <table:table-cell office:value-type="float" office:value="305.648688124812" calcext:value-type="float">
            <text:p>305.648688124812</text:p>
          </table:table-cell>
          <table:table-cell table:formula="of:=[.C39]-[.B39]" office:value-type="float" office:value="6.57588036443696" calcext:value-type="float">
            <text:p>6.575880364436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.284307792423" calcext:value-type="float">
            <text:p>306.284307792423</text:p>
          </table:table-cell>
          <table:table-cell office:value-type="float" office:value="312.840000254203" calcext:value-type="float">
            <text:p>312.840000254203</text:p>
          </table:table-cell>
          <table:table-cell office:value-type="float" office:value="305.77038474315" calcext:value-type="float">
            <text:p>305.77038474315</text:p>
          </table:table-cell>
          <table:table-cell table:formula="of:=[.C40]-[.B40]" office:value-type="float" office:value="6.55569246177998" calcext:value-type="float">
            <text:p>6.555692461779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6.455917380212" calcext:value-type="float">
            <text:p>306.455917380212</text:p>
          </table:table-cell>
          <table:table-cell office:value-type="float" office:value="312.991642830004" calcext:value-type="float">
            <text:p>312.991642830004</text:p>
          </table:table-cell>
          <table:table-cell office:value-type="float" office:value="305.890645878761" calcext:value-type="float">
            <text:p>305.890645878761</text:p>
          </table:table-cell>
          <table:table-cell table:formula="of:=[.C41]-[.B41]" office:value-type="float" office:value="6.53572544979204" calcext:value-type="float">
            <text:p>6.535725449792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6.625500316165" calcext:value-type="float">
            <text:p>306.625500316165</text:p>
          </table:table-cell>
          <table:table-cell office:value-type="float" office:value="313.141477491115" calcext:value-type="float">
            <text:p>313.141477491115</text:p>
          </table:table-cell>
          <table:table-cell office:value-type="float" office:value="306.009488142433" calcext:value-type="float">
            <text:p>306.009488142433</text:p>
          </table:table-cell>
          <table:table-cell table:formula="of:=[.C42]-[.B42]" office:value-type="float" office:value="6.51597717494997" calcext:value-type="float">
            <text:p>6.515977174949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6.79308011272" calcext:value-type="float">
            <text:p>306.79308011272</text:p>
          </table:table-cell>
          <table:table-cell office:value-type="float" office:value="313.289525611033" calcext:value-type="float">
            <text:p>313.289525611033</text:p>
          </table:table-cell>
          <table:table-cell office:value-type="float" office:value="306.126927960241" calcext:value-type="float">
            <text:p>306.126927960241</text:p>
          </table:table-cell>
          <table:table-cell table:formula="of:=[.C43]-[.B43]" office:value-type="float" office:value="6.49644549831299" calcext:value-type="float">
            <text:p>6.49644549831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6.95868001929" calcext:value-type="float">
            <text:p>306.95868001929</text:p>
          </table:table-cell>
          <table:table-cell office:value-type="float" office:value="313.435808314878" calcext:value-type="float">
            <text:p>313.435808314878</text:p>
          </table:table-cell>
          <table:table-cell office:value-type="float" office:value="306.242981575431" calcext:value-type="float">
            <text:p>306.242981575431</text:p>
          </table:table-cell>
          <table:table-cell table:formula="of:=[.C44]-[.B44]" office:value-type="float" office:value="6.47712829558799" calcext:value-type="float">
            <text:p>6.477128295587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7.122323024978" calcext:value-type="float">
            <text:p>307.122323024978</text:p>
          </table:table-cell>
          <table:table-cell office:value-type="float" office:value="313.580346482177" calcext:value-type="float">
            <text:p>313.580346482177</text:p>
          </table:table-cell>
          <table:table-cell office:value-type="float" office:value="306.357665050282" calcext:value-type="float">
            <text:p>306.357665050282</text:p>
          </table:table-cell>
          <table:table-cell table:formula="of:=[.C45]-[.B45]" office:value-type="float" office:value="6.45802345719898" calcext:value-type="float">
            <text:p>6.458023457198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7.284031861279" calcext:value-type="float">
            <text:p>307.284031861279</text:p>
          </table:table-cell>
          <table:table-cell office:value-type="float" office:value="313.723160749622" calcext:value-type="float">
            <text:p>313.723160749622</text:p>
          </table:table-cell>
          <table:table-cell office:value-type="float" office:value="306.470994267958" calcext:value-type="float">
            <text:p>306.470994267958</text:p>
          </table:table-cell>
          <table:table-cell table:formula="of:=[.C46]-[.B46]" office:value-type="float" office:value="6.43912888834302" calcext:value-type="float">
            <text:p>6.439128888343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7.443829004748" calcext:value-type="float">
            <text:p>307.443829004748</text:p>
          </table:table-cell>
          <table:table-cell office:value-type="float" office:value="313.864271513791" calcext:value-type="float">
            <text:p>313.864271513791</text:p>
          </table:table-cell>
          <table:table-cell office:value-type="float" office:value="306.582984934341" calcext:value-type="float">
            <text:p>306.582984934341</text:p>
          </table:table-cell>
          <table:table-cell table:formula="of:=[.C47]-[.B47]" office:value-type="float" office:value="6.42044250904297" calcext:value-type="float">
            <text:p>6.420442509042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7.601736679649" calcext:value-type="float">
            <text:p>307.601736679649</text:p>
          </table:table-cell>
          <table:table-cell office:value-type="float" office:value="314.00369893385" calcext:value-type="float">
            <text:p>314.00369893385</text:p>
          </table:table-cell>
          <table:table-cell office:value-type="float" office:value="306.69365257985" calcext:value-type="float">
            <text:p>306.69365257985</text:p>
          </table:table-cell>
          <table:table-cell table:formula="of:=[.C48]-[.B48]" office:value-type="float" office:value="6.40196225420101" calcext:value-type="float">
            <text:p>6.40196225420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7.757776860587" calcext:value-type="float">
            <text:p>307.757776860587</text:p>
          </table:table-cell>
          <table:table-cell office:value-type="float" office:value="314.141462934219" calcext:value-type="float">
            <text:p>314.141462934219</text:p>
          </table:table-cell>
          <table:table-cell office:value-type="float" office:value="306.803012561246" calcext:value-type="float">
            <text:p>306.803012561246</text:p>
          </table:table-cell>
          <table:table-cell table:formula="of:=[.C49]-[.B49]" office:value-type="float" office:value="6.38368607363202" calcext:value-type="float">
            <text:p>6.383686073632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7.911971275108" calcext:value-type="float">
            <text:p>307.911971275108</text:p>
          </table:table-cell>
          <table:table-cell office:value-type="float" office:value="314.277583207218" calcext:value-type="float">
            <text:p>314.277583207218</text:p>
          </table:table-cell>
          <table:table-cell office:value-type="float" office:value="306.911080063425" calcext:value-type="float">
            <text:p>306.911080063425</text:p>
          </table:table-cell>
          <table:table-cell table:formula="of:=[.C50]-[.B50]" office:value-type="float" office:value="6.36561193211003" calcext:value-type="float">
            <text:p>6.365611932110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8.064341406282" calcext:value-type="float">
            <text:p>308.064341406282</text:p>
          </table:table-cell>
          <table:table-cell office:value-type="float" office:value="314.412079215682" calcext:value-type="float">
            <text:p>314.412079215682</text:p>
          </table:table-cell>
          <table:table-cell office:value-type="float" office:value="307.017870101187" calcext:value-type="float">
            <text:p>307.017870101187</text:p>
          </table:table-cell>
          <table:table-cell table:formula="of:=[.C51]-[.B51]" office:value-type="float" office:value="6.34773780940003" calcext:value-type="float">
            <text:p>6.347737809400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8.214908495264" calcext:value-type="float">
            <text:p>308.214908495264</text:p>
          </table:table-cell>
          <table:table-cell office:value-type="float" office:value="314.544970195542" calcext:value-type="float">
            <text:p>314.544970195542</text:p>
          </table:table-cell>
          <table:table-cell office:value-type="float" office:value="307.123397521" calcext:value-type="float">
            <text:p>307.123397521</text:p>
          </table:table-cell>
          <table:table-cell table:formula="of:=[.C52]-[.B52]" office:value-type="float" office:value="6.33006170027801" calcext:value-type="float">
            <text:p>6.330061700278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8.363693543828" calcext:value-type="float">
            <text:p>308.363693543828</text:p>
          </table:table-cell>
          <table:table-cell office:value-type="float" office:value="314.676275158394" calcext:value-type="float">
            <text:p>314.676275158394</text:p>
          </table:table-cell>
          <table:table-cell office:value-type="float" office:value="307.227677002744" calcext:value-type="float">
            <text:p>307.227677002744</text:p>
          </table:table-cell>
          <table:table-cell table:formula="of:=[.C53]-[.B53]" office:value-type="float" office:value="6.312581614566" calcext:value-type="float">
            <text:p>6.3125816145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8.510717316883" calcext:value-type="float">
            <text:p>308.510717316883</text:p>
          </table:table-cell>
          <table:table-cell office:value-type="float" office:value="314.806012894025" calcext:value-type="float">
            <text:p>314.806012894025</text:p>
          </table:table-cell>
          <table:table-cell office:value-type="float" office:value="307.330723061441" calcext:value-type="float">
            <text:p>307.330723061441</text:p>
          </table:table-cell>
          <table:table-cell table:formula="of:=[.C54]-[.B54]" office:value-type="float" office:value="6.29529557714199" calcext:value-type="float">
            <text:p>6.295295577141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8.656000344968" calcext:value-type="float">
            <text:p>308.656000344968</text:p>
          </table:table-cell>
          <table:table-cell office:value-type="float" office:value="314.934201972926" calcext:value-type="float">
            <text:p>314.934201972926</text:p>
          </table:table-cell>
          <table:table-cell office:value-type="float" office:value="307.432550048972" calcext:value-type="float">
            <text:p>307.432550048972</text:p>
          </table:table-cell>
          <table:table-cell table:formula="of:=[.C55]-[.B55]" office:value-type="float" office:value="6.27820162795803" calcext:value-type="float">
            <text:p>6.278201627958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8.799562926718" calcext:value-type="float">
            <text:p>308.799562926718</text:p>
          </table:table-cell>
          <table:table-cell office:value-type="float" office:value="315.060860748767" calcext:value-type="float">
            <text:p>315.060860748767</text:p>
          </table:table-cell>
          <table:table-cell office:value-type="float" office:value="307.533172155774" calcext:value-type="float">
            <text:p>307.533172155774</text:p>
          </table:table-cell>
          <table:table-cell table:formula="of:=[.C56]-[.B56]" office:value-type="float" office:value="6.26129782204902" calcext:value-type="float">
            <text:p>6.261297822049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8.941425131313" calcext:value-type="float">
            <text:p>308.941425131313</text:p>
          </table:table-cell>
          <table:table-cell office:value-type="float" office:value="315.186007360854" calcext:value-type="float">
            <text:p>315.186007360854</text:p>
          </table:table-cell>
          <table:table-cell office:value-type="float" office:value="307.632603412532" calcext:value-type="float">
            <text:p>307.632603412532</text:p>
          </table:table-cell>
          <table:table-cell table:formula="of:=[.C57]-[.B57]" office:value-type="float" office:value="6.24458222954098" calcext:value-type="float">
            <text:p>6.24458222954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9.081606800909" calcext:value-type="float">
            <text:p>309.081606800909</text:p>
          </table:table-cell>
          <table:table-cell office:value-type="float" office:value="315.309659736559" calcext:value-type="float">
            <text:p>315.309659736559</text:p>
          </table:table-cell>
          <table:table-cell office:value-type="float" office:value="307.730857691848" calcext:value-type="float">
            <text:p>307.730857691848</text:p>
          </table:table-cell>
          <table:table-cell table:formula="of:=[.C58]-[.B58]" office:value-type="float" office:value="6.22805293565" calcext:value-type="float">
            <text:p>6.228052935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9.220127553037" calcext:value-type="float">
            <text:p>309.220127553037</text:p>
          </table:table-cell>
          <table:table-cell office:value-type="float" office:value="315.431835593719" calcext:value-type="float">
            <text:p>315.431835593719</text:p>
          </table:table-cell>
          <table:table-cell office:value-type="float" office:value="307.827948709897" calcext:value-type="float">
            <text:p>307.827948709897</text:p>
          </table:table-cell>
          <table:table-cell table:formula="of:=[.C59]-[.B59]" office:value-type="float" office:value="6.21170804068197" calcext:value-type="float">
            <text:p>6.211708040681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9.357006782987" calcext:value-type="float">
            <text:p>309.357006782987</text:p>
          </table:table-cell>
          <table:table-cell office:value-type="float" office:value="315.552552443016" calcext:value-type="float">
            <text:p>315.552552443016</text:p>
          </table:table-cell>
          <table:table-cell office:value-type="float" office:value="307.92389002807" calcext:value-type="float">
            <text:p>307.92389002807</text:p>
          </table:table-cell>
          <table:table-cell table:formula="of:=[.C60]-[.B60]" office:value-type="float" office:value="6.19554566002898" calcext:value-type="float">
            <text:p>6.195545660028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9.492263666172" calcext:value-type="float">
            <text:p>309.492263666172</text:p>
          </table:table-cell>
          <table:table-cell office:value-type="float" office:value="315.671827590329" calcext:value-type="float">
            <text:p>315.671827590329</text:p>
          </table:table-cell>
          <table:table-cell office:value-type="float" office:value="308.018695054605" calcext:value-type="float">
            <text:p>308.018695054605</text:p>
          </table:table-cell>
          <table:table-cell table:formula="of:=[.C61]-[.B61]" office:value-type="float" office:value="6.17956392415698" calcext:value-type="float">
            <text:p>6.179563924156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9.625917160466" calcext:value-type="float">
            <text:p>309.625917160466</text:p>
          </table:table-cell>
          <table:table-cell office:value-type="float" office:value="315.789678139057" calcext:value-type="float">
            <text:p>315.789678139057</text:p>
          </table:table-cell>
          <table:table-cell office:value-type="float" office:value="308.112377046199" calcext:value-type="float">
            <text:p>308.112377046199</text:p>
          </table:table-cell>
          <table:table-cell table:formula="of:=[.C62]-[.B62]" office:value-type="float" office:value="6.16376097859103" calcext:value-type="float">
            <text:p>6.16376097859103</text:p>
          </table:table-cell>
        </table:table-row>
      </table:table>
      <table:table table:name="Sheet1" table:style-name="ta1">
        <table:shapes>
          <draw:frame draw:z-index="0" draw:style-name="gr1" draw:text-style-name="P1" svg:width="15.984cm" svg:height="8.996cm" svg:x="13.298cm" svg:y="20.789cm">
            <draw:object draw:notify-on-update-of-ranges="Sheet1.A1:Sheet1.A1 Sheet1.A3:Sheet1.A62 Sheet1.B1:Sheet1.B1 Sheet1.B3:Sheet1.B62 Sheet1.A1:Sheet1.A1 Sheet1.A3:Sheet1.A62 Sheet1.C1:Sheet1.C1 Sheet1.C3:Sheet1.C62 Sheet1.A1:Sheet1.A1 Sheet1.A3:Sheet1.A62 Sheet1.D1:Sheet1.D1 Sheet1.D3:Sheet1.D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84cm" svg:height="8.995cm" svg:x="13.744cm" svg:y="1.156cm">
            <draw:object draw:notify-on-update-of-ranges="Sheet1.A1:Sheet1.A1 Sheet1.A2:Sheet1.A62 Sheet1.B1:Sheet1.B1 Sheet1.B2:Sheet1.B62 Sheet1.A1:Sheet1.A1 Sheet1.A2:Sheet1.A62 Sheet1.C1:Sheet1.C1 Sheet1.C2:Sheet1.C62 Sheet1.A1:Sheet1.A1 Sheet1.A2:Sheet1.A62 Sheet1.D1:Sheet1.D1 Sheet1.D2:Sheet1.D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1.988cm" svg:height="9.573cm" svg:x="16.951cm" svg:y="10.494cm">
            <draw:object draw:notify-on-update-of-ranges="Sheet1.E1:Sheet1.E1 Sheet1.E2:Sheet1.E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 Number</text:p>
          </table:table-cell>
          <table:table-cell office:value-type="string" calcext:value-type="string">
            <text:p>Fluid_temp</text:p>
          </table:table-cell>
          <table:table-cell office:value-type="string" calcext:value-type="string">
            <text:p>Plate_temp</text:p>
          </table:table-cell>
          <table:table-cell office:value-type="string" calcext:value-type="string">
            <text:p>Bottom_temp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298" calcext:value-type="float">
            <text:p>298</text:p>
          </table:table-cell>
          <table:table-cell table:formula="of:=[.C2]-[.B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.245531711772" calcext:value-type="float">
            <text:p>300.245531711772</text:p>
          </table:table-cell>
          <table:table-cell office:value-type="float" office:value="307.492830141644" calcext:value-type="float">
            <text:p>307.492830141644</text:p>
          </table:table-cell>
          <table:table-cell office:value-type="float" office:value="300.154952333966" calcext:value-type="float">
            <text:p>300.154952333966</text:p>
          </table:table-cell>
          <table:table-cell table:formula="of:=[.C3]-[.B3]" office:value-type="float" office:value="7.24729842987199" calcext:value-type="float">
            <text:p>7.24729842987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.488185889938" calcext:value-type="float">
            <text:p>300.488185889938</text:p>
          </table:table-cell>
          <table:table-cell office:value-type="float" office:value="307.708105063104" calcext:value-type="float">
            <text:p>307.708105063104</text:p>
          </table:table-cell>
          <table:table-cell office:value-type="float" office:value="300.341111879684" calcext:value-type="float">
            <text:p>300.341111879684</text:p>
          </table:table-cell>
          <table:table-cell table:formula="of:=[.C4]-[.B4]" office:value-type="float" office:value="7.21991917316598" calcext:value-type="float">
            <text:p>7.21991917316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.727995412975" calcext:value-type="float">
            <text:p>300.727995412975</text:p>
          </table:table-cell>
          <table:table-cell office:value-type="float" office:value="307.920822597427" calcext:value-type="float">
            <text:p>307.920822597427</text:p>
          </table:table-cell>
          <table:table-cell office:value-type="float" office:value="300.525097838816" calcext:value-type="float">
            <text:p>300.525097838816</text:p>
          </table:table-cell>
          <table:table-cell table:formula="of:=[.C5]-[.B5]" office:value-type="float" office:value="7.19282718445197" calcext:value-type="float">
            <text:p>7.192827184451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.964992802934" calcext:value-type="float">
            <text:p>300.964992802934</text:p>
          </table:table-cell>
          <table:table-cell office:value-type="float" office:value="308.131012760563" calcext:value-type="float">
            <text:p>308.131012760563</text:p>
          </table:table-cell>
          <table:table-cell office:value-type="float" office:value="300.7069348506" calcext:value-type="float">
            <text:p>300.7069348506</text:p>
          </table:table-cell>
          <table:table-cell table:formula="of:=[.C6]-[.B6]" office:value-type="float" office:value="7.16601995762903" calcext:value-type="float">
            <text:p>7.166019957629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1.199210228882" calcext:value-type="float">
            <text:p>301.199210228882</text:p>
          </table:table-cell>
          <table:table-cell office:value-type="float" office:value="308.338705224862" calcext:value-type="float">
            <text:p>308.338705224862</text:p>
          </table:table-cell>
          <table:table-cell office:value-type="float" office:value="300.886647291928" calcext:value-type="float">
            <text:p>300.886647291928</text:p>
          </table:table-cell>
          <table:table-cell table:formula="of:=[.C7]-[.B7]" office:value-type="float" office:value="7.13949499597999" calcext:value-type="float">
            <text:p>7.1394949959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1.4306795103" calcext:value-type="float">
            <text:p>301.4306795103</text:p>
          </table:table-cell>
          <table:table-cell office:value-type="float" office:value="308.543929322805" calcext:value-type="float">
            <text:p>308.543929322805</text:p>
          </table:table-cell>
          <table:table-cell office:value-type="float" office:value="301.064259279756" calcext:value-type="float">
            <text:p>301.064259279756</text:p>
          </table:table-cell>
          <table:table-cell table:formula="of:=[.C8]-[.B8]" office:value-type="float" office:value="7.11324981250499" calcext:value-type="float">
            <text:p>7.11324981250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1.659432120475" calcext:value-type="float">
            <text:p>301.659432120475</text:p>
          </table:table-cell>
          <table:table-cell office:value-type="float" office:value="308.746714050685" calcext:value-type="float">
            <text:p>308.746714050685</text:p>
          </table:table-cell>
          <table:table-cell office:value-type="float" office:value="301.239794673496" calcext:value-type="float">
            <text:p>301.239794673496</text:p>
          </table:table-cell>
          <table:table-cell table:formula="of:=[.C9]-[.B9]" office:value-type="float" office:value="7.08728193021" calcext:value-type="float">
            <text:p>7.087281930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1.885499189861" calcext:value-type="float">
            <text:p>301.885499189861</text:p>
          </table:table-cell>
          <table:table-cell office:value-type="float" office:value="308.947088072265" calcext:value-type="float">
            <text:p>308.947088072265</text:p>
          </table:table-cell>
          <table:table-cell office:value-type="float" office:value="301.413277077402" calcext:value-type="float">
            <text:p>301.413277077402</text:p>
          </table:table-cell>
          <table:table-cell table:formula="of:=[.C10]-[.B10]" office:value-type="float" office:value="7.06158888240401" calcext:value-type="float">
            <text:p>7.06158888240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.108911509412" calcext:value-type="float">
            <text:p>302.108911509412</text:p>
          </table:table-cell>
          <table:table-cell office:value-type="float" office:value="309.145079722394" calcext:value-type="float">
            <text:p>309.145079722394</text:p>
          </table:table-cell>
          <table:table-cell office:value-type="float" office:value="301.584729842934" calcext:value-type="float">
            <text:p>301.584729842934</text:p>
          </table:table-cell>
          <table:table-cell table:formula="of:=[.C11]-[.B11]" office:value-type="float" office:value="7.03616821298198" calcext:value-type="float">
            <text:p>7.036168212981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2.329699533902" calcext:value-type="float">
            <text:p>302.329699533902</text:p>
          </table:table-cell>
          <table:table-cell office:value-type="float" office:value="309.340717010596" calcext:value-type="float">
            <text:p>309.340717010596</text:p>
          </table:table-cell>
          <table:table-cell office:value-type="float" office:value="301.754176071117" calcext:value-type="float">
            <text:p>301.754176071117</text:p>
          </table:table-cell>
          <table:table-cell table:formula="of:=[.C12]-[.B12]" office:value-type="float" office:value="7.01101747669401" calcext:value-type="float">
            <text:p>7.01101747669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2.54789338521" calcext:value-type="float">
            <text:p>302.54789338521</text:p>
          </table:table-cell>
          <table:table-cell office:value-type="float" office:value="309.534027624613" calcext:value-type="float">
            <text:p>309.534027624613</text:p>
          </table:table-cell>
          <table:table-cell office:value-type="float" office:value="301.921638614876" calcext:value-type="float">
            <text:p>301.921638614876</text:p>
          </table:table-cell>
          <table:table-cell table:formula="of:=[.C13]-[.B13]" office:value-type="float" office:value="6.98613423940299" calcext:value-type="float">
            <text:p>6.986134239402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2.763522855593" calcext:value-type="float">
            <text:p>302.763522855593</text:p>
          </table:table-cell>
          <table:table-cell office:value-type="float" office:value="309.725038933928" calcext:value-type="float">
            <text:p>309.725038933928</text:p>
          </table:table-cell>
          <table:table-cell office:value-type="float" office:value="302.08714008137" calcext:value-type="float">
            <text:p>302.08714008137</text:p>
          </table:table-cell>
          <table:table-cell table:formula="of:=[.C14]-[.B14]" office:value-type="float" office:value="6.96151607833497" calcext:value-type="float">
            <text:p>6.96151607833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2.976617410922" calcext:value-type="float">
            <text:p>302.976617410922</text:p>
          </table:table-cell>
          <table:table-cell office:value-type="float" office:value="309.913777993241" calcext:value-type="float">
            <text:p>309.913777993241</text:p>
          </table:table-cell>
          <table:table-cell office:value-type="float" office:value="302.250702834295" calcext:value-type="float">
            <text:p>302.250702834295</text:p>
          </table:table-cell>
          <table:table-cell table:formula="of:=[.C15]-[.B15]" office:value-type="float" office:value="6.937160582319" calcext:value-type="float">
            <text:p>6.9371605823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.187206193906" calcext:value-type="float">
            <text:p>303.187206193906</text:p>
          </table:table-cell>
          <table:table-cell office:value-type="float" office:value="310.100271545921" calcext:value-type="float">
            <text:p>310.100271545921</text:p>
          </table:table-cell>
          <table:table-cell office:value-type="float" office:value="302.412348996189" calcext:value-type="float">
            <text:p>302.412348996189</text:p>
          </table:table-cell>
          <table:table-cell table:formula="of:=[.C16]-[.B16]" office:value-type="float" office:value="6.913065352015" calcext:value-type="float">
            <text:p>6.91306535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3.395318027288" calcext:value-type="float">
            <text:p>303.395318027288</text:p>
          </table:table-cell>
          <table:table-cell office:value-type="float" office:value="310.284546027418" calcext:value-type="float">
            <text:p>310.284546027418</text:p>
          </table:table-cell>
          <table:table-cell office:value-type="float" office:value="302.572100450714" calcext:value-type="float">
            <text:p>302.572100450714</text:p>
          </table:table-cell>
          <table:table-cell table:formula="of:=[.C17]-[.B17]" office:value-type="float" office:value="6.88922800013" calcext:value-type="float">
            <text:p>6.88922800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.600981417012" calcext:value-type="float">
            <text:p>303.600981417012</text:p>
          </table:table-cell>
          <table:table-cell office:value-type="float" office:value="310.466627568644" calcext:value-type="float">
            <text:p>310.466627568644</text:p>
          </table:table-cell>
          <table:table-cell office:value-type="float" office:value="302.729978844924" calcext:value-type="float">
            <text:p>302.729978844924</text:p>
          </table:table-cell>
          <table:table-cell table:formula="of:=[.C18]-[.B18]" office:value-type="float" office:value="6.86564615163201" calcext:value-type="float">
            <text:p>6.865646151632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.804224555374" calcext:value-type="float">
            <text:p>303.804224555374</text:p>
          </table:table-cell>
          <table:table-cell office:value-type="float" office:value="310.646541999323" calcext:value-type="float">
            <text:p>310.646541999323</text:p>
          </table:table-cell>
          <table:table-cell office:value-type="float" office:value="302.88600559152" calcext:value-type="float">
            <text:p>302.88600559152</text:p>
          </table:table-cell>
          <table:table-cell table:formula="of:=[.C19]-[.B19]" office:value-type="float" office:value="6.84231744394901" calcext:value-type="float">
            <text:p>6.842317443949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4.005075324149" calcext:value-type="float">
            <text:p>304.005075324149</text:p>
          </table:table-cell>
          <table:table-cell office:value-type="float" office:value="310.824314851305" calcext:value-type="float">
            <text:p>310.824314851305</text:p>
          </table:table-cell>
          <table:table-cell office:value-type="float" office:value="303.040201871091" calcext:value-type="float">
            <text:p>303.040201871091</text:p>
          </table:table-cell>
          <table:table-cell table:formula="of:=[.C20]-[.B20]" office:value-type="float" office:value="6.81923952715601" calcext:value-type="float">
            <text:p>6.819239527156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4.203561297685" calcext:value-type="float">
            <text:p>304.203561297685</text:p>
          </table:table-cell>
          <table:table-cell office:value-type="float" office:value="310.999971361849" calcext:value-type="float">
            <text:p>310.999971361849</text:p>
          </table:table-cell>
          <table:table-cell office:value-type="float" office:value="303.19258863434" calcext:value-type="float">
            <text:p>303.19258863434</text:p>
          </table:table-cell>
          <table:table-cell table:formula="of:=[.C21]-[.B21]" office:value-type="float" office:value="6.79641006416404" calcext:value-type="float">
            <text:p>6.796410064164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4.399709745984" calcext:value-type="float">
            <text:p>304.399709745984</text:p>
          </table:table-cell>
          <table:table-cell office:value-type="float" office:value="311.173536476872" calcext:value-type="float">
            <text:p>311.173536476872</text:p>
          </table:table-cell>
          <table:table-cell office:value-type="float" office:value="303.343186604294" calcext:value-type="float">
            <text:p>303.343186604294</text:p>
          </table:table-cell>
          <table:table-cell table:formula="of:=[.C22]-[.B22]" office:value-type="float" office:value="6.773826730888" calcext:value-type="float">
            <text:p>6.7738267308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4.593547637754" calcext:value-type="float">
            <text:p>304.593547637754</text:p>
          </table:table-cell>
          <table:table-cell office:value-type="float" office:value="311.345034854166" calcext:value-type="float">
            <text:p>311.345034854166</text:p>
          </table:table-cell>
          <table:table-cell office:value-type="float" office:value="303.492016278501" calcext:value-type="float">
            <text:p>303.492016278501</text:p>
          </table:table-cell>
          <table:table-cell table:formula="of:=[.C23]-[.B23]" office:value-type="float" office:value="6.75148721641199" calcext:value-type="float">
            <text:p>6.751487216411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785101643438" calcext:value-type="float">
            <text:p>304.785101643438</text:p>
          </table:table-cell>
          <table:table-cell office:value-type="float" office:value="311.514490866589" calcext:value-type="float">
            <text:p>311.514490866589</text:p>
          </table:table-cell>
          <table:table-cell office:value-type="float" office:value="303.63909793121" calcext:value-type="float">
            <text:p>303.63909793121</text:p>
          </table:table-cell>
          <table:table-cell table:formula="of:=[.C24]-[.B24]" office:value-type="float" office:value="6.72938922315097" calcext:value-type="float">
            <text:p>6.729389223150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4.97439813822" calcext:value-type="float">
            <text:p>304.97439813822</text:p>
          </table:table-cell>
          <table:table-cell office:value-type="float" office:value="311.681928605211" calcext:value-type="float">
            <text:p>311.681928605211</text:p>
          </table:table-cell>
          <table:table-cell office:value-type="float" office:value="303.784451615538" calcext:value-type="float">
            <text:p>303.784451615538</text:p>
          </table:table-cell>
          <table:table-cell table:formula="of:=[.C25]-[.B25]" office:value-type="float" office:value="6.70753046699099" calcext:value-type="float">
            <text:p>6.70753046699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5.161463205004" calcext:value-type="float">
            <text:p>305.161463205004</text:p>
          </table:table-cell>
          <table:table-cell office:value-type="float" office:value="311.847371882445" calcext:value-type="float">
            <text:p>311.847371882445</text:p>
          </table:table-cell>
          <table:table-cell office:value-type="float" office:value="303.928097165624" calcext:value-type="float">
            <text:p>303.928097165624</text:p>
          </table:table-cell>
          <table:table-cell table:formula="of:=[.C26]-[.B26]" office:value-type="float" office:value="6.68590867744098" calcext:value-type="float">
            <text:p>6.68590867744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5.346322637378" calcext:value-type="float">
            <text:p>305.346322637378</text:p>
          </table:table-cell>
          <table:table-cell office:value-type="float" office:value="312.01084423513" calcext:value-type="float">
            <text:p>312.01084423513</text:p>
          </table:table-cell>
          <table:table-cell office:value-type="float" office:value="304.070054198761" calcext:value-type="float">
            <text:p>304.070054198761</text:p>
          </table:table-cell>
          <table:table-cell table:formula="of:=[.C27]-[.B27]" office:value-type="float" office:value="6.66452159775196" calcext:value-type="float">
            <text:p>6.664521597751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5.529001942542" calcext:value-type="float">
            <text:p>305.529001942542</text:p>
          </table:table-cell>
          <table:table-cell office:value-type="float" office:value="312.1723689276" calcext:value-type="float">
            <text:p>312.1723689276</text:p>
          </table:table-cell>
          <table:table-cell office:value-type="float" office:value="304.210342117522" calcext:value-type="float">
            <text:p>304.210342117522</text:p>
          </table:table-cell>
          <table:table-cell table:formula="of:=[.C28]-[.B28]" office:value-type="float" office:value="6.64336698505804" calcext:value-type="float">
            <text:p>6.643366985058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5.709526344225" calcext:value-type="float">
            <text:p>305.709526344225</text:p>
          </table:table-cell>
          <table:table-cell office:value-type="float" office:value="312.331968954705" calcext:value-type="float">
            <text:p>312.331968954705</text:p>
          </table:table-cell>
          <table:table-cell office:value-type="float" office:value="304.348980111863" calcext:value-type="float">
            <text:p>304.348980111863</text:p>
          </table:table-cell>
          <table:table-cell table:formula="of:=[.C29]-[.B29]" office:value-type="float" office:value="6.62244261047999" calcext:value-type="float">
            <text:p>6.62244261047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5.887920785568" calcext:value-type="float">
            <text:p>305.887920785568</text:p>
          </table:table-cell>
          <table:table-cell office:value-type="float" office:value="312.489667044814" calcext:value-type="float">
            <text:p>312.489667044814</text:p>
          </table:table-cell>
          <table:table-cell office:value-type="float" office:value="304.485987161219" calcext:value-type="float">
            <text:p>304.485987161219</text:p>
          </table:table-cell>
          <table:table-cell table:formula="of:=[.C30]-[.B30]" office:value-type="float" office:value="6.601746259246" calcext:value-type="float">
            <text:p>6.601746259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6.06420993199" calcext:value-type="float">
            <text:p>306.06420993199</text:p>
          </table:table-cell>
          <table:table-cell office:value-type="float" office:value="312.645485662785" calcext:value-type="float">
            <text:p>312.645485662785</text:p>
          </table:table-cell>
          <table:table-cell office:value-type="float" office:value="304.621382036574" calcext:value-type="float">
            <text:p>304.621382036574</text:p>
          </table:table-cell>
          <table:table-cell table:formula="of:=[.C31]-[.B31]" office:value-type="float" office:value="6.58127573079503" calcext:value-type="float">
            <text:p>6.581275730795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.23841817403" calcext:value-type="float">
            <text:p>306.23841817403</text:p>
          </table:table-cell>
          <table:table-cell office:value-type="float" office:value="312.799447012898" calcext:value-type="float">
            <text:p>312.799447012898</text:p>
          </table:table-cell>
          <table:table-cell office:value-type="float" office:value="304.75518330253" calcext:value-type="float">
            <text:p>304.75518330253</text:p>
          </table:table-cell>
          <table:table-cell table:formula="of:=[.C32]-[.B32]" office:value-type="float" office:value="6.56102883886797" calcext:value-type="float">
            <text:p>6.56102883886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6.410569630162" calcext:value-type="float">
            <text:p>306.410569630162</text:p>
          </table:table-cell>
          <table:table-cell office:value-type="float" office:value="312.951573041769" calcext:value-type="float">
            <text:p>312.951573041769</text:p>
          </table:table-cell>
          <table:table-cell office:value-type="float" office:value="304.887409319348" calcext:value-type="float">
            <text:p>304.887409319348</text:p>
          </table:table-cell>
          <table:table-cell table:formula="of:=[.C33]-[.B33]" office:value-type="float" office:value="6.54100341160699" calcext:value-type="float">
            <text:p>6.54100341160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.58068814959" calcext:value-type="float">
            <text:p>306.58068814959</text:p>
          </table:table-cell>
          <table:table-cell office:value-type="float" office:value="313.101885441224" calcext:value-type="float">
            <text:p>313.101885441224</text:p>
          </table:table-cell>
          <table:table-cell office:value-type="float" office:value="305.018078244979" calcext:value-type="float">
            <text:p>305.018078244979</text:p>
          </table:table-cell>
          <table:table-cell table:formula="of:=[.C34]-[.B34]" office:value-type="float" office:value="6.521197291634" calcext:value-type="float">
            <text:p>6.5211972916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6.748797315022" calcext:value-type="float">
            <text:p>306.748797315022</text:p>
          </table:table-cell>
          <table:table-cell office:value-type="float" office:value="313.250405651149" calcext:value-type="float">
            <text:p>313.250405651149</text:p>
          </table:table-cell>
          <table:table-cell office:value-type="float" office:value="305.147208037083" calcext:value-type="float">
            <text:p>305.147208037083</text:p>
          </table:table-cell>
          <table:table-cell table:formula="of:=[.C35]-[.B35]" office:value-type="float" office:value="6.50160833612699" calcext:value-type="float">
            <text:p>6.501608336126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.914920445411" calcext:value-type="float">
            <text:p>306.914920445411</text:p>
          </table:table-cell>
          <table:table-cell office:value-type="float" office:value="313.397154862313" calcext:value-type="float">
            <text:p>313.397154862313</text:p>
          </table:table-cell>
          <table:table-cell office:value-type="float" office:value="305.274816455029" calcext:value-type="float">
            <text:p>305.274816455029</text:p>
          </table:table-cell>
          <table:table-cell table:formula="of:=[.C36]-[.B36]" office:value-type="float" office:value="6.48223441690203" calcext:value-type="float">
            <text:p>6.482234416902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.079080598687" calcext:value-type="float">
            <text:p>307.079080598687</text:p>
          </table:table-cell>
          <table:table-cell office:value-type="float" office:value="313.542154019157" calcext:value-type="float">
            <text:p>313.542154019157</text:p>
          </table:table-cell>
          <table:table-cell office:value-type="float" office:value="305.400921061878" calcext:value-type="float">
            <text:p>305.400921061878</text:p>
          </table:table-cell>
          <table:table-cell table:formula="of:=[.C37]-[.B37]" office:value-type="float" office:value="6.46307342046998" calcext:value-type="float">
            <text:p>6.463073420469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7.241300574452" calcext:value-type="float">
            <text:p>307.241300574452</text:p>
          </table:table-cell>
          <table:table-cell office:value-type="float" office:value="313.685423822555" calcext:value-type="float">
            <text:p>313.685423822555</text:p>
          </table:table-cell>
          <table:table-cell office:value-type="float" office:value="305.525539226357" calcext:value-type="float">
            <text:p>305.525539226357</text:p>
          </table:table-cell>
          <table:table-cell table:formula="of:=[.C38]-[.B38]" office:value-type="float" office:value="6.44412324810298" calcext:value-type="float">
            <text:p>6.444123248102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7.401602916665" calcext:value-type="float">
            <text:p>307.401602916665</text:p>
          </table:table-cell>
          <table:table-cell office:value-type="float" office:value="313.826984732547" calcext:value-type="float">
            <text:p>313.826984732547</text:p>
          </table:table-cell>
          <table:table-cell office:value-type="float" office:value="305.648688124812" calcext:value-type="float">
            <text:p>305.648688124812</text:p>
          </table:table-cell>
          <table:table-cell table:formula="of:=[.C39]-[.B39]" office:value-type="float" office:value="6.42538181588196" calcext:value-type="float">
            <text:p>6.425381815881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7.560009916294" calcext:value-type="float">
            <text:p>307.560009916294</text:p>
          </table:table-cell>
          <table:table-cell office:value-type="float" office:value="313.96685697105" calcext:value-type="float">
            <text:p>313.96685697105</text:p>
          </table:table-cell>
          <table:table-cell office:value-type="float" office:value="305.77038474315" calcext:value-type="float">
            <text:p>305.77038474315</text:p>
          </table:table-cell>
          <table:table-cell table:formula="of:=[.C40]-[.B40]" office:value-type="float" office:value="6.40684705475599" calcext:value-type="float">
            <text:p>6.406847054755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7.716543613949" calcext:value-type="float">
            <text:p>307.716543613949</text:p>
          </table:table-cell>
          <table:table-cell office:value-type="float" office:value="314.105060524528" calcext:value-type="float">
            <text:p>314.105060524528</text:p>
          </table:table-cell>
          <table:table-cell office:value-type="float" office:value="305.890645878761" calcext:value-type="float">
            <text:p>305.890645878761</text:p>
          </table:table-cell>
          <table:table-cell table:formula="of:=[.C41]-[.B41]" office:value-type="float" office:value="6.38851691057903" calcext:value-type="float">
            <text:p>6.388516910579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7.871225802494" calcext:value-type="float">
            <text:p>307.871225802494</text:p>
          </table:table-cell>
          <table:table-cell office:value-type="float" office:value="314.241615146646" calcext:value-type="float">
            <text:p>314.241615146646</text:p>
          </table:table-cell>
          <table:table-cell office:value-type="float" office:value="306.009488142433" calcext:value-type="float">
            <text:p>306.009488142433</text:p>
          </table:table-cell>
          <table:table-cell table:formula="of:=[.C42]-[.B42]" office:value-type="float" office:value="6.37038934415199" calcext:value-type="float">
            <text:p>6.370389344151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8.024078029636" calcext:value-type="float">
            <text:p>308.024078029636</text:p>
          </table:table-cell>
          <table:table-cell office:value-type="float" office:value="314.376540360892" calcext:value-type="float">
            <text:p>314.376540360892</text:p>
          </table:table-cell>
          <table:table-cell office:value-type="float" office:value="306.126927960241" calcext:value-type="float">
            <text:p>306.126927960241</text:p>
          </table:table-cell>
          <table:table-cell table:formula="of:=[.C43]-[.B43]" office:value-type="float" office:value="6.35246233125605" calcext:value-type="float">
            <text:p>6.35246233125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8.175121600485" calcext:value-type="float">
            <text:p>308.175121600485</text:p>
          </table:table-cell>
          <table:table-cell office:value-type="float" office:value="314.509855463169" calcext:value-type="float">
            <text:p>314.509855463169</text:p>
          </table:table-cell>
          <table:table-cell office:value-type="float" office:value="306.242981575431" calcext:value-type="float">
            <text:p>306.242981575431</text:p>
          </table:table-cell>
          <table:table-cell table:formula="of:=[.C44]-[.B44]" office:value-type="float" office:value="6.334733862684" calcext:value-type="float">
            <text:p>6.3347338626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8.324377580104" calcext:value-type="float">
            <text:p>308.324377580104</text:p>
          </table:table-cell>
          <table:table-cell office:value-type="float" office:value="314.641579524364" calcext:value-type="float">
            <text:p>314.641579524364</text:p>
          </table:table-cell>
          <table:table-cell office:value-type="float" office:value="306.357665050282" calcext:value-type="float">
            <text:p>306.357665050282</text:p>
          </table:table-cell>
          <table:table-cell table:formula="of:=[.C45]-[.B45]" office:value-type="float" office:value="6.31720194425998" calcext:value-type="float">
            <text:p>6.317201944259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8.471866796024" calcext:value-type="float">
            <text:p>308.471866796024</text:p>
          </table:table-cell>
          <table:table-cell office:value-type="float" office:value="314.771731392889" calcext:value-type="float">
            <text:p>314.771731392889</text:p>
          </table:table-cell>
          <table:table-cell office:value-type="float" office:value="306.470994267958" calcext:value-type="float">
            <text:p>306.470994267958</text:p>
          </table:table-cell>
          <table:table-cell table:formula="of:=[.C46]-[.B46]" office:value-type="float" office:value="6.29986459686501" calcext:value-type="float">
            <text:p>6.299864596865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8.617609840744" calcext:value-type="float">
            <text:p>308.617609840744</text:p>
          </table:table-cell>
          <table:table-cell office:value-type="float" office:value="314.900329697194" calcext:value-type="float">
            <text:p>314.900329697194</text:p>
          </table:table-cell>
          <table:table-cell office:value-type="float" office:value="306.582984934341" calcext:value-type="float">
            <text:p>306.582984934341</text:p>
          </table:table-cell>
          <table:table-cell table:formula="of:=[.C47]-[.B47]" office:value-type="float" office:value="6.28271985645" calcext:value-type="float">
            <text:p>6.282719856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8.761627074208" calcext:value-type="float">
            <text:p>308.761627074208</text:p>
          </table:table-cell>
          <table:table-cell office:value-type="float" office:value="315.027392848253" calcext:value-type="float">
            <text:p>315.027392848253</text:p>
          </table:table-cell>
          <table:table-cell office:value-type="float" office:value="306.69365257985" calcext:value-type="float">
            <text:p>306.69365257985</text:p>
          </table:table-cell>
          <table:table-cell table:formula="of:=[.C48]-[.B48]" office:value-type="float" office:value="6.26576577404501" calcext:value-type="float">
            <text:p>6.265765774045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8.90393862626" calcext:value-type="float">
            <text:p>308.90393862626</text:p>
          </table:table-cell>
          <table:table-cell office:value-type="float" office:value="315.15293904203" calcext:value-type="float">
            <text:p>315.15293904203</text:p>
          </table:table-cell>
          <table:table-cell office:value-type="float" office:value="306.803012561246" calcext:value-type="float">
            <text:p>306.803012561246</text:p>
          </table:table-cell>
          <table:table-cell table:formula="of:=[.C49]-[.B49]" office:value-type="float" office:value="6.24900041577001" calcext:value-type="float">
            <text:p>6.24900041577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9.044564399072" calcext:value-type="float">
            <text:p>309.044564399072</text:p>
          </table:table-cell>
          <table:table-cell office:value-type="float" office:value="315.27698626191" calcext:value-type="float">
            <text:p>315.27698626191</text:p>
          </table:table-cell>
          <table:table-cell office:value-type="float" office:value="306.911080063425" calcext:value-type="float">
            <text:p>306.911080063425</text:p>
          </table:table-cell>
          <table:table-cell table:formula="of:=[.C50]-[.B50]" office:value-type="float" office:value="6.23242186283801" calcext:value-type="float">
            <text:p>6.23242186283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.18352406956" calcext:value-type="float">
            <text:p>309.18352406956</text:p>
          </table:table-cell>
          <table:table-cell office:value-type="float" office:value="315.399552281108" calcext:value-type="float">
            <text:p>315.399552281108</text:p>
          </table:table-cell>
          <table:table-cell office:value-type="float" office:value="307.017870101187" calcext:value-type="float">
            <text:p>307.017870101187</text:p>
          </table:table-cell>
          <table:table-cell table:formula="of:=[.C51]-[.B51]" office:value-type="float" office:value="6.21602821154801" calcext:value-type="float">
            <text:p>6.216028211548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9.320837091766" calcext:value-type="float">
            <text:p>309.320837091766</text:p>
          </table:table-cell>
          <table:table-cell office:value-type="float" office:value="315.520654665057" calcext:value-type="float">
            <text:p>315.520654665057</text:p>
          </table:table-cell>
          <table:table-cell office:value-type="float" office:value="307.123397521" calcext:value-type="float">
            <text:p>307.123397521</text:p>
          </table:table-cell>
          <table:table-cell table:formula="of:=[.C52]-[.B52]" office:value-type="float" office:value="6.199817573291" calcext:value-type="float">
            <text:p>6.1998175732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9.456522699231" calcext:value-type="float">
            <text:p>309.456522699231</text:p>
          </table:table-cell>
          <table:table-cell office:value-type="float" office:value="315.640310773763" calcext:value-type="float">
            <text:p>315.640310773763</text:p>
          </table:table-cell>
          <table:table-cell office:value-type="float" office:value="307.227677002744" calcext:value-type="float">
            <text:p>307.227677002744</text:p>
          </table:table-cell>
          <table:table-cell table:formula="of:=[.C53]-[.B53]" office:value-type="float" office:value="6.183788074532" calcext:value-type="float">
            <text:p>6.1837880745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9.590599907339" calcext:value-type="float">
            <text:p>309.590599907339</text:p>
          </table:table-cell>
          <table:table-cell office:value-type="float" office:value="315.758537764141" calcext:value-type="float">
            <text:p>315.758537764141</text:p>
          </table:table-cell>
          <table:table-cell office:value-type="float" office:value="307.330723061441" calcext:value-type="float">
            <text:p>307.330723061441</text:p>
          </table:table-cell>
          <table:table-cell table:formula="of:=[.C54]-[.B54]" office:value-type="float" office:value="6.16793785680198" calcext:value-type="float">
            <text:p>6.167937856801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9.723087515639" calcext:value-type="float">
            <text:p>309.723087515639</text:p>
          </table:table-cell>
          <table:table-cell office:value-type="float" office:value="315.875352592321" calcext:value-type="float">
            <text:p>315.875352592321</text:p>
          </table:table-cell>
          <table:table-cell office:value-type="float" office:value="307.432550048972" calcext:value-type="float">
            <text:p>307.432550048972</text:p>
          </table:table-cell>
          <table:table-cell table:formula="of:=[.C55]-[.B55]" office:value-type="float" office:value="6.152265076682" calcext:value-type="float">
            <text:p>6.1522650766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9.85400411015" calcext:value-type="float">
            <text:p>309.85400411015</text:p>
          </table:table-cell>
          <table:table-cell office:value-type="float" office:value="315.990772015936" calcext:value-type="float">
            <text:p>315.990772015936</text:p>
          </table:table-cell>
          <table:table-cell office:value-type="float" office:value="307.533172155774" calcext:value-type="float">
            <text:p>307.533172155774</text:p>
          </table:table-cell>
          <table:table-cell table:formula="of:=[.C56]-[.B56]" office:value-type="float" office:value="6.13676790578597" calcext:value-type="float">
            <text:p>6.136767905785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9.983368065639" calcext:value-type="float">
            <text:p>309.983368065639</text:p>
          </table:table-cell>
          <table:table-cell office:value-type="float" office:value="316.104812596377" calcext:value-type="float">
            <text:p>316.104812596377</text:p>
          </table:table-cell>
          <table:table-cell office:value-type="float" office:value="307.632603412532" calcext:value-type="float">
            <text:p>307.632603412532</text:p>
          </table:table-cell>
          <table:table-cell table:formula="of:=[.C57]-[.B57]" office:value-type="float" office:value="6.12144453073796" calcext:value-type="float">
            <text:p>6.121444530737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0.111197547887" calcext:value-type="float">
            <text:p>310.111197547887</text:p>
          </table:table-cell>
          <table:table-cell office:value-type="float" office:value="316.217490701034" calcext:value-type="float">
            <text:p>316.217490701034</text:p>
          </table:table-cell>
          <table:table-cell office:value-type="float" office:value="307.730857691848" calcext:value-type="float">
            <text:p>307.730857691848</text:p>
          </table:table-cell>
          <table:table-cell table:formula="of:=[.C58]-[.B58]" office:value-type="float" office:value="6.10629315314702" calcext:value-type="float">
            <text:p>6.106293153147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0.237510515925" calcext:value-type="float">
            <text:p>310.237510515925</text:p>
          </table:table-cell>
          <table:table-cell office:value-type="float" office:value="316.328822505503" calcext:value-type="float">
            <text:p>316.328822505503</text:p>
          </table:table-cell>
          <table:table-cell office:value-type="float" office:value="307.827948709897" calcext:value-type="float">
            <text:p>307.827948709897</text:p>
          </table:table-cell>
          <table:table-cell table:formula="of:=[.C59]-[.B59]" office:value-type="float" office:value="6.091311989578" calcext:value-type="float">
            <text:p>6.0913119895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0.362324724254" calcext:value-type="float">
            <text:p>310.362324724254</text:p>
          </table:table-cell>
          <table:table-cell office:value-type="float" office:value="316.438823995775" calcext:value-type="float">
            <text:p>316.438823995775</text:p>
          </table:table-cell>
          <table:table-cell office:value-type="float" office:value="307.92389002807" calcext:value-type="float">
            <text:p>307.92389002807</text:p>
          </table:table-cell>
          <table:table-cell table:formula="of:=[.C60]-[.B60]" office:value-type="float" office:value="6.07649927152102" calcext:value-type="float">
            <text:p>6.07649927152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0.485657725043" calcext:value-type="float">
            <text:p>310.485657725043</text:p>
          </table:table-cell>
          <table:table-cell office:value-type="float" office:value="316.547510970402" calcext:value-type="float">
            <text:p>316.547510970402</text:p>
          </table:table-cell>
          <table:table-cell office:value-type="float" office:value="308.018695054605" calcext:value-type="float">
            <text:p>308.018695054605</text:p>
          </table:table-cell>
          <table:table-cell table:formula="of:=[.C61]-[.B61]" office:value-type="float" office:value="6.06185324535903" calcext:value-type="float">
            <text:p>6.061853245359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0.607526870305" calcext:value-type="float">
            <text:p>310.607526870305</text:p>
          </table:table-cell>
          <table:table-cell office:value-type="float" office:value="316.654899042638" calcext:value-type="float">
            <text:p>316.654899042638</text:p>
          </table:table-cell>
          <table:table-cell office:value-type="float" office:value="308.112377046199" calcext:value-type="float">
            <text:p>308.112377046199</text:p>
          </table:table-cell>
          <table:table-cell table:formula="of:=[.C62]-[.B62]" office:value-type="float" office:value="6.04737217233304" calcext:value-type="float">
            <text:p>6.04737217233304</text:p>
          </table:table-cell>
        </table:table-row>
      </table:table>
      <table:table table:name="rel_humidity" table:style-name="ta1">
        <table:shapes>
          <draw:frame draw:z-index="0" draw:style-name="gr1" draw:text-style-name="P1" svg:width="15.984cm" svg:height="8.995cm" svg:x="10.321cm" svg:y="1.662cm">
            <draw:object draw:notify-on-update-of-ranges="rel_humidity.A1:rel_humidity.A1 rel_humidity.A2:rel_humidity.A61 rel_humidity.B1:rel_humidity.B1 rel_humidity.B2:rel_humidity.B61 rel_humidity.A1:rel_humidity.A1 rel_humidity.A2:rel_humidity.A61 rel_humidity.C1:rel_humidity.C1 rel_humidity.C2:rel_humidity.C61 rel_humidity.A1:rel_humidity.A1 rel_humidity.A2:rel_humidity.A61 rel_humidity.D1:rel_humidity.D1 rel_humidity.D2:rel_humidity.D61 rel_humidity.A1:rel_humidity.A1 rel_humidity.A2:rel_humidity.A61 rel_humidity.E1:rel_humidity.E1 rel_humidity.E2:rel_humidity.E61 rel_humidity.A1:rel_humidity.A1 rel_humidity.A2:rel_humidity.A61 rel_humidity.F1:rel_humidity.F1 rel_humidity.F2:rel_humidity.F61 rel_humidity.A1:rel_humidity.A1 rel_humidity.A2:rel_humidity.A61 rel_humidity.G1:rel_humidity.G1 rel_humidity.G2:rel_humidity.G61 rel_humidity.A1:rel_humidity.A1 rel_humidity.A2:rel_humidity.A61 rel_humidity.H1:rel_humidity.H1 rel_humidity.H2:rel_humidity.H61 rel_humidity.A1:rel_humidity.A1 rel_humidity.A2:rel_humidity.A61 rel_humidity.I1:rel_humidity.I1 rel_humidity.I2:rel_humidity.I61 rel_humidity.A1:rel_humidity.A1 rel_humidity.A2:rel_humidity.A61 rel_humidity.J1:rel_humidity.J1 rel_humidity.J2:rel_humidity.J61 rel_humidity.A1:rel_humidity.A1 rel_humidity.A2:rel_humidity.A61 rel_humidity.K1:rel_humidity.K1 rel_humidity.K2:rel_humidity.K61 rel_humidity.A1:rel_humidity.A1 rel_humidity.A2:rel_humidity.A61 rel_humidity.L1:rel_humidity.L1 rel_humidity.L2:rel_humidity.L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84cm" svg:height="8.996cm" svg:x="9.568cm" svg:y="11.255cm">
            <draw:object draw:notify-on-update-of-ranges="rel_humidity.A55:rel_humidity.A61 rel_humidity.B55:rel_humidity.B61 rel_humidity.A55:rel_humidity.A61 rel_humidity.C55:rel_humidity.C61 rel_humidity.A55:rel_humidity.A61 rel_humidity.D55:rel_humidity.D61 rel_humidity.A55:rel_humidity.A61 rel_humidity.E55:rel_humidity.E61 rel_humidity.A55:rel_humidity.A61 rel_humidity.F55:rel_humidity.F61 rel_humidity.A55:rel_humidity.A61 rel_humidity.G55:rel_humidity.G61 rel_humidity.A55:rel_humidity.A61 rel_humidity.H55:rel_humidity.H61 rel_humidity.A55:rel_humidity.A61 rel_humidity.I55:rel_humidity.I61 rel_humidity.A55:rel_humidity.A61 rel_humidity.J55:rel_humidity.J61 rel_humidity.A55:rel_humidity.A61 rel_humidity.K55:rel_humidity.K61 rel_humidity.A55:rel_humidity.A61 rel_humidity.L55:rel_humidity.L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.984cm" svg:height="8.995cm" svg:x="4.605cm" svg:y="31.033cm">
            <draw:object draw:notify-on-update-of-ranges="rel_humidity.B60:rel_humidity.B61 rel_humidity.C60:rel_humidity.C61 rel_humidity.B60:rel_humidity.B61 rel_humidity.D60:rel_humidity.D61 rel_humidity.B60:rel_humidity.B61 rel_humidity.E60:rel_humidity.E61 rel_humidity.B60:rel_humidity.B61 rel_humidity.F60:rel_humidity.F61 rel_humidity.B60:rel_humidity.B61 rel_humidity.G60:rel_humidity.G61 rel_humidity.B60:rel_humidity.B61 rel_humidity.H60:rel_humidity.H61 rel_humidity.B60:rel_humidity.B61 rel_humidity.I60:rel_humidity.I61 rel_humidity.B60:rel_humidity.B61 rel_humidity.J60:rel_humidity.J61 rel_humidity.B60:rel_humidity.B61 rel_humidity.K60:rel_humidity.K61 rel_humidity.B60:rel_humidity.B61 rel_humidity.L60:rel_humidity.L6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16.065cm" svg:y="21.426cm">
            <draw:object draw:notify-on-update-of-ranges="rel_humidity.B61:rel_humidity.L61 rel_humidity.B1:rel_humidity.L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.984cm" svg:height="8.995cm" svg:x="9.73cm" svg:y="22.903cm">
            <draw:object draw:notify-on-update-of-ranges="rel_humidity.B62:rel_humidity.K62 rel_humidity.B61:rel_humidity.K6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egment Number</text:p>
          </table:table-cell>
          <table:table-cell office:value-type="string" calcext:value-type="string">
            <text:p>rel00</text:p>
          </table:table-cell>
          <table:table-cell office:value-type="string" calcext:value-type="string">
            <text:p>rel10</text:p>
          </table:table-cell>
          <table:table-cell office:value-type="string" calcext:value-type="string">
            <text:p>rel20</text:p>
          </table:table-cell>
          <table:table-cell office:value-type="string" calcext:value-type="string">
            <text:p>rel30</text:p>
          </table:table-cell>
          <table:table-cell office:value-type="string" calcext:value-type="string">
            <text:p>rel40</text:p>
          </table:table-cell>
          <table:table-cell office:value-type="string" calcext:value-type="string">
            <text:p>rel50</text:p>
          </table:table-cell>
          <table:table-cell office:value-type="string" calcext:value-type="string">
            <text:p>rel60</text:p>
          </table:table-cell>
          <table:table-cell office:value-type="string" calcext:value-type="string">
            <text:p>rel70</text:p>
          </table:table-cell>
          <table:table-cell office:value-type="string" calcext:value-type="string">
            <text:p>rel80</text:p>
          </table:table-cell>
          <table:table-cell office:value-type="string" calcext:value-type="string">
            <text:p>rel90</text:p>
          </table:table-cell>
          <table:table-cell office:value-type="string" calcext:value-type="string">
            <text:p>rel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.43980983611" calcext:value-type="float">
            <text:p>298.43980983611</text:p>
          </table:table-cell>
          <table:table-cell office:value-type="float" office:value="298.439108600197" calcext:value-type="float">
            <text:p>298.439108600197</text:p>
          </table:table-cell>
          <table:table-cell office:value-type="float" office:value="298.438405169044" calcext:value-type="float">
            <text:p>298.438405169044</text:p>
          </table:table-cell>
          <table:table-cell office:value-type="float" office:value="298.437699532329" calcext:value-type="float">
            <text:p>298.437699532329</text:p>
          </table:table-cell>
          <table:table-cell office:value-type="float" office:value="298.43699167966" calcext:value-type="float">
            <text:p>298.43699167966</text:p>
          </table:table-cell>
          <table:table-cell office:value-type="float" office:value="298.436281600583" calcext:value-type="float">
            <text:p>298.436281600583</text:p>
          </table:table-cell>
          <table:table-cell office:value-type="float" office:value="298.435569284578" calcext:value-type="float">
            <text:p>298.435569284578</text:p>
          </table:table-cell>
          <table:table-cell office:value-type="float" office:value="298.434854721058" calcext:value-type="float">
            <text:p>298.434854721058</text:p>
          </table:table-cell>
          <table:table-cell office:value-type="float" office:value="298.434137899368" calcext:value-type="float">
            <text:p>298.434137899368</text:p>
          </table:table-cell>
          <table:table-cell office:value-type="float" office:value="298.433418808788" calcext:value-type="float">
            <text:p>298.433418808788</text:p>
          </table:table-cell>
          <table:table-cell office:value-type="float" office:value="298.432697438527" calcext:value-type="float">
            <text:p>298.43269743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.874411392065" calcext:value-type="float">
            <text:p>298.874411392065</text:p>
          </table:table-cell>
          <table:table-cell office:value-type="float" office:value="298.87302551746" calcext:value-type="float">
            <text:p>298.87302551746</text:p>
          </table:table-cell>
          <table:table-cell office:value-type="float" office:value="298.871635277717" calcext:value-type="float">
            <text:p>298.871635277717</text:p>
          </table:table-cell>
          <table:table-cell office:value-type="float" office:value="298.870240652179" calcext:value-type="float">
            <text:p>298.870240652179</text:p>
          </table:table-cell>
          <table:table-cell office:value-type="float" office:value="298.868841620061" calcext:value-type="float">
            <text:p>298.868841620061</text:p>
          </table:table-cell>
          <table:table-cell office:value-type="float" office:value="298.867438160445" calcext:value-type="float">
            <text:p>298.867438160445</text:p>
          </table:table-cell>
          <table:table-cell office:value-type="float" office:value="298.866030252282" calcext:value-type="float">
            <text:p>298.866030252282</text:p>
          </table:table-cell>
          <table:table-cell office:value-type="float" office:value="298.864617874387" calcext:value-type="float">
            <text:p>298.864617874387</text:p>
          </table:table-cell>
          <table:table-cell office:value-type="float" office:value="298.863201005443" calcext:value-type="float">
            <text:p>298.863201005443</text:p>
          </table:table-cell>
          <table:table-cell office:value-type="float" office:value="298.861779623996" calcext:value-type="float">
            <text:p>298.861779623996</text:p>
          </table:table-cell>
          <table:table-cell office:value-type="float" office:value="298.860353708455" calcext:value-type="float">
            <text:p>298.8603537084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9.303863593928" calcext:value-type="float">
            <text:p>299.303863593928</text:p>
          </table:table-cell>
          <table:table-cell office:value-type="float" office:value="299.301809396323" calcext:value-type="float">
            <text:p>299.301809396323</text:p>
          </table:table-cell>
          <table:table-cell office:value-type="float" office:value="299.299748689038" calcext:value-type="float">
            <text:p>299.299748689038</text:p>
          </table:table-cell>
          <table:table-cell office:value-type="float" office:value="299.297681441085" calcext:value-type="float">
            <text:p>299.297681441085</text:p>
          </table:table-cell>
          <table:table-cell office:value-type="float" office:value="299.295607621278" calcext:value-type="float">
            <text:p>299.295607621278</text:p>
          </table:table-cell>
          <table:table-cell office:value-type="float" office:value="299.293527198232" calcext:value-type="float">
            <text:p>299.293527198232</text:p>
          </table:table-cell>
          <table:table-cell office:value-type="float" office:value="299.291440140362" calcext:value-type="float">
            <text:p>299.291440140362</text:p>
          </table:table-cell>
          <table:table-cell office:value-type="float" office:value="299.289346415881" calcext:value-type="float">
            <text:p>299.289346415881</text:p>
          </table:table-cell>
          <table:table-cell office:value-type="float" office:value="299.287245992799" calcext:value-type="float">
            <text:p>299.287245992799</text:p>
          </table:table-cell>
          <table:table-cell office:value-type="float" office:value="299.285138838921" calcext:value-type="float">
            <text:p>299.285138838921</text:p>
          </table:table-cell>
          <table:table-cell office:value-type="float" office:value="299.283024921845" calcext:value-type="float">
            <text:p>299.283024921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.728224763432" calcext:value-type="float">
            <text:p>299.728224763432</text:p>
          </table:table-cell>
          <table:table-cell office:value-type="float" office:value="299.725518280832" calcext:value-type="float">
            <text:p>299.725518280832</text:p>
          </table:table-cell>
          <table:table-cell office:value-type="float" office:value="299.722803169389" calcext:value-type="float">
            <text:p>299.722803169389</text:p>
          </table:table-cell>
          <table:table-cell office:value-type="float" office:value="299.72007938778" calcext:value-type="float">
            <text:p>299.72007938778</text:p>
          </table:table-cell>
          <table:table-cell office:value-type="float" office:value="299.717346894416" calcext:value-type="float">
            <text:p>299.717346894416</text:p>
          </table:table-cell>
          <table:table-cell office:value-type="float" office:value="299.714605647443" calcext:value-type="float">
            <text:p>299.714605647443</text:p>
          </table:table-cell>
          <table:table-cell office:value-type="float" office:value="299.711855604738" calcext:value-type="float">
            <text:p>299.711855604738</text:p>
          </table:table-cell>
          <table:table-cell office:value-type="float" office:value="299.709096723908" calcext:value-type="float">
            <text:p>299.709096723908</text:p>
          </table:table-cell>
          <table:table-cell office:value-type="float" office:value="299.706328962286" calcext:value-type="float">
            <text:p>299.706328962286</text:p>
          </table:table-cell>
          <table:table-cell office:value-type="float" office:value="299.703552276931" calcext:value-type="float">
            <text:p>299.703552276931</text:p>
          </table:table-cell>
          <table:table-cell office:value-type="float" office:value="299.700766624625" calcext:value-type="float">
            <text:p>299.700766624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.147552622802" calcext:value-type="float">
            <text:p>300.147552622802</text:p>
          </table:table-cell>
          <table:table-cell office:value-type="float" office:value="300.144209619344" calcext:value-type="float">
            <text:p>300.144209619344</text:p>
          </table:table-cell>
          <table:table-cell office:value-type="float" office:value="300.140855893264" calcext:value-type="float">
            <text:p>300.140855893264</text:p>
          </table:table-cell>
          <table:table-cell office:value-type="float" office:value="300.137491392905" calcext:value-type="float">
            <text:p>300.137491392905</text:p>
          </table:table-cell>
          <table:table-cell office:value-type="float" office:value="300.134116066278" calcext:value-type="float">
            <text:p>300.134116066278</text:p>
          </table:table-cell>
          <table:table-cell office:value-type="float" office:value="300.130729861062" calcext:value-type="float">
            <text:p>300.130729861062</text:p>
          </table:table-cell>
          <table:table-cell office:value-type="float" office:value="300.127332724594" calcext:value-type="float">
            <text:p>300.127332724594</text:p>
          </table:table-cell>
          <table:table-cell office:value-type="float" office:value="300.123924603875" calcext:value-type="float">
            <text:p>300.123924603875</text:p>
          </table:table-cell>
          <table:table-cell office:value-type="float" office:value="300.12050544556" calcext:value-type="float">
            <text:p>300.12050544556</text:p>
          </table:table-cell>
          <table:table-cell office:value-type="float" office:value="300.11707519596" calcext:value-type="float">
            <text:p>300.11707519596</text:p>
          </table:table-cell>
          <table:table-cell office:value-type="float" office:value="300.113633801034" calcext:value-type="float">
            <text:p>300.113633801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.561904299577" calcext:value-type="float">
            <text:p>300.561904299577</text:p>
          </table:table-cell>
          <table:table-cell office:value-type="float" office:value="300.557940269299" calcext:value-type="float">
            <text:p>300.557940269299</text:p>
          </table:table-cell>
          <table:table-cell office:value-type="float" office:value="300.553963448005" calcext:value-type="float">
            <text:p>300.553963448005</text:p>
          </table:table-cell>
          <table:table-cell office:value-type="float" office:value="300.549973773711" calcext:value-type="float">
            <text:p>300.549973773711</text:p>
          </table:table-cell>
          <table:table-cell office:value-type="float" office:value="300.545971184033" calcext:value-type="float">
            <text:p>300.545971184033</text:p>
          </table:table-cell>
          <table:table-cell office:value-type="float" office:value="300.541955616183" calcext:value-type="float">
            <text:p>300.541955616183</text:p>
          </table:table-cell>
          <table:table-cell office:value-type="float" office:value="300.537927006967" calcext:value-type="float">
            <text:p>300.537927006967</text:p>
          </table:table-cell>
          <table:table-cell office:value-type="float" office:value="300.533885292776" calcext:value-type="float">
            <text:p>300.533885292776</text:p>
          </table:table-cell>
          <table:table-cell office:value-type="float" office:value="300.529830409591" calcext:value-type="float">
            <text:p>300.529830409591</text:p>
          </table:table-cell>
          <table:table-cell office:value-type="float" office:value="300.525762292973" calcext:value-type="float">
            <text:p>300.525762292973</text:p>
          </table:table-cell>
          <table:table-cell office:value-type="float" office:value="300.521680878064" calcext:value-type="float">
            <text:p>300.521680878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971336331414" calcext:value-type="float">
            <text:p>300.971336331414</text:p>
          </table:table-cell>
          <table:table-cell office:value-type="float" office:value="300.966766501989" calcext:value-type="float">
            <text:p>300.966766501989</text:p>
          </table:table-cell>
          <table:table-cell office:value-type="float" office:value="300.962181838537" calcext:value-type="float">
            <text:p>300.962181838537</text:p>
          </table:table-cell>
          <table:table-cell office:value-type="float" office:value="300.957582268754" calcext:value-type="float">
            <text:p>300.957582268754</text:p>
          </table:table-cell>
          <table:table-cell office:value-type="float" office:value="300.952967719869" calcext:value-type="float">
            <text:p>300.952967719869</text:p>
          </table:table-cell>
          <table:table-cell office:value-type="float" office:value="300.948338118634" calcext:value-type="float">
            <text:p>300.948338118634</text:p>
          </table:table-cell>
          <table:table-cell office:value-type="float" office:value="300.943693391325" calcext:value-type="float">
            <text:p>300.943693391325</text:p>
          </table:table-cell>
          <table:table-cell office:value-type="float" office:value="300.939033463733" calcext:value-type="float">
            <text:p>300.939033463733</text:p>
          </table:table-cell>
          <table:table-cell office:value-type="float" office:value="300.934358261168" calcext:value-type="float">
            <text:p>300.934358261168</text:p>
          </table:table-cell>
          <table:table-cell office:value-type="float" office:value="300.929667708444" calcext:value-type="float">
            <text:p>300.929667708444</text:p>
          </table:table-cell>
          <table:table-cell office:value-type="float" office:value="300.924961729887" calcext:value-type="float">
            <text:p>300.924961729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1.375904670886" calcext:value-type="float">
            <text:p>301.375904670886</text:p>
          </table:table-cell>
          <table:table-cell office:value-type="float" office:value="301.370744007319" calcext:value-type="float">
            <text:p>301.370744007319</text:p>
          </table:table-cell>
          <table:table-cell office:value-type="float" office:value="301.365566492087" calcext:value-type="float">
            <text:p>301.365566492087</text:p>
          </table:table-cell>
          <table:table-cell office:value-type="float" office:value="301.360372042577" calcext:value-type="float">
            <text:p>301.360372042577</text:p>
          </table:table-cell>
          <table:table-cell office:value-type="float" office:value="301.355160575639" calcext:value-type="float">
            <text:p>301.355160575639</text:p>
          </table:table-cell>
          <table:table-cell office:value-type="float" office:value="301.349932007575" calcext:value-type="float">
            <text:p>301.349932007575</text:p>
          </table:table-cell>
          <table:table-cell office:value-type="float" office:value="301.344686254139" calcext:value-type="float">
            <text:p>301.344686254139</text:p>
          </table:table-cell>
          <table:table-cell office:value-type="float" office:value="301.339423230532" calcext:value-type="float">
            <text:p>301.339423230532</text:p>
          </table:table-cell>
          <table:table-cell office:value-type="float" office:value="301.334142851395" calcext:value-type="float">
            <text:p>301.334142851395</text:p>
          </table:table-cell>
          <table:table-cell office:value-type="float" office:value="301.328845030806" calcext:value-type="float">
            <text:p>301.328845030806</text:p>
          </table:table-cell>
          <table:table-cell office:value-type="float" office:value="301.323529682277" calcext:value-type="float">
            <text:p>301.323529682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1.775664690268" calcext:value-type="float">
            <text:p>301.775664690268</text:p>
          </table:table-cell>
          <table:table-cell office:value-type="float" office:value="301.769927898553" calcext:value-type="float">
            <text:p>301.769927898553</text:p>
          </table:table-cell>
          <table:table-cell office:value-type="float" office:value="301.764172262893" calcext:value-type="float">
            <text:p>301.764172262893</text:p>
          </table:table-cell>
          <table:table-cell office:value-type="float" office:value="301.758397690379" calcext:value-type="float">
            <text:p>301.758397690379</text:p>
          </table:table-cell>
          <table:table-cell office:value-type="float" office:value="301.752604087492" calcext:value-type="float">
            <text:p>301.752604087492</text:p>
          </table:table-cell>
          <table:table-cell office:value-type="float" office:value="301.746791360099" calcext:value-type="float">
            <text:p>301.746791360099</text:p>
          </table:table-cell>
          <table:table-cell office:value-type="float" office:value="301.740959413442" calcext:value-type="float">
            <text:p>301.740959413442</text:p>
          </table:table-cell>
          <table:table-cell office:value-type="float" office:value="301.735108152139" calcext:value-type="float">
            <text:p>301.735108152139</text:p>
          </table:table-cell>
          <table:table-cell office:value-type="float" office:value="301.729237480176" calcext:value-type="float">
            <text:p>301.729237480176</text:p>
          </table:table-cell>
          <table:table-cell office:value-type="float" office:value="301.7233473009" calcext:value-type="float">
            <text:p>301.7233473009</text:p>
          </table:table-cell>
          <table:table-cell office:value-type="float" office:value="301.71743751702" calcext:value-type="float">
            <text:p>301.71743751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.170671186308" calcext:value-type="float">
            <text:p>302.170671186308</text:p>
          </table:table-cell>
          <table:table-cell office:value-type="float" office:value="302.16437271705" calcext:value-type="float">
            <text:p>302.16437271705</text:p>
          </table:table-cell>
          <table:table-cell office:value-type="float" office:value="302.158053436902" calcext:value-type="float">
            <text:p>302.158053436902</text:p>
          </table:table-cell>
          <table:table-cell office:value-type="float" office:value="302.151713242676" calcext:value-type="float">
            <text:p>302.151713242676</text:p>
          </table:table-cell>
          <table:table-cell office:value-type="float" office:value="302.145352030501" calcext:value-type="float">
            <text:p>302.145352030501</text:p>
          </table:table-cell>
          <table:table-cell office:value-type="float" office:value="302.138969695817" calcext:value-type="float">
            <text:p>302.138969695817</text:p>
          </table:table-cell>
          <table:table-cell office:value-type="float" office:value="302.132566133373" calcext:value-type="float">
            <text:p>302.132566133373</text:p>
          </table:table-cell>
          <table:table-cell office:value-type="float" office:value="302.126141237215" calcext:value-type="float">
            <text:p>302.126141237215</text:p>
          </table:table-cell>
          <table:table-cell office:value-type="float" office:value="302.119694900685" calcext:value-type="float">
            <text:p>302.119694900685</text:p>
          </table:table-cell>
          <table:table-cell office:value-type="float" office:value="302.113227016414" calcext:value-type="float">
            <text:p>302.113227016414</text:p>
          </table:table-cell>
          <table:table-cell office:value-type="float" office:value="302.106737476315" calcext:value-type="float">
            <text:p>302.1067374763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2.56097838499" calcext:value-type="float">
            <text:p>302.56097838499</text:p>
          </table:table-cell>
          <table:table-cell office:value-type="float" office:value="302.554132436985" calcext:value-type="float">
            <text:p>302.554132436985</text:p>
          </table:table-cell>
          <table:table-cell office:value-type="float" office:value="302.547263736456" calcext:value-type="float">
            <text:p>302.547263736456</text:p>
          </table:table-cell>
          <table:table-cell office:value-type="float" office:value="302.540372169952" calcext:value-type="float">
            <text:p>302.540372169952</text:p>
          </table:table-cell>
          <table:table-cell office:value-type="float" office:value="302.533457623266" calcext:value-type="float">
            <text:p>302.533457623266</text:p>
          </table:table-cell>
          <table:table-cell office:value-type="float" office:value="302.526519981432" calcext:value-type="float">
            <text:p>302.526519981432</text:p>
          </table:table-cell>
          <table:table-cell office:value-type="float" office:value="302.519559128717" calcext:value-type="float">
            <text:p>302.519559128717</text:p>
          </table:table-cell>
          <table:table-cell office:value-type="float" office:value="302.512574948613" calcext:value-type="float">
            <text:p>302.512574948613</text:p>
          </table:table-cell>
          <table:table-cell office:value-type="float" office:value="302.505567323834" calcext:value-type="float">
            <text:p>302.505567323834</text:p>
          </table:table-cell>
          <table:table-cell office:value-type="float" office:value="302.498536136305" calcext:value-type="float">
            <text:p>302.498536136305</text:p>
          </table:table-cell>
          <table:table-cell office:value-type="float" office:value="302.49148126716" calcext:value-type="float">
            <text:p>302.491481267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2.946639946283" calcext:value-type="float">
            <text:p>302.946639946283</text:p>
          </table:table-cell>
          <table:table-cell office:value-type="float" office:value="302.939260470065" calcext:value-type="float">
            <text:p>302.939260470065</text:p>
          </table:table-cell>
          <table:table-cell office:value-type="float" office:value="302.931856324965" calcext:value-type="float">
            <text:p>302.931856324965</text:p>
          </table:table-cell>
          <table:table-cell office:value-type="float" office:value="302.92442738729" calcext:value-type="float">
            <text:p>302.92442738729</text:p>
          </table:table-cell>
          <table:table-cell office:value-type="float" office:value="302.916973532519" calcext:value-type="float">
            <text:p>302.916973532519</text:p>
          </table:table-cell>
          <table:table-cell office:value-type="float" office:value="302.909494635297" calcext:value-type="float">
            <text:p>302.909494635297</text:p>
          </table:table-cell>
          <table:table-cell office:value-type="float" office:value="302.901990569427" calcext:value-type="float">
            <text:p>302.901990569427</text:p>
          </table:table-cell>
          <table:table-cell office:value-type="float" office:value="302.894461207867" calcext:value-type="float">
            <text:p>302.894461207867</text:p>
          </table:table-cell>
          <table:table-cell office:value-type="float" office:value="302.886906422716" calcext:value-type="float">
            <text:p>302.886906422716</text:p>
          </table:table-cell>
          <table:table-cell office:value-type="float" office:value="302.879326085214" calcext:value-type="float">
            <text:p>302.879326085214</text:p>
          </table:table-cell>
          <table:table-cell office:value-type="float" office:value="302.87172006573" calcext:value-type="float">
            <text:p>302.871720065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3.327708968875" calcext:value-type="float">
            <text:p>303.327708968875</text:p>
          </table:table-cell>
          <table:table-cell office:value-type="float" office:value="303.31980967022" calcext:value-type="float">
            <text:p>303.31980967022</text:p>
          </table:table-cell>
          <table:table-cell office:value-type="float" office:value="303.311883811567" calcext:value-type="float">
            <text:p>303.311883811567</text:p>
          </table:table-cell>
          <table:table-cell office:value-type="float" office:value="303.303931259001" calcext:value-type="float">
            <text:p>303.303931259001</text:p>
          </table:table-cell>
          <table:table-cell office:value-type="float" office:value="303.295951877708" calcext:value-type="float">
            <text:p>303.295951877708</text:p>
          </table:table-cell>
          <table:table-cell office:value-type="float" office:value="303.287945531965" calcext:value-type="float">
            <text:p>303.287945531965</text:p>
          </table:table-cell>
          <table:table-cell office:value-type="float" office:value="303.279912085137" calcext:value-type="float">
            <text:p>303.279912085137</text:p>
          </table:table-cell>
          <table:table-cell office:value-type="float" office:value="303.271851399662" calcext:value-type="float">
            <text:p>303.271851399662</text:p>
          </table:table-cell>
          <table:table-cell office:value-type="float" office:value="303.263763337049" calcext:value-type="float">
            <text:p>303.263763337049</text:p>
          </table:table-cell>
          <table:table-cell office:value-type="float" office:value="303.255647757869" calcext:value-type="float">
            <text:p>303.255647757869</text:p>
          </table:table-cell>
          <table:table-cell office:value-type="float" office:value="303.247504521746" calcext:value-type="float">
            <text:p>303.247504521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3.704237994893" calcext:value-type="float">
            <text:p>303.704237994893</text:p>
          </table:table-cell>
          <table:table-cell office:value-type="float" office:value="303.695832338293" calcext:value-type="float">
            <text:p>303.695832338293</text:p>
          </table:table-cell>
          <table:table-cell office:value-type="float" office:value="303.687398255773" calcext:value-type="float">
            <text:p>303.687398255773</text:p>
          </table:table-cell>
          <table:table-cell office:value-type="float" office:value="303.678935603225" calcext:value-type="float">
            <text:p>303.678935603225</text:p>
          </table:table-cell>
          <table:table-cell office:value-type="float" office:value="303.670444235565" calcext:value-type="float">
            <text:p>303.670444235565</text:p>
          </table:table-cell>
          <table:table-cell office:value-type="float" office:value="303.661924006727" calcext:value-type="float">
            <text:p>303.661924006727</text:p>
          </table:table-cell>
          <table:table-cell office:value-type="float" office:value="303.653374769657" calcext:value-type="float">
            <text:p>303.653374769657</text:p>
          </table:table-cell>
          <table:table-cell office:value-type="float" office:value="303.644796376302" calcext:value-type="float">
            <text:p>303.644796376302</text:p>
          </table:table-cell>
          <table:table-cell office:value-type="float" office:value="303.636188677598" calcext:value-type="float">
            <text:p>303.636188677598</text:p>
          </table:table-cell>
          <table:table-cell office:value-type="float" office:value="303.627551523472" calcext:value-type="float">
            <text:p>303.627551523472</text:p>
          </table:table-cell>
          <table:table-cell office:value-type="float" office:value="303.61888476282" calcext:value-type="float">
            <text:p>303.61888476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4.076279014613" calcext:value-type="float">
            <text:p>304.076279014613</text:p>
          </table:table-cell>
          <table:table-cell office:value-type="float" office:value="304.067380226703" calcext:value-type="float">
            <text:p>304.067380226703</text:p>
          </table:table-cell>
          <table:table-cell office:value-type="float" office:value="304.058451172102" calcext:value-type="float">
            <text:p>304.058451172102</text:p>
          </table:table-cell>
          <table:table-cell office:value-type="float" office:value="304.049491696532" calcext:value-type="float">
            <text:p>304.049491696532</text:p>
          </table:table-cell>
          <table:table-cell office:value-type="float" office:value="304.040501644669" calcext:value-type="float">
            <text:p>304.040501644669</text:p>
          </table:table-cell>
          <table:table-cell office:value-type="float" office:value="304.031480860128" calcext:value-type="float">
            <text:p>304.031480860128</text:p>
          </table:table-cell>
          <table:table-cell office:value-type="float" office:value="304.022429185464" calcext:value-type="float">
            <text:p>304.022429185464</text:p>
          </table:table-cell>
          <table:table-cell office:value-type="float" office:value="304.013346462153" calcext:value-type="float">
            <text:p>304.013346462153</text:p>
          </table:table-cell>
          <table:table-cell office:value-type="float" office:value="304.004232530589" calcext:value-type="float">
            <text:p>304.004232530589</text:p>
          </table:table-cell>
          <table:table-cell office:value-type="float" office:value="303.995087230071" calcext:value-type="float">
            <text:p>303.995087230071</text:p>
          </table:table-cell>
          <table:table-cell office:value-type="float" office:value="303.985910398799" calcext:value-type="float">
            <text:p>303.9859103987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4.443883471145" calcext:value-type="float">
            <text:p>304.443883471145</text:p>
          </table:table-cell>
          <table:table-cell office:value-type="float" office:value="304.434504544103" calcext:value-type="float">
            <text:p>304.434504544103</text:p>
          </table:table-cell>
          <table:table-cell office:value-type="float" office:value="304.425093534694" calcext:value-type="float">
            <text:p>304.425093534694</text:p>
          </table:table-cell>
          <table:table-cell office:value-type="float" office:value="304.415650278502" calcext:value-type="float">
            <text:p>304.415650278502</text:p>
          </table:table-cell>
          <table:table-cell office:value-type="float" office:value="304.406174609987" calcext:value-type="float">
            <text:p>304.406174609987</text:p>
          </table:table-cell>
          <table:table-cell office:value-type="float" office:value="304.396666362479" calcext:value-type="float">
            <text:p>304.396666362479</text:p>
          </table:table-cell>
          <table:table-cell office:value-type="float" office:value="304.387125368165" calcext:value-type="float">
            <text:p>304.387125368165</text:p>
          </table:table-cell>
          <table:table-cell office:value-type="float" office:value="304.377551458081" calcext:value-type="float">
            <text:p>304.377551458081</text:p>
          </table:table-cell>
          <table:table-cell office:value-type="float" office:value="304.367944462101" calcext:value-type="float">
            <text:p>304.367944462101</text:p>
          </table:table-cell>
          <table:table-cell office:value-type="float" office:value="304.358304208931" calcext:value-type="float">
            <text:p>304.358304208931</text:p>
          </table:table-cell>
          <table:table-cell office:value-type="float" office:value="304.348630526091" calcext:value-type="float">
            <text:p>304.3486305260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4.807102265117" calcext:value-type="float">
            <text:p>304.807102265117</text:p>
          </table:table-cell>
          <table:table-cell office:value-type="float" office:value="304.79725596002" calcext:value-type="float">
            <text:p>304.79725596002</text:p>
          </table:table-cell>
          <table:table-cell office:value-type="float" office:value="304.787375781917" calcext:value-type="float">
            <text:p>304.787375781917</text:p>
          </table:table-cell>
          <table:table-cell office:value-type="float" office:value="304.777461556287" calcext:value-type="float">
            <text:p>304.777461556287</text:p>
          </table:table-cell>
          <table:table-cell office:value-type="float" office:value="304.767513107405" calcext:value-type="float">
            <text:p>304.767513107405</text:p>
          </table:table-cell>
          <table:table-cell office:value-type="float" office:value="304.757530258344" calcext:value-type="float">
            <text:p>304.757530258344</text:p>
          </table:table-cell>
          <table:table-cell office:value-type="float" office:value="304.747512830957" calcext:value-type="float">
            <text:p>304.747512830957</text:p>
          </table:table-cell>
          <table:table-cell office:value-type="float" office:value="304.737460645866" calcext:value-type="float">
            <text:p>304.737460645866</text:p>
          </table:table-cell>
          <table:table-cell office:value-type="float" office:value="304.727373522459" calcext:value-type="float">
            <text:p>304.727373522459</text:p>
          </table:table-cell>
          <table:table-cell office:value-type="float" office:value="304.717251278869" calcext:value-type="float">
            <text:p>304.717251278869</text:p>
          </table:table-cell>
          <table:table-cell office:value-type="float" office:value="304.707093731973" calcext:value-type="float">
            <text:p>304.7070937319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5.165985759327" calcext:value-type="float">
            <text:p>305.165985759327</text:p>
          </table:table-cell>
          <table:table-cell office:value-type="float" office:value="305.155684609471" calcext:value-type="float">
            <text:p>305.155684609471</text:p>
          </table:table-cell>
          <table:table-cell office:value-type="float" office:value="305.145347820949" calcext:value-type="float">
            <text:p>305.145347820949</text:p>
          </table:table-cell>
          <table:table-cell office:value-type="float" office:value="305.134975209161" calcext:value-type="float">
            <text:p>305.134975209161</text:p>
          </table:table-cell>
          <table:table-cell office:value-type="float" office:value="305.124566588237" calcext:value-type="float">
            <text:p>305.124566588237</text:p>
          </table:table-cell>
          <table:table-cell office:value-type="float" office:value="305.114121771022" calcext:value-type="float">
            <text:p>305.114121771022</text:p>
          </table:table-cell>
          <table:table-cell office:value-type="float" office:value="305.103640569067" calcext:value-type="float">
            <text:p>305.103640569067</text:p>
          </table:table-cell>
          <table:table-cell office:value-type="float" office:value="305.093122792615" calcext:value-type="float">
            <text:p>305.093122792615</text:p>
          </table:table-cell>
          <table:table-cell office:value-type="float" office:value="305.082568250593" calcext:value-type="float">
            <text:p>305.082568250593</text:p>
          </table:table-cell>
          <table:table-cell office:value-type="float" office:value="305.071976750599" calcext:value-type="float">
            <text:p>305.071976750599</text:p>
          </table:table-cell>
          <table:table-cell office:value-type="float" office:value="305.061348098892" calcext:value-type="float">
            <text:p>305.0613480988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.52058378339" calcext:value-type="float">
            <text:p>305.52058378339</text:p>
          </table:table-cell>
          <table:table-cell office:value-type="float" office:value="305.50984009758" calcext:value-type="float">
            <text:p>305.50984009758</text:p>
          </table:table-cell>
          <table:table-cell office:value-type="float" office:value="305.499059032348" calcext:value-type="float">
            <text:p>305.499059032348</text:p>
          </table:table-cell>
          <table:table-cell office:value-type="float" office:value="305.488240393059" calcext:value-type="float">
            <text:p>305.488240393059</text:p>
          </table:table-cell>
          <table:table-cell office:value-type="float" office:value="305.477383983726" calcext:value-type="float">
            <text:p>305.477383983726</text:p>
          </table:table-cell>
          <table:table-cell office:value-type="float" office:value="305.466489607005" calcext:value-type="float">
            <text:p>305.466489607005</text:p>
          </table:table-cell>
          <table:table-cell office:value-type="float" office:value="305.455557064177" calcext:value-type="float">
            <text:p>305.455557064177</text:p>
          </table:table-cell>
          <table:table-cell office:value-type="float" office:value="305.444586155141" calcext:value-type="float">
            <text:p>305.444586155141</text:p>
          </table:table-cell>
          <table:table-cell office:value-type="float" office:value="305.433576678397" calcext:value-type="float">
            <text:p>305.433576678397</text:p>
          </table:table-cell>
          <table:table-cell office:value-type="float" office:value="305.422528431041" calcext:value-type="float">
            <text:p>305.422528431041</text:p>
          </table:table-cell>
          <table:table-cell office:value-type="float" office:value="305.411441208743" calcext:value-type="float">
            <text:p>305.411441208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5.870945638365" calcext:value-type="float">
            <text:p>305.870945638365</text:p>
          </table:table-cell>
          <table:table-cell office:value-type="float" office:value="305.859771504156" calcext:value-type="float">
            <text:p>305.859771504156</text:p>
          </table:table-cell>
          <table:table-cell office:value-type="float" office:value="305.848558274609" calcext:value-type="float">
            <text:p>305.848558274609</text:p>
          </table:table-cell>
          <table:table-cell office:value-type="float" office:value="305.837305745085" calcext:value-type="float">
            <text:p>305.837305745085</text:p>
          </table:table-cell>
          <table:table-cell office:value-type="float" office:value="305.826013709523" calcext:value-type="float">
            <text:p>305.826013709523</text:p>
          </table:table-cell>
          <table:table-cell office:value-type="float" office:value="305.814681960423" calcext:value-type="float">
            <text:p>305.814681960423</text:p>
          </table:table-cell>
          <table:table-cell office:value-type="float" office:value="305.803310288834" calcext:value-type="float">
            <text:p>305.803310288834</text:p>
          </table:table-cell>
          <table:table-cell office:value-type="float" office:value="305.791898484345" calcext:value-type="float">
            <text:p>305.791898484345</text:p>
          </table:table-cell>
          <table:table-cell office:value-type="float" office:value="305.780446335067" calcext:value-type="float">
            <text:p>305.780446335067</text:p>
          </table:table-cell>
          <table:table-cell office:value-type="float" office:value="305.768953627625" calcext:value-type="float">
            <text:p>305.768953627625</text:p>
          </table:table-cell>
          <table:table-cell office:value-type="float" office:value="305.757420147141" calcext:value-type="float">
            <text:p>305.7574201471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.217120101359" calcext:value-type="float">
            <text:p>306.217120101359</text:p>
          </table:table-cell>
          <table:table-cell office:value-type="float" office:value="306.205527388275" calcext:value-type="float">
            <text:p>306.205527388275</text:p>
          </table:table-cell>
          <table:table-cell office:value-type="float" office:value="306.193893888696" calcext:value-type="float">
            <text:p>306.193893888696</text:p>
          </table:table-cell>
          <table:table-cell office:value-type="float" office:value="306.182219388022" calcext:value-type="float">
            <text:p>306.182219388022</text:p>
          </table:table-cell>
          <table:table-cell office:value-type="float" office:value="306.170503670153" calcext:value-type="float">
            <text:p>306.170503670153</text:p>
          </table:table-cell>
          <table:table-cell office:value-type="float" office:value="306.158746517474" calcext:value-type="float">
            <text:p>306.158746517474</text:p>
          </table:table-cell>
          <table:table-cell office:value-type="float" office:value="306.146947710841" calcext:value-type="float">
            <text:p>306.146947710841</text:p>
          </table:table-cell>
          <table:table-cell office:value-type="float" office:value="306.135107029569" calcext:value-type="float">
            <text:p>306.135107029569</text:p>
          </table:table-cell>
          <table:table-cell office:value-type="float" office:value="306.123224251419" calcext:value-type="float">
            <text:p>306.123224251419</text:p>
          </table:table-cell>
          <table:table-cell office:value-type="float" office:value="306.111299152582" calcext:value-type="float">
            <text:p>306.111299152582</text:p>
          </table:table-cell>
          <table:table-cell office:value-type="float" office:value="306.099331507668" calcext:value-type="float">
            <text:p>306.0993315076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.559155430121" calcext:value-type="float">
            <text:p>306.559155430121</text:p>
          </table:table-cell>
          <table:table-cell office:value-type="float" office:value="306.547155792828" calcext:value-type="float">
            <text:p>306.547155792828</text:p>
          </table:table-cell>
          <table:table-cell office:value-type="float" office:value="306.535113702562" calcext:value-type="float">
            <text:p>306.535113702562</text:p>
          </table:table-cell>
          <table:table-cell office:value-type="float" office:value="306.523028934805" calcext:value-type="float">
            <text:p>306.523028934805</text:p>
          </table:table-cell>
          <table:table-cell office:value-type="float" office:value="306.510901263459" calcext:value-type="float">
            <text:p>306.510901263459</text:p>
          </table:table-cell>
          <table:table-cell office:value-type="float" office:value="306.498730460833" calcext:value-type="float">
            <text:p>306.498730460833</text:p>
          </table:table-cell>
          <table:table-cell office:value-type="float" office:value="306.486516297631" calcext:value-type="float">
            <text:p>306.486516297631</text:p>
          </table:table-cell>
          <table:table-cell office:value-type="float" office:value="306.474258542936" calcext:value-type="float">
            <text:p>306.474258542936</text:p>
          </table:table-cell>
          <table:table-cell office:value-type="float" office:value="306.461956964195" calcext:value-type="float">
            <text:p>306.461956964195</text:p>
          </table:table-cell>
          <table:table-cell office:value-type="float" office:value="306.449611327208" calcext:value-type="float">
            <text:p>306.449611327208</text:p>
          </table:table-cell>
          <table:table-cell office:value-type="float" office:value="306.437221396109" calcext:value-type="float">
            <text:p>306.4372213961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6.897099367616" calcext:value-type="float">
            <text:p>306.897099367616</text:p>
          </table:table-cell>
          <table:table-cell office:value-type="float" office:value="306.884704249061" calcext:value-type="float">
            <text:p>306.884704249061</text:p>
          </table:table-cell>
          <table:table-cell office:value-type="float" office:value="306.872265035652" calcext:value-type="float">
            <text:p>306.872265035652</text:p>
          </table:table-cell>
          <table:table-cell office:value-type="float" office:value="306.859781492993" calcext:value-type="float">
            <text:p>306.859781492993</text:p>
          </table:table-cell>
          <table:table-cell office:value-type="float" office:value="306.847253385033" calcext:value-type="float">
            <text:p>306.847253385033</text:p>
          </table:table-cell>
          <table:table-cell office:value-type="float" office:value="306.834680474048" calcext:value-type="float">
            <text:p>306.834680474048</text:p>
          </table:table-cell>
          <table:table-cell office:value-type="float" office:value="306.822062520632" calcext:value-type="float">
            <text:p>306.822062520632</text:p>
          </table:table-cell>
          <table:table-cell office:value-type="float" office:value="306.809399283675" calcext:value-type="float">
            <text:p>306.809399283675</text:p>
          </table:table-cell>
          <table:table-cell office:value-type="float" office:value="306.796690520356" calcext:value-type="float">
            <text:p>306.796690520356</text:p>
          </table:table-cell>
          <table:table-cell office:value-type="float" office:value="306.78393598612" calcext:value-type="float">
            <text:p>306.78393598612</text:p>
          </table:table-cell>
          <table:table-cell office:value-type="float" office:value="306.771135434669" calcext:value-type="float">
            <text:p>306.7711354346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7.230999146571" calcext:value-type="float">
            <text:p>307.230999146571</text:p>
          </table:table-cell>
          <table:table-cell office:value-type="float" office:value="307.218219781089" calcext:value-type="float">
            <text:p>307.218219781089</text:p>
          </table:table-cell>
          <table:table-cell office:value-type="float" office:value="307.205394703379" calcext:value-type="float">
            <text:p>307.205394703379</text:p>
          </table:table-cell>
          <table:table-cell office:value-type="float" office:value="307.192523669212" calcext:value-type="float">
            <text:p>307.192523669212</text:p>
          </table:table-cell>
          <table:table-cell office:value-type="float" office:value="307.179606432628" calcext:value-type="float">
            <text:p>307.179606432628</text:p>
          </table:table-cell>
          <table:table-cell office:value-type="float" office:value="307.166642745915" calcext:value-type="float">
            <text:p>307.166642745915</text:p>
          </table:table-cell>
          <table:table-cell office:value-type="float" office:value="307.153632359599" calcext:value-type="float">
            <text:p>307.153632359599</text:p>
          </table:table-cell>
          <table:table-cell office:value-type="float" office:value="307.140575022426" calcext:value-type="float">
            <text:p>307.140575022426</text:p>
          </table:table-cell>
          <table:table-cell office:value-type="float" office:value="307.127470481344" calcext:value-type="float">
            <text:p>307.127470481344</text:p>
          </table:table-cell>
          <table:table-cell office:value-type="float" office:value="307.114318481492" calcext:value-type="float">
            <text:p>307.114318481492</text:p>
          </table:table-cell>
          <table:table-cell office:value-type="float" office:value="307.101118766179" calcext:value-type="float">
            <text:p>307.1011187661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7.560901494016" calcext:value-type="float">
            <text:p>307.560901494016</text:p>
          </table:table-cell>
          <table:table-cell office:value-type="float" office:value="307.547748910398" calcext:value-type="float">
            <text:p>307.547748910398</text:p>
          </table:table-cell>
          <table:table-cell office:value-type="float" office:value="307.534549021592" calcext:value-type="float">
            <text:p>307.534549021592</text:p>
          </table:table-cell>
          <table:table-cell office:value-type="float" office:value="307.521301573583" calcext:value-type="float">
            <text:p>307.521301573583</text:p>
          </table:table-cell>
          <table:table-cell office:value-type="float" office:value="307.508006310547" calcext:value-type="float">
            <text:p>307.508006310547</text:p>
          </table:table-cell>
          <table:table-cell office:value-type="float" office:value="307.494662974833" calcext:value-type="float">
            <text:p>307.494662974833</text:p>
          </table:table-cell>
          <table:table-cell office:value-type="float" office:value="307.481271306945" calcext:value-type="float">
            <text:p>307.481271306945</text:p>
          </table:table-cell>
          <table:table-cell office:value-type="float" office:value="307.467831045526" calcext:value-type="float">
            <text:p>307.467831045526</text:p>
          </table:table-cell>
          <table:table-cell office:value-type="float" office:value="307.454341927343" calcext:value-type="float">
            <text:p>307.454341927343</text:p>
          </table:table-cell>
          <table:table-cell office:value-type="float" office:value="307.440803687272" calcext:value-type="float">
            <text:p>307.440803687272</text:p>
          </table:table-cell>
          <table:table-cell office:value-type="float" office:value="307.427216058273" calcext:value-type="float">
            <text:p>307.4272160582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7.886852635795" calcext:value-type="float">
            <text:p>307.886852635795</text:p>
          </table:table-cell>
          <table:table-cell office:value-type="float" office:value="307.873337660322" calcext:value-type="float">
            <text:p>307.873337660322</text:p>
          </table:table-cell>
          <table:table-cell office:value-type="float" office:value="307.859773811017" calcext:value-type="float">
            <text:p>307.859773811017</text:p>
          </table:table-cell>
          <table:table-cell office:value-type="float" office:value="307.84616082413" calcext:value-type="float">
            <text:p>307.84616082413</text:p>
          </table:table-cell>
          <table:table-cell office:value-type="float" office:value="307.832498434023" calcext:value-type="float">
            <text:p>307.832498434023</text:p>
          </table:table-cell>
          <table:table-cell office:value-type="float" office:value="307.818786373148" calcext:value-type="float">
            <text:p>307.818786373148</text:p>
          </table:table-cell>
          <table:table-cell office:value-type="float" office:value="307.805024372038" calcext:value-type="float">
            <text:p>307.805024372038</text:p>
          </table:table-cell>
          <table:table-cell office:value-type="float" office:value="307.791212159281" calcext:value-type="float">
            <text:p>307.791212159281</text:p>
          </table:table-cell>
          <table:table-cell office:value-type="float" office:value="307.777349461511" calcext:value-type="float">
            <text:p>307.777349461511</text:p>
          </table:table-cell>
          <table:table-cell office:value-type="float" office:value="307.763436003383" calcext:value-type="float">
            <text:p>307.763436003383</text:p>
          </table:table-cell>
          <table:table-cell office:value-type="float" office:value="307.74947150756" calcext:value-type="float">
            <text:p>307.74947150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8.20889830106" calcext:value-type="float">
            <text:p>308.20889830106</text:p>
          </table:table-cell>
          <table:table-cell office:value-type="float" office:value="308.1950315605" calcext:value-type="float">
            <text:p>308.1950315605</text:p>
          </table:table-cell>
          <table:table-cell office:value-type="float" office:value="308.181114401683" calcext:value-type="float">
            <text:p>308.181114401683</text:p>
          </table:table-cell>
          <table:table-cell office:value-type="float" office:value="308.167146551173" calcext:value-type="float">
            <text:p>308.167146551173</text:p>
          </table:table-cell>
          <table:table-cell office:value-type="float" office:value="308.153127733564" calcext:value-type="float">
            <text:p>308.153127733564</text:p>
          </table:table-cell>
          <table:table-cell office:value-type="float" office:value="308.139057671468" calcext:value-type="float">
            <text:p>308.139057671468</text:p>
          </table:table-cell>
          <table:table-cell office:value-type="float" office:value="308.12493608549" calcext:value-type="float">
            <text:p>308.12493608549</text:p>
          </table:table-cell>
          <table:table-cell office:value-type="float" office:value="308.110762694217" calcext:value-type="float">
            <text:p>308.110762694217</text:p>
          </table:table-cell>
          <table:table-cell office:value-type="float" office:value="308.096537214194" calcext:value-type="float">
            <text:p>308.096537214194</text:p>
          </table:table-cell>
          <table:table-cell office:value-type="float" office:value="308.082259359908" calcext:value-type="float">
            <text:p>308.082259359908</text:p>
          </table:table-cell>
          <table:table-cell office:value-type="float" office:value="308.06792884377" calcext:value-type="float">
            <text:p>308.067928843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8.527083726747" calcext:value-type="float">
            <text:p>308.527083726747</text:p>
          </table:table-cell>
          <table:table-cell office:value-type="float" office:value="308.512875651321" calcext:value-type="float">
            <text:p>308.512875651321</text:p>
          </table:table-cell>
          <table:table-cell office:value-type="float" office:value="308.498615637326" calcext:value-type="float">
            <text:p>308.498615637326</text:p>
          </table:table-cell>
          <table:table-cell office:value-type="float" office:value="308.484303401691" calcext:value-type="float">
            <text:p>308.484303401691</text:p>
          </table:table-cell>
          <table:table-cell office:value-type="float" office:value="308.469938659298" calcext:value-type="float">
            <text:p>308.469938659298</text:p>
          </table:table-cell>
          <table:table-cell office:value-type="float" office:value="308.455521122965" calcext:value-type="float">
            <text:p>308.455521122965</text:p>
          </table:table-cell>
          <table:table-cell office:value-type="float" office:value="308.441050503425" calcext:value-type="float">
            <text:p>308.441050503425</text:p>
          </table:table-cell>
          <table:table-cell office:value-type="float" office:value="308.426526509309" calcext:value-type="float">
            <text:p>308.426526509309</text:p>
          </table:table-cell>
          <table:table-cell office:value-type="float" office:value="308.411948847127" calcext:value-type="float">
            <text:p>308.411948847127</text:p>
          </table:table-cell>
          <table:table-cell office:value-type="float" office:value="308.397317221249" calcext:value-type="float">
            <text:p>308.397317221249</text:p>
          </table:table-cell>
          <table:table-cell office:value-type="float" office:value="308.382631333883" calcext:value-type="float">
            <text:p>308.3826313338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8.841453662025" calcext:value-type="float">
            <text:p>308.841453662025</text:p>
          </table:table-cell>
          <table:table-cell office:value-type="float" office:value="308.826914488334" calcext:value-type="float">
            <text:p>308.826914488334</text:p>
          </table:table-cell>
          <table:table-cell office:value-type="float" office:value="308.812321879769" calcext:value-type="float">
            <text:p>308.812321879769</text:p>
          </table:table-cell>
          <table:table-cell office:value-type="float" office:value="308.797675543678" calcext:value-type="float">
            <text:p>308.797675543678</text:p>
          </table:table-cell>
          <table:table-cell office:value-type="float" office:value="308.782975185281" calcext:value-type="float">
            <text:p>308.782975185281</text:p>
          </table:table-cell>
          <table:table-cell office:value-type="float" office:value="308.768220507657" calcext:value-type="float">
            <text:p>308.768220507657</text:p>
          </table:table-cell>
          <table:table-cell office:value-type="float" office:value="308.753411211718" calcext:value-type="float">
            <text:p>308.753411211718</text:p>
          </table:table-cell>
          <table:table-cell office:value-type="float" office:value="308.738546996194" calcext:value-type="float">
            <text:p>308.738546996194</text:p>
          </table:table-cell>
          <table:table-cell office:value-type="float" office:value="308.723627557612" calcext:value-type="float">
            <text:p>308.723627557612</text:p>
          </table:table-cell>
          <table:table-cell office:value-type="float" office:value="308.708652590274" calcext:value-type="float">
            <text:p>308.708652590274</text:p>
          </table:table-cell>
          <table:table-cell office:value-type="float" office:value="308.69362178624" calcext:value-type="float">
            <text:p>308.69362178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9.15205237273" calcext:value-type="float">
            <text:p>309.15205237273</text:p>
          </table:table-cell>
          <table:table-cell office:value-type="float" office:value="309.137192146652" calcext:value-type="float">
            <text:p>309.137192146652</text:p>
          </table:table-cell>
          <table:table-cell office:value-type="float" office:value="309.12227701329" calcext:value-type="float">
            <text:p>309.12227701329</text:p>
          </table:table-cell>
          <table:table-cell office:value-type="float" office:value="309.107306670465" calcext:value-type="float">
            <text:p>309.107306670465</text:p>
          </table:table-cell>
          <table:table-cell office:value-type="float" office:value="309.092280813793" calcext:value-type="float">
            <text:p>309.092280813793</text:p>
          </table:table-cell>
          <table:table-cell office:value-type="float" office:value="309.077199136666" calcext:value-type="float">
            <text:p>309.077199136666</text:p>
          </table:table-cell>
          <table:table-cell office:value-type="float" office:value="309.062061330229" calcext:value-type="float">
            <text:p>309.062061330229</text:p>
          </table:table-cell>
          <table:table-cell office:value-type="float" office:value="309.046867083368" calcext:value-type="float">
            <text:p>309.046867083368</text:p>
          </table:table-cell>
          <table:table-cell office:value-type="float" office:value="309.031616082676" calcext:value-type="float">
            <text:p>309.031616082676</text:p>
          </table:table-cell>
          <table:table-cell office:value-type="float" office:value="309.016308012445" calcext:value-type="float">
            <text:p>309.016308012445</text:p>
          </table:table-cell>
          <table:table-cell office:value-type="float" office:value="309.000942554636" calcext:value-type="float">
            <text:p>309.0009425546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.458923645775" calcext:value-type="float">
            <text:p>309.458923645775</text:p>
          </table:table-cell>
          <table:table-cell office:value-type="float" office:value="309.443752225324" calcext:value-type="float">
            <text:p>309.443752225324</text:p>
          </table:table-cell>
          <table:table-cell office:value-type="float" office:value="309.42852444896" calcext:value-type="float">
            <text:p>309.42852444896</text:p>
          </table:table-cell>
          <table:table-cell office:value-type="float" office:value="309.413240005035" calcext:value-type="float">
            <text:p>309.413240005035</text:p>
          </table:table-cell>
          <table:table-cell office:value-type="float" office:value="309.397898579613" calcext:value-type="float">
            <text:p>309.397898579613</text:p>
          </table:table-cell>
          <table:table-cell office:value-type="float" office:value="309.382499856459" calcext:value-type="float">
            <text:p>309.382499856459</text:p>
          </table:table-cell>
          <table:table-cell office:value-type="float" office:value="309.367043517007" calcext:value-type="float">
            <text:p>309.367043517007</text:p>
          </table:table-cell>
          <table:table-cell office:value-type="float" office:value="309.351529240351" calcext:value-type="float">
            <text:p>309.351529240351</text:p>
          </table:table-cell>
          <table:table-cell office:value-type="float" office:value="309.335956703209" calcext:value-type="float">
            <text:p>309.335956703209</text:p>
          </table:table-cell>
          <table:table-cell office:value-type="float" office:value="309.320325579917" calcext:value-type="float">
            <text:p>309.320325579917</text:p>
          </table:table-cell>
          <table:table-cell office:value-type="float" office:value="309.304635542394" calcext:value-type="float">
            <text:p>309.3046355423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9.76211079354" calcext:value-type="float">
            <text:p>309.76211079354</text:p>
          </table:table-cell>
          <table:table-cell office:value-type="float" office:value="309.746637851691" calcext:value-type="float">
            <text:p>309.746637851691</text:p>
          </table:table-cell>
          <table:table-cell office:value-type="float" office:value="309.731107128965" calcext:value-type="float">
            <text:p>309.731107128965</text:p>
          </table:table-cell>
          <table:table-cell office:value-type="float" office:value="309.7155183043" calcext:value-type="float">
            <text:p>309.7155183043</text:p>
          </table:table-cell>
          <table:table-cell office:value-type="float" office:value="309.699871054271" calcext:value-type="float">
            <text:p>309.699871054271</text:p>
          </table:table-cell>
          <table:table-cell office:value-type="float" office:value="309.684165053068" calcext:value-type="float">
            <text:p>309.684165053068</text:p>
          </table:table-cell>
          <table:table-cell office:value-type="float" office:value="309.668399972474" calcext:value-type="float">
            <text:p>309.668399972474</text:p>
          </table:table-cell>
          <table:table-cell office:value-type="float" office:value="309.652575481846" calcext:value-type="float">
            <text:p>309.652575481846</text:p>
          </table:table-cell>
          <table:table-cell office:value-type="float" office:value="309.636691248088" calcext:value-type="float">
            <text:p>309.636691248088</text:p>
          </table:table-cell>
          <table:table-cell office:value-type="float" office:value="309.620746935632" calcext:value-type="float">
            <text:p>309.620746935632</text:p>
          </table:table-cell>
          <table:table-cell office:value-type="float" office:value="309.604742206414" calcext:value-type="float">
            <text:p>309.6047422064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0.061656658232" calcext:value-type="float">
            <text:p>310.061656658232</text:p>
          </table:table-cell>
          <table:table-cell office:value-type="float" office:value="310.045891685716" calcext:value-type="float">
            <text:p>310.045891685716</text:p>
          </table:table-cell>
          <table:table-cell office:value-type="float" office:value="310.030067530903" calcext:value-type="float">
            <text:p>310.030067530903</text:p>
          </table:table-cell>
          <table:table-cell office:value-type="float" office:value="310.014183863376" calcext:value-type="float">
            <text:p>310.014183863376</text:p>
          </table:table-cell>
          <table:table-cell office:value-type="float" office:value="309.998240350279" calcext:value-type="float">
            <text:p>309.998240350279</text:p>
          </table:table-cell>
          <table:table-cell office:value-type="float" office:value="309.982236656287" calcext:value-type="float">
            <text:p>309.982236656287</text:p>
          </table:table-cell>
          <table:table-cell office:value-type="float" office:value="309.96617244359" calcext:value-type="float">
            <text:p>309.96617244359</text:p>
          </table:table-cell>
          <table:table-cell office:value-type="float" office:value="309.950047371869" calcext:value-type="float">
            <text:p>309.950047371869</text:p>
          </table:table-cell>
          <table:table-cell office:value-type="float" office:value="309.933861098268" calcext:value-type="float">
            <text:p>309.933861098268</text:p>
          </table:table-cell>
          <table:table-cell office:value-type="float" office:value="309.917613277378" calcext:value-type="float">
            <text:p>309.917613277378</text:p>
          </table:table-cell>
          <table:table-cell office:value-type="float" office:value="309.901303561207" calcext:value-type="float">
            <text:p>309.9013035612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0.357603616236" calcext:value-type="float">
            <text:p>310.357603616236</text:p>
          </table:table-cell>
          <table:table-cell office:value-type="float" office:value="310.341555924297" calcext:value-type="float">
            <text:p>310.341555924297</text:p>
          </table:table-cell>
          <table:table-cell office:value-type="float" office:value="310.325447672062" calcext:value-type="float">
            <text:p>310.325447672062</text:p>
          </table:table-cell>
          <table:table-cell office:value-type="float" office:value="310.30927851982" calcext:value-type="float">
            <text:p>310.30927851982</text:p>
          </table:table-cell>
          <table:table-cell office:value-type="float" office:value="310.293048125341" calcext:value-type="float">
            <text:p>310.293048125341</text:p>
          </table:table-cell>
          <table:table-cell office:value-type="float" office:value="310.276756143849" calcext:value-type="float">
            <text:p>310.276756143849</text:p>
          </table:table-cell>
          <table:table-cell office:value-type="float" office:value="310.260402227999" calcext:value-type="float">
            <text:p>310.260402227999</text:p>
          </table:table-cell>
          <table:table-cell office:value-type="float" office:value="310.243986027857" calcext:value-type="float">
            <text:p>310.243986027857</text:p>
          </table:table-cell>
          <table:table-cell office:value-type="float" office:value="310.227507190867" calcext:value-type="float">
            <text:p>310.227507190867</text:p>
          </table:table-cell>
          <table:table-cell office:value-type="float" office:value="310.210965361838" calcext:value-type="float">
            <text:p>310.210965361838</text:p>
          </table:table-cell>
          <table:table-cell office:value-type="float" office:value="310.19436018291" calcext:value-type="float">
            <text:p>310.194360182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0.649993582428" calcext:value-type="float">
            <text:p>310.649993582428</text:p>
          </table:table-cell>
          <table:table-cell office:value-type="float" office:value="310.633672305553" calcext:value-type="float">
            <text:p>310.633672305553</text:p>
          </table:table-cell>
          <table:table-cell office:value-type="float" office:value="310.617289113674" calcext:value-type="float">
            <text:p>310.617289113674</text:p>
          </table:table-cell>
          <table:table-cell office:value-type="float" office:value="310.600843657851" calcext:value-type="float">
            <text:p>310.600843657851</text:p>
          </table:table-cell>
          <table:table-cell office:value-type="float" office:value="310.584335586542" calcext:value-type="float">
            <text:p>310.584335586542</text:p>
          </table:table-cell>
          <table:table-cell office:value-type="float" office:value="310.567764545581" calcext:value-type="float">
            <text:p>310.567764545581</text:p>
          </table:table-cell>
          <table:table-cell office:value-type="float" office:value="310.551130178151" calcext:value-type="float">
            <text:p>310.551130178151</text:p>
          </table:table-cell>
          <table:table-cell office:value-type="float" office:value="310.53443212476" calcext:value-type="float">
            <text:p>310.53443212476</text:p>
          </table:table-cell>
          <table:table-cell office:value-type="float" office:value="310.517670023219" calcext:value-type="float">
            <text:p>310.517670023219</text:p>
          </table:table-cell>
          <table:table-cell office:value-type="float" office:value="310.500843508612" calcext:value-type="float">
            <text:p>310.500843508612</text:p>
          </table:table-cell>
          <table:table-cell office:value-type="float" office:value="310.483952213275" calcext:value-type="float">
            <text:p>310.4839522132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0.938868014481" calcext:value-type="float">
            <text:p>310.938868014481</text:p>
          </table:table-cell>
          <table:table-cell office:value-type="float" office:value="310.922282113086" calcext:value-type="float">
            <text:p>310.922282113086</text:p>
          </table:table-cell>
          <table:table-cell office:value-type="float" office:value="310.905632965146" calcext:value-type="float">
            <text:p>310.905632965146</text:p>
          </table:table-cell>
          <table:table-cell office:value-type="float" office:value="310.888920212551" calcext:value-type="float">
            <text:p>310.888920212551</text:p>
          </table:table-cell>
          <table:table-cell office:value-type="float" office:value="310.872143494514" calcext:value-type="float">
            <text:p>310.872143494514</text:p>
          </table:table-cell>
          <table:table-cell office:value-type="float" office:value="310.855302447538" calcext:value-type="float">
            <text:p>310.855302447538</text:p>
          </table:table-cell>
          <table:table-cell office:value-type="float" office:value="310.838396705398" calcext:value-type="float">
            <text:p>310.838396705398</text:p>
          </table:table-cell>
          <table:table-cell office:value-type="float" office:value="310.821425899111" calcext:value-type="float">
            <text:p>310.821425899111</text:p>
          </table:table-cell>
          <table:table-cell office:value-type="float" office:value="310.80438965691" calcext:value-type="float">
            <text:p>310.80438965691</text:p>
          </table:table-cell>
          <table:table-cell office:value-type="float" office:value="310.787287604224" calcext:value-type="float">
            <text:p>310.787287604224</text:p>
          </table:table-cell>
          <table:table-cell office:value-type="float" office:value="310.770119363643" calcext:value-type="float">
            <text:p>310.7701193636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1.224267917131" calcext:value-type="float">
            <text:p>311.224267917131</text:p>
          </table:table-cell>
          <table:table-cell office:value-type="float" office:value="311.207426180227" calcext:value-type="float">
            <text:p>311.207426180227</text:p>
          </table:table-cell>
          <table:table-cell office:value-type="float" office:value="311.190519888267" calcext:value-type="float">
            <text:p>311.190519888267</text:p>
          </table:table-cell>
          <table:table-cell office:value-type="float" office:value="311.173548674041" calcext:value-type="float">
            <text:p>311.173548674041</text:p>
          </table:table-cell>
          <table:table-cell office:value-type="float" office:value="311.156512167576" calcext:value-type="float">
            <text:p>311.156512167576</text:p>
          </table:table-cell>
          <table:table-cell office:value-type="float" office:value="311.139409996113" calcext:value-type="float">
            <text:p>311.139409996113</text:p>
          </table:table-cell>
          <table:table-cell office:value-type="float" office:value="311.122241784079" calcext:value-type="float">
            <text:p>311.122241784079</text:p>
          </table:table-cell>
          <table:table-cell office:value-type="float" office:value="311.105007153065" calcext:value-type="float">
            <text:p>311.105007153065</text:p>
          </table:table-cell>
          <table:table-cell office:value-type="float" office:value="311.087705721794" calcext:value-type="float">
            <text:p>311.087705721794</text:p>
          </table:table-cell>
          <table:table-cell office:value-type="float" office:value="311.070337106099" calcext:value-type="float">
            <text:p>311.070337106099</text:p>
          </table:table-cell>
          <table:table-cell office:value-type="float" office:value="311.05290091889" calcext:value-type="float">
            <text:p>311.052900918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1.506233846433" calcext:value-type="float">
            <text:p>311.506233846433</text:p>
          </table:table-cell>
          <table:table-cell office:value-type="float" office:value="311.489144894248" calcext:value-type="float">
            <text:p>311.489144894248</text:p>
          </table:table-cell>
          <table:table-cell office:value-type="float" office:value="311.471990101397" calcext:value-type="float">
            <text:p>311.471990101397</text:p>
          </table:table-cell>
          <table:table-cell office:value-type="float" office:value="311.454769091631" calcext:value-type="float">
            <text:p>311.454769091631</text:p>
          </table:table-cell>
          <table:table-cell office:value-type="float" office:value="311.437481485859" calcext:value-type="float">
            <text:p>311.437481485859</text:p>
          </table:table-cell>
          <table:table-cell office:value-type="float" office:value="311.420126902123" calcext:value-type="float">
            <text:p>311.420126902123</text:p>
          </table:table-cell>
          <table:table-cell office:value-type="float" office:value="311.402704955572" calcext:value-type="float">
            <text:p>311.402704955572</text:p>
          </table:table-cell>
          <table:table-cell office:value-type="float" office:value="311.385215258433" calcext:value-type="float">
            <text:p>311.385215258433</text:p>
          </table:table-cell>
          <table:table-cell office:value-type="float" office:value="311.367657419984" calcext:value-type="float">
            <text:p>311.367657419984</text:p>
          </table:table-cell>
          <table:table-cell office:value-type="float" office:value="311.350031046528" calcext:value-type="float">
            <text:p>311.350031046528</text:p>
          </table:table-cell>
          <table:table-cell office:value-type="float" office:value="311.332335741361" calcext:value-type="float">
            <text:p>311.3323357413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1.784805913984" calcext:value-type="float">
            <text:p>311.784805913984</text:p>
          </table:table-cell>
          <table:table-cell office:value-type="float" office:value="311.767478200563" calcext:value-type="float">
            <text:p>311.767478200563</text:p>
          </table:table-cell>
          <table:table-cell office:value-type="float" office:value="311.750083383627" calcext:value-type="float">
            <text:p>311.750083383627</text:p>
          </table:table-cell>
          <table:table-cell office:value-type="float" office:value="311.732621077953" calcext:value-type="float">
            <text:p>311.732621077953</text:p>
          </table:table-cell>
          <table:table-cell office:value-type="float" office:value="311.715090895401" calcext:value-type="float">
            <text:p>311.715090895401</text:p>
          </table:table-cell>
          <table:table-cell office:value-type="float" office:value="311.697492444882" calcext:value-type="float">
            <text:p>311.697492444882</text:p>
          </table:table-cell>
          <table:table-cell office:value-type="float" office:value="311.679825332329" calcext:value-type="float">
            <text:p>311.679825332329</text:p>
          </table:table-cell>
          <table:table-cell office:value-type="float" office:value="311.662089160676" calcext:value-type="float">
            <text:p>311.662089160676</text:p>
          </table:table-cell>
          <table:table-cell office:value-type="float" office:value="311.644283529821" calcext:value-type="float">
            <text:p>311.644283529821</text:p>
          </table:table-cell>
          <table:table-cell office:value-type="float" office:value="311.626408036603" calcext:value-type="float">
            <text:p>311.626408036603</text:p>
          </table:table-cell>
          <table:table-cell office:value-type="float" office:value="311.608462274772" calcext:value-type="float">
            <text:p>311.6084622747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2.060023791129" calcext:value-type="float">
            <text:p>312.060023791129</text:p>
          </table:table-cell>
          <table:table-cell office:value-type="float" office:value="312.042465606893" calcext:value-type="float">
            <text:p>312.042465606893</text:p>
          </table:table-cell>
          <table:table-cell office:value-type="float" office:value="312.024839078913" calcext:value-type="float">
            <text:p>312.024839078913</text:p>
          </table:table-cell>
          <table:table-cell office:value-type="float" office:value="312.007143813065" calcext:value-type="float">
            <text:p>312.007143813065</text:p>
          </table:table-cell>
          <table:table-cell office:value-type="float" office:value="311.989379412223" calcext:value-type="float">
            <text:p>311.989379412223</text:p>
          </table:table-cell>
          <table:table-cell office:value-type="float" office:value="311.971545476234" calcext:value-type="float">
            <text:p>311.971545476234</text:p>
          </table:table-cell>
          <table:table-cell office:value-type="float" office:value="311.953641601888" calcext:value-type="float">
            <text:p>311.953641601888</text:p>
          </table:table-cell>
          <table:table-cell office:value-type="float" office:value="311.935667382889" calcext:value-type="float">
            <text:p>311.935667382889</text:p>
          </table:table-cell>
          <table:table-cell office:value-type="float" office:value="311.917622409824" calcext:value-type="float">
            <text:p>311.917622409824</text:p>
          </table:table-cell>
          <table:table-cell office:value-type="float" office:value="311.899506270138" calcext:value-type="float">
            <text:p>311.899506270138</text:p>
          </table:table-cell>
          <table:table-cell office:value-type="float" office:value="311.8813185481" calcext:value-type="float">
            <text:p>311.88131854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2.331926713136" calcext:value-type="float">
            <text:p>312.331926713136</text:p>
          </table:table-cell>
          <table:table-cell office:value-type="float" office:value="312.314146187414" calcext:value-type="float">
            <text:p>312.314146187414</text:p>
          </table:table-cell>
          <table:table-cell office:value-type="float" office:value="312.2962961002" calcext:value-type="float">
            <text:p>312.2962961002</text:p>
          </table:table-cell>
          <table:table-cell office:value-type="float" office:value="312.278376048534" calcext:value-type="float">
            <text:p>312.278376048534</text:p>
          </table:table-cell>
          <table:table-cell office:value-type="float" office:value="312.260385626378" calcext:value-type="float">
            <text:p>312.260385626378</text:p>
          </table:table-cell>
          <table:table-cell office:value-type="float" office:value="312.242324424582" calcext:value-type="float">
            <text:p>312.242324424582</text:p>
          </table:table-cell>
          <table:table-cell office:value-type="float" office:value="312.224192030859" calcext:value-type="float">
            <text:p>312.224192030859</text:p>
          </table:table-cell>
          <table:table-cell office:value-type="float" office:value="312.205988029756" calcext:value-type="float">
            <text:p>312.205988029756</text:p>
          </table:table-cell>
          <table:table-cell office:value-type="float" office:value="312.187712002616" calcext:value-type="float">
            <text:p>312.187712002616</text:p>
          </table:table-cell>
          <table:table-cell office:value-type="float" office:value="312.16936352756" calcext:value-type="float">
            <text:p>312.16936352756</text:p>
          </table:table-cell>
          <table:table-cell office:value-type="float" office:value="312.150942179444" calcext:value-type="float">
            <text:p>312.150942179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2.60055348335" calcext:value-type="float">
            <text:p>312.60055348335</text:p>
          </table:table-cell>
          <table:table-cell office:value-type="float" office:value="312.582558586879" calcext:value-type="float">
            <text:p>312.582558586879</text:p>
          </table:table-cell>
          <table:table-cell office:value-type="float" office:value="312.564492933503" calcext:value-type="float">
            <text:p>312.564492933503</text:p>
          </table:table-cell>
          <table:table-cell office:value-type="float" office:value="312.546356111498" calcext:value-type="float">
            <text:p>312.546356111498</text:p>
          </table:table-cell>
          <table:table-cell office:value-type="float" office:value="312.52814770598" calcext:value-type="float">
            <text:p>312.52814770598</text:p>
          </table:table-cell>
          <table:table-cell office:value-type="float" office:value="312.509867298876" calcext:value-type="float">
            <text:p>312.509867298876</text:p>
          </table:table-cell>
          <table:table-cell office:value-type="float" office:value="312.491514468892" calcext:value-type="float">
            <text:p>312.491514468892</text:p>
          </table:table-cell>
          <table:table-cell office:value-type="float" office:value="312.473088791484" calcext:value-type="float">
            <text:p>312.473088791484</text:p>
          </table:table-cell>
          <table:table-cell office:value-type="float" office:value="312.454589838827" calcext:value-type="float">
            <text:p>312.454589838827</text:p>
          </table:table-cell>
          <table:table-cell office:value-type="float" office:value="312.436017179782" calcext:value-type="float">
            <text:p>312.436017179782</text:p>
          </table:table-cell>
          <table:table-cell office:value-type="float" office:value="312.417370379864" calcext:value-type="float">
            <text:p>312.4173703798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2.865942477321" calcext:value-type="float">
            <text:p>312.865942477321</text:p>
          </table:table-cell>
          <table:table-cell office:value-type="float" office:value="312.847741024714" calcext:value-type="float">
            <text:p>312.847741024714</text:p>
          </table:table-cell>
          <table:table-cell office:value-type="float" office:value="312.829467641978" calcext:value-type="float">
            <text:p>312.829467641978</text:p>
          </table:table-cell>
          <table:table-cell office:value-type="float" office:value="312.811121908696" calcext:value-type="float">
            <text:p>312.811121908696</text:p>
          </table:table-cell>
          <table:table-cell office:value-type="float" office:value="312.79270340121" calcext:value-type="float">
            <text:p>312.79270340121</text:p>
          </table:table-cell>
          <table:table-cell office:value-type="float" office:value="312.774211692592" calcext:value-type="float">
            <text:p>312.774211692592</text:p>
          </table:table-cell>
          <table:table-cell office:value-type="float" office:value="312.755646352615" calcext:value-type="float">
            <text:p>312.755646352615</text:p>
          </table:table-cell>
          <table:table-cell office:value-type="float" office:value="312.737006947716" calcext:value-type="float">
            <text:p>312.737006947716</text:p>
          </table:table-cell>
          <table:table-cell office:value-type="float" office:value="312.71829304097" calcext:value-type="float">
            <text:p>312.71829304097</text:p>
          </table:table-cell>
          <table:table-cell office:value-type="float" office:value="312.699504192052" calcext:value-type="float">
            <text:p>312.699504192052</text:p>
          </table:table-cell>
          <table:table-cell office:value-type="float" office:value="312.680639957208" calcext:value-type="float">
            <text:p>312.6806399572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3.128131646911" calcext:value-type="float">
            <text:p>313.128131646911</text:p>
          </table:table-cell>
          <table:table-cell office:value-type="float" office:value="313.109731299092" calcext:value-type="float">
            <text:p>313.109731299092</text:p>
          </table:table-cell>
          <table:table-cell office:value-type="float" office:value="313.091257869962" calcext:value-type="float">
            <text:p>313.091257869962</text:p>
          </table:table-cell>
          <table:table-cell office:value-type="float" office:value="313.07271093048" calcext:value-type="float">
            <text:p>313.07271093048</text:p>
          </table:table-cell>
          <table:table-cell office:value-type="float" office:value="313.054090048288" calcext:value-type="float">
            <text:p>313.054090048288</text:p>
          </table:table-cell>
          <table:table-cell office:value-type="float" office:value="313.035394787678" calcext:value-type="float">
            <text:p>313.035394787678</text:p>
          </table:table-cell>
          <table:table-cell office:value-type="float" office:value="313.016624709556" calcext:value-type="float">
            <text:p>313.016624709556</text:p>
          </table:table-cell>
          <table:table-cell office:value-type="float" office:value="312.997779371417" calcext:value-type="float">
            <text:p>312.997779371417</text:p>
          </table:table-cell>
          <table:table-cell office:value-type="float" office:value="312.978858327304" calcext:value-type="float">
            <text:p>312.978858327304</text:p>
          </table:table-cell>
          <table:table-cell office:value-type="float" office:value="312.959861127782" calcext:value-type="float">
            <text:p>312.959861127782</text:p>
          </table:table-cell>
          <table:table-cell office:value-type="float" office:value="312.940787319899" calcext:value-type="float">
            <text:p>312.9407873198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3.387158524368" calcext:value-type="float">
            <text:p>313.387158524368</text:p>
          </table:table-cell>
          <table:table-cell office:value-type="float" office:value="313.368566790981" calcext:value-type="float">
            <text:p>313.368566790981</text:p>
          </table:table-cell>
          <table:table-cell office:value-type="float" office:value="313.349900846989" calcext:value-type="float">
            <text:p>313.349900846989</text:p>
          </table:table-cell>
          <table:table-cell office:value-type="float" office:value="313.331160254804" calcext:value-type="float">
            <text:p>313.331160254804</text:p>
          </table:table-cell>
          <table:table-cell office:value-type="float" office:value="313.312344573439" calcext:value-type="float">
            <text:p>313.312344573439</text:p>
          </table:table-cell>
          <table:table-cell office:value-type="float" office:value="313.293453358477" calcext:value-type="float">
            <text:p>313.293453358477</text:p>
          </table:table-cell>
          <table:table-cell office:value-type="float" office:value="313.274486162035" calcext:value-type="float">
            <text:p>313.274486162035</text:p>
          </table:table-cell>
          <table:table-cell office:value-type="float" office:value="313.255442532735" calcext:value-type="float">
            <text:p>313.255442532735</text:p>
          </table:table-cell>
          <table:table-cell office:value-type="float" office:value="313.236322015664" calcext:value-type="float">
            <text:p>313.236322015664</text:p>
          </table:table-cell>
          <table:table-cell office:value-type="float" office:value="313.217124152349" calcext:value-type="float">
            <text:p>313.217124152349</text:p>
          </table:table-cell>
          <table:table-cell office:value-type="float" office:value="313.197848480713" calcext:value-type="float">
            <text:p>313.1978484807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3.643060226381" calcext:value-type="float">
            <text:p>313.643060226381</text:p>
          </table:table-cell>
          <table:table-cell office:value-type="float" office:value="313.624284468161" calcext:value-type="float">
            <text:p>313.624284468161</text:p>
          </table:table-cell>
          <table:table-cell office:value-type="float" office:value="313.605433391782" calcext:value-type="float">
            <text:p>313.605433391782</text:p>
          </table:table-cell>
          <table:table-cell office:value-type="float" office:value="313.58650655118" calcext:value-type="float">
            <text:p>313.58650655118</text:p>
          </table:table-cell>
          <table:table-cell office:value-type="float" office:value="313.567503496814" calcext:value-type="float">
            <text:p>313.567503496814</text:p>
          </table:table-cell>
          <table:table-cell office:value-type="float" office:value="313.548423775632" calcext:value-type="float">
            <text:p>313.548423775632</text:p>
          </table:table-cell>
          <table:table-cell office:value-type="float" office:value="313.529266931035" calcext:value-type="float">
            <text:p>313.529266931035</text:p>
          </table:table-cell>
          <table:table-cell office:value-type="float" office:value="313.510032502847" calcext:value-type="float">
            <text:p>313.510032502847</text:p>
          </table:table-cell>
          <table:table-cell office:value-type="float" office:value="313.490720027274" calcext:value-type="float">
            <text:p>313.490720027274</text:p>
          </table:table-cell>
          <table:table-cell office:value-type="float" office:value="313.471329036878" calcext:value-type="float">
            <text:p>313.471329036878</text:p>
          </table:table-cell>
          <table:table-cell office:value-type="float" office:value="313.451859060531" calcext:value-type="float">
            <text:p>313.4518590605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3.895873458106" calcext:value-type="float">
            <text:p>313.895873458106</text:p>
          </table:table-cell>
          <table:table-cell office:value-type="float" office:value="313.876920889229" calcext:value-type="float">
            <text:p>313.876920889229</text:p>
          </table:table-cell>
          <table:table-cell office:value-type="float" office:value="313.857891916221" calcext:value-type="float">
            <text:p>313.857891916221</text:p>
          </table:table-cell>
          <table:table-cell office:value-type="float" office:value="313.83878608462" calcext:value-type="float">
            <text:p>313.83878608462</text:p>
          </table:table-cell>
          <table:table-cell office:value-type="float" office:value="313.819602936403" calcext:value-type="float">
            <text:p>313.819602936403</text:p>
          </table:table-cell>
          <table:table-cell office:value-type="float" office:value="313.800342009959" calcext:value-type="float">
            <text:p>313.800342009959</text:p>
          </table:table-cell>
          <table:table-cell office:value-type="float" office:value="313.781002840049" calcext:value-type="float">
            <text:p>313.781002840049</text:p>
          </table:table-cell>
          <table:table-cell office:value-type="float" office:value="313.761584957772" calcext:value-type="float">
            <text:p>313.761584957772</text:p>
          </table:table-cell>
          <table:table-cell office:value-type="float" office:value="313.74208789053" calcext:value-type="float">
            <text:p>313.74208789053</text:p>
          </table:table-cell>
          <table:table-cell office:value-type="float" office:value="313.722511161994" calcext:value-type="float">
            <text:p>313.722511161994</text:p>
          </table:table-cell>
          <table:table-cell office:value-type="float" office:value="313.702854292063" calcext:value-type="float">
            <text:p>313.702854292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4.14563451717" calcext:value-type="float">
            <text:p>314.14563451717</text:p>
          </table:table-cell>
          <table:table-cell office:value-type="float" office:value="314.126512207564" calcext:value-type="float">
            <text:p>314.126512207564</text:p>
          </table:table-cell>
          <table:table-cell office:value-type="float" office:value="314.107312429284" calcext:value-type="float">
            <text:p>314.107312429284</text:p>
          </table:table-cell>
          <table:table-cell office:value-type="float" office:value="314.088034719542" calcext:value-type="float">
            <text:p>314.088034719542</text:p>
          </table:table-cell>
          <table:table-cell office:value-type="float" office:value="314.068678611914" calcext:value-type="float">
            <text:p>314.068678611914</text:p>
          </table:table-cell>
          <table:table-cell office:value-type="float" office:value="314.049243636301" calcext:value-type="float">
            <text:p>314.049243636301</text:p>
          </table:table-cell>
          <table:table-cell office:value-type="float" office:value="314.029729318901" calcext:value-type="float">
            <text:p>314.029729318901</text:p>
          </table:table-cell>
          <table:table-cell office:value-type="float" office:value="314.010135182166" calcext:value-type="float">
            <text:p>314.010135182166</text:p>
          </table:table-cell>
          <table:table-cell office:value-type="float" office:value="313.990460744768" calcext:value-type="float">
            <text:p>313.990460744768</text:p>
          </table:table-cell>
          <table:table-cell office:value-type="float" office:value="313.970705521565" calcext:value-type="float">
            <text:p>313.970705521565</text:p>
          </table:table-cell>
          <table:table-cell office:value-type="float" office:value="313.950869023555" calcext:value-type="float">
            <text:p>313.9508690235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4.392379297644" calcext:value-type="float">
            <text:p>314.392379297644</text:p>
          </table:table-cell>
          <table:table-cell office:value-type="float" office:value="314.373094175275" calcext:value-type="float">
            <text:p>314.373094175275</text:p>
          </table:table-cell>
          <table:table-cell office:value-type="float" office:value="314.353730540961" calcext:value-type="float">
            <text:p>314.353730540961</text:p>
          </table:table-cell>
          <table:table-cell office:value-type="float" office:value="314.334287923662" calcext:value-type="float">
            <text:p>314.334287923662</text:p>
          </table:table-cell>
          <table:table-cell office:value-type="float" office:value="314.314765848628" calcext:value-type="float">
            <text:p>314.314765848628</text:p>
          </table:table-cell>
          <table:table-cell office:value-type="float" office:value="314.295163837353" calcext:value-type="float">
            <text:p>314.295163837353</text:p>
          </table:table-cell>
          <table:table-cell office:value-type="float" office:value="314.275481407545" calcext:value-type="float">
            <text:p>314.275481407545</text:p>
          </table:table-cell>
          <table:table-cell office:value-type="float" office:value="314.255718073088" calcext:value-type="float">
            <text:p>314.255718073088</text:p>
          </table:table-cell>
          <table:table-cell office:value-type="float" office:value="314.235873343999" calcext:value-type="float">
            <text:p>314.235873343999</text:p>
          </table:table-cell>
          <table:table-cell office:value-type="float" office:value="314.2159467264" calcext:value-type="float">
            <text:p>314.2159467264</text:p>
          </table:table-cell>
          <table:table-cell office:value-type="float" office:value="314.19593772247" calcext:value-type="float">
            <text:p>314.195937722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4.636143293993" calcext:value-type="float">
            <text:p>314.636143293993</text:p>
          </table:table-cell>
          <table:table-cell office:value-type="float" office:value="314.616702147123" calcext:value-type="float">
            <text:p>314.616702147123</text:p>
          </table:table-cell>
          <table:table-cell office:value-type="float" office:value="314.597181466146" calcext:value-type="float">
            <text:p>314.597181466146</text:p>
          </table:table-cell>
          <table:table-cell office:value-type="float" office:value="314.577580771851" calcext:value-type="float">
            <text:p>314.577580771851</text:p>
          </table:table-cell>
          <table:table-cell office:value-type="float" office:value="314.557899581236" calcext:value-type="float">
            <text:p>314.557899581236</text:p>
          </table:table-cell>
          <table:table-cell office:value-type="float" office:value="314.538137407466" calcext:value-type="float">
            <text:p>314.538137407466</text:p>
          </table:table-cell>
          <table:table-cell office:value-type="float" office:value="314.518293759839" calcext:value-type="float">
            <text:p>314.518293759839</text:p>
          </table:table-cell>
          <table:table-cell office:value-type="float" office:value="314.498368143744" calcext:value-type="float">
            <text:p>314.498368143744</text:p>
          </table:table-cell>
          <table:table-cell office:value-type="float" office:value="314.478360060626" calcext:value-type="float">
            <text:p>314.478360060626</text:p>
          </table:table-cell>
          <table:table-cell office:value-type="float" office:value="314.458269007947" calcext:value-type="float">
            <text:p>314.458269007947</text:p>
          </table:table-cell>
          <table:table-cell office:value-type="float" office:value="314.438094479143" calcext:value-type="float">
            <text:p>314.4380944791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4.876961605001" calcext:value-type="float">
            <text:p>314.876961605001</text:p>
          </table:table-cell>
          <table:table-cell office:value-type="float" office:value="314.857371084412" calcext:value-type="float">
            <text:p>314.857371084412</text:p>
          </table:table-cell>
          <table:table-cell office:value-type="float" office:value="314.837700028503" calcext:value-type="float">
            <text:p>314.837700028503</text:p>
          </table:table-cell>
          <table:table-cell office:value-type="float" office:value="314.817947949971" calcext:value-type="float">
            <text:p>314.817947949971</text:p>
          </table:table-cell>
          <table:table-cell office:value-type="float" office:value="314.798114357641" calcext:value-type="float">
            <text:p>314.798114357641</text:p>
          </table:table-cell>
          <table:table-cell office:value-type="float" office:value="314.778198756426" calcext:value-type="float">
            <text:p>314.778198756426</text:p>
          </table:table-cell>
          <table:table-cell office:value-type="float" office:value="314.75820064729" calcext:value-type="float">
            <text:p>314.75820064729</text:p>
          </table:table-cell>
          <table:table-cell office:value-type="float" office:value="314.738119527212" calcext:value-type="float">
            <text:p>314.738119527212</text:p>
          </table:table-cell>
          <table:table-cell office:value-type="float" office:value="314.717954889136" calcext:value-type="float">
            <text:p>314.717954889136</text:p>
          </table:table-cell>
          <table:table-cell office:value-type="float" office:value="314.697706221947" calcext:value-type="float">
            <text:p>314.697706221947</text:p>
          </table:table-cell>
          <table:table-cell office:value-type="float" office:value="314.677373010416" calcext:value-type="float">
            <text:p>314.6773730104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5.114868937667" calcext:value-type="float">
            <text:p>315.114868937667</text:p>
          </table:table-cell>
          <table:table-cell office:value-type="float" office:value="315.095135558857" calcext:value-type="float">
            <text:p>315.095135558857</text:p>
          </table:table-cell>
          <table:table-cell office:value-type="float" office:value="315.075320664303" calcext:value-type="float">
            <text:p>315.075320664303</text:p>
          </table:table-cell>
          <table:table-cell office:value-type="float" office:value="315.055423758687" calcext:value-type="float">
            <text:p>315.055423758687</text:p>
          </table:table-cell>
          <table:table-cell office:value-type="float" office:value="315.03544434274" calcext:value-type="float">
            <text:p>315.03544434274</text:p>
          </table:table-cell>
          <table:table-cell office:value-type="float" office:value="315.015381913202" calcext:value-type="float">
            <text:p>315.015381913202</text:p>
          </table:table-cell>
          <table:table-cell office:value-type="float" office:value="314.995235962785" calcext:value-type="float">
            <text:p>314.995235962785</text:p>
          </table:table-cell>
          <table:table-cell office:value-type="float" office:value="314.975005980129" calcext:value-type="float">
            <text:p>314.975005980129</text:p>
          </table:table-cell>
          <table:table-cell office:value-type="float" office:value="314.954691449766" calcext:value-type="float">
            <text:p>314.954691449766</text:p>
          </table:table-cell>
          <table:table-cell office:value-type="float" office:value="314.934291852077" calcext:value-type="float">
            <text:p>314.934291852077</text:p>
          </table:table-cell>
          <table:table-cell office:value-type="float" office:value="314.913806663252" calcext:value-type="float">
            <text:p>314.9138066632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5.349899611075" calcext:value-type="float">
            <text:p>315.349899611075</text:p>
          </table:table-cell>
          <table:table-cell office:value-type="float" office:value="315.330029756429" calcext:value-type="float">
            <text:p>315.330029756429</text:p>
          </table:table-cell>
          <table:table-cell office:value-type="float" office:value="315.31007742624" calcext:value-type="float">
            <text:p>315.31007742624</text:p>
          </table:table-cell>
          <table:table-cell office:value-type="float" office:value="315.290042117252" calcext:value-type="float">
            <text:p>315.290042117252</text:p>
          </table:table-cell>
          <table:table-cell office:value-type="float" office:value="315.269923322183" calcext:value-type="float">
            <text:p>315.269923322183</text:p>
          </table:table-cell>
          <table:table-cell office:value-type="float" office:value="315.24972052968" calcext:value-type="float">
            <text:p>315.24972052968</text:p>
          </table:table-cell>
          <table:table-cell office:value-type="float" office:value="315.22943322428" calcext:value-type="float">
            <text:p>315.22943322428</text:p>
          </table:table-cell>
          <table:table-cell office:value-type="float" office:value="315.20906088637" calcext:value-type="float">
            <text:p>315.20906088637</text:p>
          </table:table-cell>
          <table:table-cell office:value-type="float" office:value="315.188602992143" calcext:value-type="float">
            <text:p>315.188602992143</text:p>
          </table:table-cell>
          <table:table-cell office:value-type="float" office:value="315.168059013562" calcext:value-type="float">
            <text:p>315.168059013562</text:p>
          </table:table-cell>
          <table:table-cell office:value-type="float" office:value="315.147428418312" calcext:value-type="float">
            <text:p>315.1474284183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5.582087560239" calcext:value-type="float">
            <text:p>315.582087560239</text:p>
          </table:table-cell>
          <table:table-cell office:value-type="float" office:value="315.562087481168" calcext:value-type="float">
            <text:p>315.562087481168</text:p>
          </table:table-cell>
          <table:table-cell office:value-type="float" office:value="315.542003987213" calcext:value-type="float">
            <text:p>315.542003987213</text:p>
          </table:table-cell>
          <table:table-cell office:value-type="float" office:value="315.521836567262" calcext:value-type="float">
            <text:p>315.521836567262</text:p>
          </table:table-cell>
          <table:table-cell office:value-type="float" office:value="315.5015847061" calcext:value-type="float">
            <text:p>315.5015847061</text:p>
          </table:table-cell>
          <table:table-cell office:value-type="float" office:value="315.481247884359" calcext:value-type="float">
            <text:p>315.481247884359</text:p>
          </table:table-cell>
          <table:table-cell office:value-type="float" office:value="315.460825578484" calcext:value-type="float">
            <text:p>315.460825578484</text:p>
          </table:table-cell>
          <table:table-cell office:value-type="float" office:value="315.440317260687" calcext:value-type="float">
            <text:p>315.440317260687</text:p>
          </table:table-cell>
          <table:table-cell office:value-type="float" office:value="315.419722398907" calcext:value-type="float">
            <text:p>315.419722398907</text:p>
          </table:table-cell>
          <table:table-cell office:value-type="float" office:value="315.399040456766" calcext:value-type="float">
            <text:p>315.399040456766</text:p>
          </table:table-cell>
          <table:table-cell office:value-type="float" office:value="315.378270893528" calcext:value-type="float">
            <text:p>315.3782708935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5.811466339921" calcext:value-type="float">
            <text:p>315.811466339921</text:p>
          </table:table-cell>
          <table:table-cell office:value-type="float" office:value="315.791342158973" calcext:value-type="float">
            <text:p>315.791342158973</text:p>
          </table:table-cell>
          <table:table-cell office:value-type="float" office:value="315.771133644092" calcext:value-type="float">
            <text:p>315.771133644092</text:p>
          </table:table-cell>
          <table:table-cell office:value-type="float" office:value="315.750840276394" calcext:value-type="float">
            <text:p>315.750840276394</text:p>
          </table:table-cell>
          <table:table-cell office:value-type="float" office:value="315.730461532807" calcext:value-type="float">
            <text:p>315.730461532807</text:p>
          </table:table-cell>
          <table:table-cell office:value-type="float" office:value="315.709996886033" calcext:value-type="float">
            <text:p>315.709996886033</text:p>
          </table:table-cell>
          <table:table-cell office:value-type="float" office:value="315.689445804503" calcext:value-type="float">
            <text:p>315.689445804503</text:p>
          </table:table-cell>
          <table:table-cell office:value-type="float" office:value="315.668807752338" calcext:value-type="float">
            <text:p>315.668807752338</text:p>
          </table:table-cell>
          <table:table-cell office:value-type="float" office:value="315.648082189301" calcext:value-type="float">
            <text:p>315.648082189301</text:p>
          </table:table-cell>
          <table:table-cell office:value-type="float" office:value="315.627268570759" calcext:value-type="float">
            <text:p>315.627268570759</text:p>
          </table:table-cell>
          <table:table-cell office:value-type="float" office:value="315.606366347633" calcext:value-type="float">
            <text:p>315.6063663476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6.038069128422" calcext:value-type="float">
            <text:p>316.038069128422</text:p>
          </table:table-cell>
          <table:table-cell office:value-type="float" office:value="316.017826841363" calcext:value-type="float">
            <text:p>316.017826841363</text:p>
          </table:table-cell>
          <table:table-cell office:value-type="float" office:value="315.997499321452" calcext:value-type="float">
            <text:p>315.997499321452</text:p>
          </table:table-cell>
          <table:table-cell office:value-type="float" office:value="315.977086042107" calcext:value-type="float">
            <text:p>315.977086042107</text:p>
          </table:table-cell>
          <table:table-cell office:value-type="float" office:value="315.956586472485" calcext:value-type="float">
            <text:p>315.956586472485</text:p>
          </table:table-cell>
          <table:table-cell office:value-type="float" office:value="315.936000077436" calcext:value-type="float">
            <text:p>315.936000077436</text:p>
          </table:table-cell>
          <table:table-cell office:value-type="float" office:value="315.915326317462" calcext:value-type="float">
            <text:p>315.915326317462</text:p>
          </table:table-cell>
          <table:table-cell office:value-type="float" office:value="315.894564648673" calcext:value-type="float">
            <text:p>315.894564648673</text:p>
          </table:table-cell>
          <table:table-cell office:value-type="float" office:value="315.873714522739" calcext:value-type="float">
            <text:p>315.873714522739</text:p>
          </table:table-cell>
          <table:table-cell office:value-type="float" office:value="315.852775386853" calcext:value-type="float">
            <text:p>315.852775386853</text:p>
          </table:table-cell>
          <table:table-cell office:value-type="float" office:value="315.831746683679" calcext:value-type="float">
            <text:p>315.8317466836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6.261928731341" calcext:value-type="float">
            <text:p>316.261928731341</text:p>
          </table:table-cell>
          <table:table-cell office:value-type="float" office:value="316.241574209219" calcext:value-type="float">
            <text:p>316.241574209219</text:p>
          </table:table-cell>
          <table:table-cell office:value-type="float" office:value="316.221133575279" calcext:value-type="float">
            <text:p>316.221133575279</text:p>
          </table:table-cell>
          <table:table-cell office:value-type="float" office:value="316.200606295329" calcext:value-type="float">
            <text:p>316.200606295329</text:p>
          </table:table-cell>
          <table:table-cell office:value-type="float" office:value="316.179991830834" calcext:value-type="float">
            <text:p>316.179991830834</text:p>
          </table:table-cell>
          <table:table-cell office:value-type="float" office:value="316.159289638877" calcext:value-type="float">
            <text:p>316.159289638877</text:p>
          </table:table-cell>
          <table:table-cell office:value-type="float" office:value="316.13849917211" calcext:value-type="float">
            <text:p>316.13849917211</text:p>
          </table:table-cell>
          <table:table-cell office:value-type="float" office:value="316.117619878715" calcext:value-type="float">
            <text:p>316.117619878715</text:p>
          </table:table-cell>
          <table:table-cell office:value-type="float" office:value="316.096651202354" calcext:value-type="float">
            <text:p>316.096651202354</text:p>
          </table:table-cell>
          <table:table-cell office:value-type="float" office:value="316.075592582127" calcext:value-type="float">
            <text:p>316.075592582127</text:p>
          </table:table-cell>
          <table:table-cell office:value-type="float" office:value="316.054443452525" calcext:value-type="float">
            <text:p>316.0544434525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6.483077585322" calcext:value-type="float">
            <text:p>316.483077585322</text:p>
          </table:table-cell>
          <table:table-cell office:value-type="float" office:value="316.462616576485" calcext:value-type="float">
            <text:p>316.462616576485</text:p>
          </table:table-cell>
          <table:table-cell office:value-type="float" office:value="316.442068596655" calcext:value-type="float">
            <text:p>316.442068596655</text:p>
          </table:table-cell>
          <table:table-cell office:value-type="float" office:value="316.421433104108" calcext:value-type="float">
            <text:p>316.421433104108</text:p>
          </table:table-cell>
          <table:table-cell office:value-type="float" office:value="316.400709552702" calcext:value-type="float">
            <text:p>316.400709552702</text:p>
          </table:table-cell>
          <table:table-cell office:value-type="float" office:value="316.379897391832" calcext:value-type="float">
            <text:p>316.379897391832</text:p>
          </table:table-cell>
          <table:table-cell office:value-type="float" office:value="316.358996066386" calcext:value-type="float">
            <text:p>316.358996066386</text:p>
          </table:table-cell>
          <table:table-cell office:value-type="float" office:value="316.338005016701" calcext:value-type="float">
            <text:p>316.338005016701</text:p>
          </table:table-cell>
          <table:table-cell office:value-type="float" office:value="316.316923678513" calcext:value-type="float">
            <text:p>316.316923678513</text:p>
          </table:table-cell>
          <table:table-cell office:value-type="float" office:value="316.295751482914" calcext:value-type="float">
            <text:p>316.295751482914</text:p>
          </table:table-cell>
          <table:table-cell office:value-type="float" office:value="316.274487856303" calcext:value-type="float">
            <text:p>316.2744878563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6.701547761752" calcext:value-type="float">
            <text:p>316.701547761752</text:p>
          </table:table-cell>
          <table:table-cell office:value-type="float" office:value="316.680985893857" calcext:value-type="float">
            <text:p>316.680985893857</text:p>
          </table:table-cell>
          <table:table-cell office:value-type="float" office:value="316.660336215412" calcext:value-type="float">
            <text:p>316.660336215412</text:p>
          </table:table-cell>
          <table:table-cell office:value-type="float" office:value="316.639598177242" calcext:value-type="float">
            <text:p>316.639598177242</text:p>
          </table:table-cell>
          <table:table-cell office:value-type="float" office:value="316.618771225682" calcext:value-type="float">
            <text:p>316.618771225682</text:p>
          </table:table-cell>
          <table:table-cell office:value-type="float" office:value="316.597854802523" calcext:value-type="float">
            <text:p>316.597854802523</text:p>
          </table:table-cell>
          <table:table-cell office:value-type="float" office:value="316.576848344972" calcext:value-type="float">
            <text:p>316.576848344972</text:p>
          </table:table-cell>
          <table:table-cell office:value-type="float" office:value="316.555751285604" calcext:value-type="float">
            <text:p>316.555751285604</text:p>
          </table:table-cell>
          <table:table-cell office:value-type="float" office:value="316.534563052312" calcext:value-type="float">
            <text:p>316.534563052312</text:p>
          </table:table-cell>
          <table:table-cell office:value-type="float" office:value="316.513283068267" calcext:value-type="float">
            <text:p>316.513283068267</text:p>
          </table:table-cell>
          <table:table-cell office:value-type="float" office:value="316.49191075186" calcext:value-type="float">
            <text:p>316.491910751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6.917370970456" calcext:value-type="float">
            <text:p>316.917370970456</text:p>
          </table:table-cell>
          <table:table-cell office:value-type="float" office:value="316.89671375244" calcext:value-type="float">
            <text:p>316.89671375244</text:p>
          </table:table-cell>
          <table:table-cell office:value-type="float" office:value="316.875967903761" calcext:value-type="float">
            <text:p>316.875967903761</text:p>
          </table:table-cell>
          <table:table-cell office:value-type="float" office:value="316.855132867881" calcext:value-type="float">
            <text:p>316.855132867881</text:p>
          </table:table-cell>
          <table:table-cell office:value-type="float" office:value="316.834208083692" calcext:value-type="float">
            <text:p>316.834208083692</text:p>
          </table:table-cell>
          <table:table-cell office:value-type="float" office:value="316.813192985466" calcext:value-type="float">
            <text:p>316.813192985466</text:p>
          </table:table-cell>
          <table:table-cell office:value-type="float" office:value="316.792087002813" calcext:value-type="float">
            <text:p>316.792087002813</text:p>
          </table:table-cell>
          <table:table-cell office:value-type="float" office:value="316.770889560628" calcext:value-type="float">
            <text:p>316.770889560628</text:p>
          </table:table-cell>
          <table:table-cell office:value-type="float" office:value="316.74960007905" calcext:value-type="float">
            <text:p>316.74960007905</text:p>
          </table:table-cell>
          <table:table-cell office:value-type="float" office:value="316.728217973407" calcext:value-type="float">
            <text:p>316.728217973407</text:p>
          </table:table-cell>
          <table:table-cell office:value-type="float" office:value="316.706742654174" calcext:value-type="float">
            <text:p>316.7067426541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05:56:29.638507854</meta:creation-date>
    <dc:date>2020-11-27T16:32:24.717598458</dc:date>
    <meta:editing-duration>PT2H12M22S</meta:editing-duration>
    <meta:editing-cycles>2</meta:editing-cycles>
    <meta:generator>LibreOffice/7.0.3.1$Linux_X86_64 LibreOffice_project/00$Build-1</meta:generator>
    <meta:document-statistic meta:table-count="3" meta:cell-count="1363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title svg:x="4.46cm" svg:y="0.315cm" chart:style-name="ch2">
          <text:p>Temperature in different segments</text:p>
        </chart:title>
        <chart:legend chart:legend-position="end" svg:x="12.524cm" svg:y="3.713cm" style:legend-expansion="high" chart:style-name="ch3"/>
        <chart:plot-area chart:style-name="ch4" table:cell-range-address="Sheet1.A1:Sheet1.D62" chart:data-source-has-labels="row" svg:x="1.313cm" svg:y="1.299cm" svg:width="10.892cm" svg:height="6.554cm">
          <chart:coordinate-region svg:x="2.146cm" svg:y="1.494cm" svg:width="9.863cm" svg:height="5.72cm"/>
          <chart:axis chart:dimension="x" chart:name="primary-x" chart:style-name="ch5">
            <chart:title svg:x="5.458cm" svg:y="8.033cm" chart:style-name="ch6">
              <text:p>Segment Number</text:p>
            </chart:title>
          </chart:axis>
          <chart:axis chart:dimension="y" chart:name="primary-y" chart:style-name="ch7">
            <chart:title svg:x="0.451cm" svg:y="5.542cm" chart:style-name="ch8">
              <text:p>Temperature</text:p>
            </chart:title>
            <chart:grid chart:style-name="ch9" chart:class="major"/>
          </chart:axis>
          <chart:series chart:style-name="ch10" chart:values-cell-range-address="Sheet1.B2:Sheet1.B62" chart:label-cell-address="Sheet1.B1:Sheet1.B1" chart:class="chart:scatter">
            <chart:domain table:cell-range-address="Sheet1.A2:Sheet1.A62"/>
            <chart:data-point chart:repeated="61"/>
          </chart:series>
          <chart:series chart:style-name="ch11" chart:values-cell-range-address="Sheet1.C2:Sheet1.C62" chart:label-cell-address="Sheet1.C1:Sheet1.C1" chart:class="chart:scatter">
            <chart:data-point chart:repeated="61"/>
          </chart:series>
          <chart:series chart:style-name="ch12" chart:values-cell-range-address="Sheet1.D2:Sheet1.D62" chart:label-cell-address="Sheet1.D1:Sheet1.D1" chart:class="chart:scatter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id_temp</text:p>
                <draw:g>
                  <svg:desc>Sheet1.B1:Sheet1.B1</svg:desc>
                </draw:g>
              </table:table-cell>
              <table:table-cell office:value-type="string">
                <text:p>Plate_temp</text:p>
                <draw:g>
                  <svg:desc>Sheet1.C1:Sheet1.C1</svg:desc>
                </draw:g>
              </table:table-cell>
              <table:table-cell office:value-type="string">
                <text:p>Bottom_tem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2</svg:desc>
                </draw:g>
              </table:table-cell>
              <table:table-cell office:value-type="float" office:value="300">
                <text:p>300</text:p>
                <draw:g>
                  <svg:desc>Sheet1.B2:Sheet1.B62</svg:desc>
                </draw:g>
              </table:table-cell>
              <table:table-cell office:value-type="float" office:value="310">
                <text:p>310</text:p>
                <draw:g>
                  <svg:desc>Sheet1.C2:Sheet1.C62</svg:desc>
                </draw:g>
              </table:table-cell>
              <table:table-cell office:value-type="float" office:value="298">
                <text:p>298</text:p>
                <draw:g>
                  <svg:desc>Sheet1.D2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0.245531711772">
                <text:p>300.245531711772</text:p>
              </table:table-cell>
              <table:table-cell office:value-type="float" office:value="307.492830141644">
                <text:p>307.492830141644</text:p>
              </table:table-cell>
              <table:table-cell office:value-type="float" office:value="300.154952333966">
                <text:p>300.154952333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0.488185889938">
                <text:p>300.488185889938</text:p>
              </table:table-cell>
              <table:table-cell office:value-type="float" office:value="307.708105063104">
                <text:p>307.708105063104</text:p>
              </table:table-cell>
              <table:table-cell office:value-type="float" office:value="300.341111879684">
                <text:p>300.34111187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0.727995412975">
                <text:p>300.727995412975</text:p>
              </table:table-cell>
              <table:table-cell office:value-type="float" office:value="307.920822597427">
                <text:p>307.920822597427</text:p>
              </table:table-cell>
              <table:table-cell office:value-type="float" office:value="300.525097838816">
                <text:p>300.525097838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0.964992802934">
                <text:p>300.964992802934</text:p>
              </table:table-cell>
              <table:table-cell office:value-type="float" office:value="308.131012760563">
                <text:p>308.131012760563</text:p>
              </table:table-cell>
              <table:table-cell office:value-type="float" office:value="300.7069348506">
                <text:p>300.7069348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1.199210228882">
                <text:p>301.199210228882</text:p>
              </table:table-cell>
              <table:table-cell office:value-type="float" office:value="308.338705224862">
                <text:p>308.338705224862</text:p>
              </table:table-cell>
              <table:table-cell office:value-type="float" office:value="300.886647291928">
                <text:p>300.886647291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1.4306795103">
                <text:p>301.4306795103</text:p>
              </table:table-cell>
              <table:table-cell office:value-type="float" office:value="308.543929322805">
                <text:p>308.543929322805</text:p>
              </table:table-cell>
              <table:table-cell office:value-type="float" office:value="301.064259279756">
                <text:p>301.064259279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1.659432120475">
                <text:p>301.659432120475</text:p>
              </table:table-cell>
              <table:table-cell office:value-type="float" office:value="308.746714050685">
                <text:p>308.746714050685</text:p>
              </table:table-cell>
              <table:table-cell office:value-type="float" office:value="301.239794673496">
                <text:p>301.239794673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1.885499189861">
                <text:p>301.885499189861</text:p>
              </table:table-cell>
              <table:table-cell office:value-type="float" office:value="308.947088072265">
                <text:p>308.947088072265</text:p>
              </table:table-cell>
              <table:table-cell office:value-type="float" office:value="301.413277077402">
                <text:p>301.413277077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2.108911509412">
                <text:p>302.108911509412</text:p>
              </table:table-cell>
              <table:table-cell office:value-type="float" office:value="309.145079722394">
                <text:p>309.145079722394</text:p>
              </table:table-cell>
              <table:table-cell office:value-type="float" office:value="301.584729842934">
                <text:p>301.584729842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2.329699533902">
                <text:p>302.329699533902</text:p>
              </table:table-cell>
              <table:table-cell office:value-type="float" office:value="309.340717010596">
                <text:p>309.340717010596</text:p>
              </table:table-cell>
              <table:table-cell office:value-type="float" office:value="301.754176071117">
                <text:p>301.75417607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2.54789338521">
                <text:p>302.54789338521</text:p>
              </table:table-cell>
              <table:table-cell office:value-type="float" office:value="309.534027624613">
                <text:p>309.534027624613</text:p>
              </table:table-cell>
              <table:table-cell office:value-type="float" office:value="301.921638614876">
                <text:p>301.921638614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02.763522855593">
                <text:p>302.763522855593</text:p>
              </table:table-cell>
              <table:table-cell office:value-type="float" office:value="309.725038933928">
                <text:p>309.725038933928</text:p>
              </table:table-cell>
              <table:table-cell office:value-type="float" office:value="302.08714008137">
                <text:p>302.08714008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02.976617410922">
                <text:p>302.976617410922</text:p>
              </table:table-cell>
              <table:table-cell office:value-type="float" office:value="309.913777993241">
                <text:p>309.913777993241</text:p>
              </table:table-cell>
              <table:table-cell office:value-type="float" office:value="302.250702834295">
                <text:p>302.250702834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03.187206193906">
                <text:p>303.187206193906</text:p>
              </table:table-cell>
              <table:table-cell office:value-type="float" office:value="310.100271545921">
                <text:p>310.100271545921</text:p>
              </table:table-cell>
              <table:table-cell office:value-type="float" office:value="302.412348996189">
                <text:p>302.412348996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3.395318027288">
                <text:p>303.395318027288</text:p>
              </table:table-cell>
              <table:table-cell office:value-type="float" office:value="310.284546027418">
                <text:p>310.284546027418</text:p>
              </table:table-cell>
              <table:table-cell office:value-type="float" office:value="302.572100450714">
                <text:p>302.572100450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3.600981417012">
                <text:p>303.600981417012</text:p>
              </table:table-cell>
              <table:table-cell office:value-type="float" office:value="310.466627568644">
                <text:p>310.466627568644</text:p>
              </table:table-cell>
              <table:table-cell office:value-type="float" office:value="302.729978844924">
                <text:p>302.729978844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3.804224555374">
                <text:p>303.804224555374</text:p>
              </table:table-cell>
              <table:table-cell office:value-type="float" office:value="310.646541999323">
                <text:p>310.646541999323</text:p>
              </table:table-cell>
              <table:table-cell office:value-type="float" office:value="302.88600559152">
                <text:p>302.88600559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4.005075324149">
                <text:p>304.005075324149</text:p>
              </table:table-cell>
              <table:table-cell office:value-type="float" office:value="310.824314851305">
                <text:p>310.824314851305</text:p>
              </table:table-cell>
              <table:table-cell office:value-type="float" office:value="303.040201871091">
                <text:p>303.040201871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4.203561297685">
                <text:p>304.203561297685</text:p>
              </table:table-cell>
              <table:table-cell office:value-type="float" office:value="310.999971361849">
                <text:p>310.999971361849</text:p>
              </table:table-cell>
              <table:table-cell office:value-type="float" office:value="303.19258863434">
                <text:p>303.19258863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4.399709745984">
                <text:p>304.399709745984</text:p>
              </table:table-cell>
              <table:table-cell office:value-type="float" office:value="311.173536476872">
                <text:p>311.173536476872</text:p>
              </table:table-cell>
              <table:table-cell office:value-type="float" office:value="303.343186604294">
                <text:p>303.343186604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593547637754">
                <text:p>304.593547637754</text:p>
              </table:table-cell>
              <table:table-cell office:value-type="float" office:value="311.345034854166">
                <text:p>311.345034854166</text:p>
              </table:table-cell>
              <table:table-cell office:value-type="float" office:value="303.492016278501">
                <text:p>303.492016278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4.785101643438">
                <text:p>304.785101643438</text:p>
              </table:table-cell>
              <table:table-cell office:value-type="float" office:value="311.514490866589">
                <text:p>311.514490866589</text:p>
              </table:table-cell>
              <table:table-cell office:value-type="float" office:value="303.63909793121">
                <text:p>303.63909793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4.97439813822">
                <text:p>304.97439813822</text:p>
              </table:table-cell>
              <table:table-cell office:value-type="float" office:value="311.681928605211">
                <text:p>311.681928605211</text:p>
              </table:table-cell>
              <table:table-cell office:value-type="float" office:value="303.784451615538">
                <text:p>303.784451615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5.161463205004">
                <text:p>305.161463205004</text:p>
              </table:table-cell>
              <table:table-cell office:value-type="float" office:value="311.847371882445">
                <text:p>311.847371882445</text:p>
              </table:table-cell>
              <table:table-cell office:value-type="float" office:value="303.928097165624">
                <text:p>303.928097165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5.346322637378">
                <text:p>305.346322637378</text:p>
              </table:table-cell>
              <table:table-cell office:value-type="float" office:value="312.01084423513">
                <text:p>312.01084423513</text:p>
              </table:table-cell>
              <table:table-cell office:value-type="float" office:value="304.070054198761">
                <text:p>304.070054198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5.529001942542">
                <text:p>305.529001942542</text:p>
              </table:table-cell>
              <table:table-cell office:value-type="float" office:value="312.1723689276">
                <text:p>312.1723689276</text:p>
              </table:table-cell>
              <table:table-cell office:value-type="float" office:value="304.210342117522">
                <text:p>304.210342117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5.709526344225">
                <text:p>305.709526344225</text:p>
              </table:table-cell>
              <table:table-cell office:value-type="float" office:value="312.331968954705">
                <text:p>312.331968954705</text:p>
              </table:table-cell>
              <table:table-cell office:value-type="float" office:value="304.348980111863">
                <text:p>304.348980111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5.887920785568">
                <text:p>305.887920785568</text:p>
              </table:table-cell>
              <table:table-cell office:value-type="float" office:value="312.489667044814">
                <text:p>312.489667044814</text:p>
              </table:table-cell>
              <table:table-cell office:value-type="float" office:value="304.485987161219">
                <text:p>304.485987161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6.06420993199">
                <text:p>306.06420993199</text:p>
              </table:table-cell>
              <table:table-cell office:value-type="float" office:value="312.645485662785">
                <text:p>312.645485662785</text:p>
              </table:table-cell>
              <table:table-cell office:value-type="float" office:value="304.621382036574">
                <text:p>304.621382036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6.23841817403">
                <text:p>306.23841817403</text:p>
              </table:table-cell>
              <table:table-cell office:value-type="float" office:value="312.799447012898">
                <text:p>312.799447012898</text:p>
              </table:table-cell>
              <table:table-cell office:value-type="float" office:value="304.75518330253">
                <text:p>304.75518330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6.410569630162">
                <text:p>306.410569630162</text:p>
              </table:table-cell>
              <table:table-cell office:value-type="float" office:value="312.951573041769">
                <text:p>312.951573041769</text:p>
              </table:table-cell>
              <table:table-cell office:value-type="float" office:value="304.887409319348">
                <text:p>304.887409319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6.58068814959">
                <text:p>306.58068814959</text:p>
              </table:table-cell>
              <table:table-cell office:value-type="float" office:value="313.101885441224">
                <text:p>313.101885441224</text:p>
              </table:table-cell>
              <table:table-cell office:value-type="float" office:value="305.018078244979">
                <text:p>305.018078244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06.748797315022">
                <text:p>306.748797315022</text:p>
              </table:table-cell>
              <table:table-cell office:value-type="float" office:value="313.250405651149">
                <text:p>313.250405651149</text:p>
              </table:table-cell>
              <table:table-cell office:value-type="float" office:value="305.147208037083">
                <text:p>305.147208037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6.914920445411">
                <text:p>306.914920445411</text:p>
              </table:table-cell>
              <table:table-cell office:value-type="float" office:value="313.397154862313">
                <text:p>313.397154862313</text:p>
              </table:table-cell>
              <table:table-cell office:value-type="float" office:value="305.274816455029">
                <text:p>305.274816455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07.079080598687">
                <text:p>307.079080598687</text:p>
              </table:table-cell>
              <table:table-cell office:value-type="float" office:value="313.542154019157">
                <text:p>313.542154019157</text:p>
              </table:table-cell>
              <table:table-cell office:value-type="float" office:value="305.400921061878">
                <text:p>305.400921061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07.241300574452">
                <text:p>307.241300574452</text:p>
              </table:table-cell>
              <table:table-cell office:value-type="float" office:value="313.685423822555">
                <text:p>313.685423822555</text:p>
              </table:table-cell>
              <table:table-cell office:value-type="float" office:value="305.525539226357">
                <text:p>305.525539226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07.401602916665">
                <text:p>307.401602916665</text:p>
              </table:table-cell>
              <table:table-cell office:value-type="float" office:value="313.826984732547">
                <text:p>313.826984732547</text:p>
              </table:table-cell>
              <table:table-cell office:value-type="float" office:value="305.648688124812">
                <text:p>305.648688124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07.560009916294">
                <text:p>307.560009916294</text:p>
              </table:table-cell>
              <table:table-cell office:value-type="float" office:value="313.96685697105">
                <text:p>313.96685697105</text:p>
              </table:table-cell>
              <table:table-cell office:value-type="float" office:value="305.77038474315">
                <text:p>305.770384743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7.716543613949">
                <text:p>307.716543613949</text:p>
              </table:table-cell>
              <table:table-cell office:value-type="float" office:value="314.105060524528">
                <text:p>314.105060524528</text:p>
              </table:table-cell>
              <table:table-cell office:value-type="float" office:value="305.890645878761">
                <text:p>305.890645878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7.871225802494">
                <text:p>307.871225802494</text:p>
              </table:table-cell>
              <table:table-cell office:value-type="float" office:value="314.241615146646">
                <text:p>314.241615146646</text:p>
              </table:table-cell>
              <table:table-cell office:value-type="float" office:value="306.009488142433">
                <text:p>306.0094881424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08.024078029636">
                <text:p>308.024078029636</text:p>
              </table:table-cell>
              <table:table-cell office:value-type="float" office:value="314.376540360892">
                <text:p>314.376540360892</text:p>
              </table:table-cell>
              <table:table-cell office:value-type="float" office:value="306.126927960241">
                <text:p>306.126927960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08.175121600485">
                <text:p>308.175121600485</text:p>
              </table:table-cell>
              <table:table-cell office:value-type="float" office:value="314.509855463169">
                <text:p>314.509855463169</text:p>
              </table:table-cell>
              <table:table-cell office:value-type="float" office:value="306.242981575431">
                <text:p>306.242981575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08.324377580104">
                <text:p>308.324377580104</text:p>
              </table:table-cell>
              <table:table-cell office:value-type="float" office:value="314.641579524364">
                <text:p>314.641579524364</text:p>
              </table:table-cell>
              <table:table-cell office:value-type="float" office:value="306.357665050282">
                <text:p>306.357665050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8.471866796024">
                <text:p>308.471866796024</text:p>
              </table:table-cell>
              <table:table-cell office:value-type="float" office:value="314.771731392889">
                <text:p>314.771731392889</text:p>
              </table:table-cell>
              <table:table-cell office:value-type="float" office:value="306.470994267958">
                <text:p>306.470994267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8.617609840744">
                <text:p>308.617609840744</text:p>
              </table:table-cell>
              <table:table-cell office:value-type="float" office:value="314.900329697194">
                <text:p>314.900329697194</text:p>
              </table:table-cell>
              <table:table-cell office:value-type="float" office:value="306.582984934341">
                <text:p>306.582984934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08.761627074208">
                <text:p>308.761627074208</text:p>
              </table:table-cell>
              <table:table-cell office:value-type="float" office:value="315.027392848253">
                <text:p>315.027392848253</text:p>
              </table:table-cell>
              <table:table-cell office:value-type="float" office:value="306.69365257985">
                <text:p>306.69365257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08.90393862626">
                <text:p>308.90393862626</text:p>
              </table:table-cell>
              <table:table-cell office:value-type="float" office:value="315.15293904203">
                <text:p>315.15293904203</text:p>
              </table:table-cell>
              <table:table-cell office:value-type="float" office:value="306.803012561246">
                <text:p>306.803012561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9.044564399072">
                <text:p>309.044564399072</text:p>
              </table:table-cell>
              <table:table-cell office:value-type="float" office:value="315.27698626191">
                <text:p>315.27698626191</text:p>
              </table:table-cell>
              <table:table-cell office:value-type="float" office:value="306.911080063425">
                <text:p>306.911080063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09.18352406956">
                <text:p>309.18352406956</text:p>
              </table:table-cell>
              <table:table-cell office:value-type="float" office:value="315.399552281108">
                <text:p>315.399552281108</text:p>
              </table:table-cell>
              <table:table-cell office:value-type="float" office:value="307.017870101187">
                <text:p>307.017870101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09.320837091766">
                <text:p>309.320837091766</text:p>
              </table:table-cell>
              <table:table-cell office:value-type="float" office:value="315.520654665057">
                <text:p>315.520654665057</text:p>
              </table:table-cell>
              <table:table-cell office:value-type="float" office:value="307.123397521">
                <text:p>307.1233975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09.456522699231">
                <text:p>309.456522699231</text:p>
              </table:table-cell>
              <table:table-cell office:value-type="float" office:value="315.640310773763">
                <text:p>315.640310773763</text:p>
              </table:table-cell>
              <table:table-cell office:value-type="float" office:value="307.227677002744">
                <text:p>307.227677002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09.590599907339">
                <text:p>309.590599907339</text:p>
              </table:table-cell>
              <table:table-cell office:value-type="float" office:value="315.758537764141">
                <text:p>315.758537764141</text:p>
              </table:table-cell>
              <table:table-cell office:value-type="float" office:value="307.330723061441">
                <text:p>307.330723061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09.723087515639">
                <text:p>309.723087515639</text:p>
              </table:table-cell>
              <table:table-cell office:value-type="float" office:value="315.875352592321">
                <text:p>315.875352592321</text:p>
              </table:table-cell>
              <table:table-cell office:value-type="float" office:value="307.432550048972">
                <text:p>307.432550048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09.85400411015">
                <text:p>309.85400411015</text:p>
              </table:table-cell>
              <table:table-cell office:value-type="float" office:value="315.990772015936">
                <text:p>315.990772015936</text:p>
              </table:table-cell>
              <table:table-cell office:value-type="float" office:value="307.533172155774">
                <text:p>307.533172155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09.983368065639">
                <text:p>309.983368065639</text:p>
              </table:table-cell>
              <table:table-cell office:value-type="float" office:value="316.104812596377">
                <text:p>316.104812596377</text:p>
              </table:table-cell>
              <table:table-cell office:value-type="float" office:value="307.632603412532">
                <text:p>307.632603412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10.111197547887">
                <text:p>310.111197547887</text:p>
              </table:table-cell>
              <table:table-cell office:value-type="float" office:value="316.217490701034">
                <text:p>316.217490701034</text:p>
              </table:table-cell>
              <table:table-cell office:value-type="float" office:value="307.730857691848">
                <text:p>307.730857691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10.237510515925">
                <text:p>310.237510515925</text:p>
              </table:table-cell>
              <table:table-cell office:value-type="float" office:value="316.328822505503">
                <text:p>316.328822505503</text:p>
              </table:table-cell>
              <table:table-cell office:value-type="float" office:value="307.827948709897">
                <text:p>307.827948709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10.362324724254">
                <text:p>310.362324724254</text:p>
              </table:table-cell>
              <table:table-cell office:value-type="float" office:value="316.438823995775">
                <text:p>316.438823995775</text:p>
              </table:table-cell>
              <table:table-cell office:value-type="float" office:value="307.92389002807">
                <text:p>307.92389002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10.485657725043">
                <text:p>310.485657725043</text:p>
              </table:table-cell>
              <table:table-cell office:value-type="float" office:value="316.547510970402">
                <text:p>316.547510970402</text:p>
              </table:table-cell>
              <table:table-cell office:value-type="float" office:value="308.018695054605">
                <text:p>308.018695054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10.607526870305">
                <text:p>310.607526870305</text:p>
              </table:table-cell>
              <table:table-cell office:value-type="float" office:value="316.654899042638">
                <text:p>316.654899042638</text:p>
              </table:table-cell>
              <table:table-cell office:value-type="float" office:value="308.112377046199">
                <text:p>308.112377046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row-mapping="1 0" chart:style-name="ch1">
        <chart:title svg:x="3.534cm" svg:y="0.315cm" chart:style-name="ch2">
          <text:p>Fluid outlet temperature vs relative humidity</text:p>
        </chart:title>
        <chart:plot-area chart:style-name="ch3" table:cell-range-address="rel_humidity.B61:rel_humidity.K62" svg:x="1.313cm" svg:y="1.299cm" svg:width="14.353cm" svg:height="6.554cm">
          <chart:coordinate-region svg:x="2.64cm" svg:y="1.494cm" svg:width="12.733cm" svg:height="5.72cm"/>
          <chart:axis chart:dimension="x" chart:name="primary-x" chart:style-name="ch4">
            <chart:title svg:x="6.932cm" svg:y="8.033cm" chart:style-name="ch5">
              <text:p>Relative humidity (%)</text:p>
            </chart:title>
          </chart:axis>
          <chart:axis chart:dimension="y" chart:name="primary-y" chart:style-name="ch6">
            <chart:title svg:x="0.451cm" svg:y="6.565cm" chart:style-name="ch7">
              <text:p>Fluid outlet temperature (K)</text:p>
            </chart:title>
            <chart:grid chart:style-name="ch8" chart:class="major"/>
          </chart:axis>
          <chart:series chart:style-name="ch9" chart:values-cell-range-address="rel_humidity.B61:rel_humidity.K61" chart:class="chart:scatter">
            <chart:domain table:cell-range-address="rel_humidity.B62:rel_humidity.K6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l_humidity.B62:rel_humidity.K6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316.917370970456">
                <text:p>316.917370970456</text:p>
                <draw:g>
                  <svg:desc>rel_humidity.B61:rel_humidity.K61</svg:desc>
                </draw:g>
              </table:table-cell>
              <table:table-cell office:value-type="float" office:value="316.89671375244">
                <text:p>316.89671375244</text:p>
              </table:table-cell>
              <table:table-cell office:value-type="float" office:value="316.875967903761">
                <text:p>316.875967903761</text:p>
              </table:table-cell>
              <table:table-cell office:value-type="float" office:value="316.855132867881">
                <text:p>316.855132867881</text:p>
              </table:table-cell>
              <table:table-cell office:value-type="float" office:value="316.834208083692">
                <text:p>316.834208083692</text:p>
              </table:table-cell>
              <table:table-cell office:value-type="float" office:value="316.813192985466">
                <text:p>316.813192985466</text:p>
              </table:table-cell>
              <table:table-cell office:value-type="float" office:value="316.792087002813">
                <text:p>316.792087002813</text:p>
              </table:table-cell>
              <table:table-cell office:value-type="float" office:value="316.770889560628">
                <text:p>316.770889560628</text:p>
              </table:table-cell>
              <table:table-cell office:value-type="float" office:value="316.74960007905">
                <text:p>316.74960007905</text:p>
              </table:table-cell>
              <table:table-cell office:value-type="float" office:value="316.728217973407">
                <text:p>316.7282179734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89cm" svg:height="9.574cm" xlink:href=".." xlink:type="simple" chart:class="chart:scatter" chart:style-name="ch1">
        <chart:title svg:x="1.342cm" svg:y="0.327cm" chart:style-name="ch2">
          <text:p>Difference in plate temp and fluid temperature</text:p>
        </chart:title>
        <chart:plot-area chart:style-name="ch3" table:cell-range-address="Sheet1.E1:Sheet1.E62" chart:data-source-has-labels="row" svg:x="1.233cm" svg:y="1.323cm" svg:width="10.517cm" svg:height="7.096cm">
          <chart:coordinate-region svg:x="1.678cm" svg:y="1.518cm" svg:width="9.682cm" svg:height="6.262cm"/>
          <chart:axis chart:dimension="x" chart:name="primary-x" chart:style-name="ch4">
            <chart:title svg:x="5.217cm" svg:y="8.611cm" chart:style-name="ch5">
              <text:p>Segment number</text:p>
            </chart:title>
          </chart:axis>
          <chart:axis chart:dimension="y" chart:name="primary-y" chart:style-name="ch6">
            <chart:title svg:x="0.451cm" svg:y="6.577cm" chart:style-name="ch7">
              <text:p>Temperature difference</text:p>
            </chart:title>
            <chart:grid chart:style-name="ch8" chart:class="major"/>
          </chart:axis>
          <chart:series chart:style-name="ch9" chart:values-cell-range-address="Sheet1.E2:Sheet1.E62" chart:label-cell-address="Sheet1.E1:Sheet1.E1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E2:Sheet1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729842987199">
                <text:p>7.24729842987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991917316598">
                <text:p>7.21991917316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9282718445197">
                <text:p>7.19282718445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6601995762903">
                <text:p>7.16601995762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3949499597999">
                <text:p>7.1394949959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1324981250499">
                <text:p>7.11324981250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8728193021">
                <text:p>7.08728193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6158888240401">
                <text:p>7.06158888240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3616821298198">
                <text:p>7.03616821298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1101747669401">
                <text:p>7.01101747669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8613423940299">
                <text:p>6.98613423940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6151607833497">
                <text:p>6.96151607833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37160582319">
                <text:p>6.937160582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13065352015">
                <text:p>6.913065352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8922800013">
                <text:p>6.88922800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6564615163201">
                <text:p>6.86564615163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4231744394901">
                <text:p>6.84231744394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81923952715601">
                <text:p>6.81923952715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9641006416404">
                <text:p>6.79641006416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73826730888">
                <text:p>6.773826730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5148721641199">
                <text:p>6.75148721641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2938922315097">
                <text:p>6.72938922315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0753046699099">
                <text:p>6.70753046699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8590867744098">
                <text:p>6.68590867744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6452159775196">
                <text:p>6.66452159775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4336698505804">
                <text:p>6.64336698505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2244261047999">
                <text:p>6.62244261047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01746259246">
                <text:p>6.601746259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8127573079503">
                <text:p>6.58127573079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6102883886797">
                <text:p>6.56102883886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4100341160699">
                <text:p>6.54100341160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21197291634">
                <text:p>6.5211972916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0160833612699">
                <text:p>6.50160833612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48223441690203">
                <text:p>6.48223441690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6307342046998">
                <text:p>6.46307342046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4412324810298">
                <text:p>6.44412324810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2538181588196">
                <text:p>6.42538181588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40684705475599">
                <text:p>6.40684705475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8851691057903">
                <text:p>6.38851691057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37038934415199">
                <text:p>6.37038934415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35246233125605">
                <text:p>6.35246233125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334733862684">
                <text:p>6.334733862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31720194425998">
                <text:p>6.31720194425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9986459686501">
                <text:p>6.29986459686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28271985645">
                <text:p>6.28271985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26576577404501">
                <text:p>6.26576577404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24900041577001">
                <text:p>6.24900041577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23242186283801">
                <text:p>6.23242186283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1602821154801">
                <text:p>6.21602821154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199817573291">
                <text:p>6.199817573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83788074532">
                <text:p>6.183788074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6793785680198">
                <text:p>6.167937856801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52265076682">
                <text:p>6.1522650766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3676790578597">
                <text:p>6.136767905785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2144453073796">
                <text:p>6.12144453073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0629315314702">
                <text:p>6.106293153147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91311989578">
                <text:p>6.0913119895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7649927152102">
                <text:p>6.07649927152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6185324535903">
                <text:p>6.061853245359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4737217233304">
                <text:p>6.04737217233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scatter" chart:style-name="ch1">
        <chart:legend chart:legend-position="end" svg:x="12.524cm" svg:y="3.713cm" style:legend-expansion="high" chart:style-name="ch2"/>
        <chart:plot-area chart:style-name="ch3" table:cell-range-address="Sheet1.A1:Sheet1.D1 Sheet1.A3:Sheet1.D62" chart:data-source-has-labels="row" svg:x="0.319cm" svg:y="0.179cm" svg:width="11.886cm" svg:height="8.639cm">
          <chart:coordinate-region svg:x="1.152cm" svg:y="0.374cm" svg:width="10.857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2" chart:label-cell-address="Sheet1.B1:Sheet1.B1" chart:class="chart:scatter">
            <chart:domain table:cell-range-address="Sheet1.A3:Sheet1.A62"/>
            <chart:data-point chart:repeated="60"/>
          </chart:series>
          <chart:series chart:style-name="ch8" chart:values-cell-range-address="Sheet1.C3:Sheet1.C62" chart:label-cell-address="Sheet1.C1:Sheet1.C1" chart:class="chart:scatter">
            <chart:data-point chart:repeated="60"/>
          </chart:series>
          <chart:series chart:style-name="ch9" chart:values-cell-range-address="Sheet1.D3:Sheet1.D62" chart:label-cell-address="Sheet1.D1:Sheet1.D1" chart:class="chart:scatte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id_temp</text:p>
                <draw:g>
                  <svg:desc>Sheet1.B1:Sheet1.B1</svg:desc>
                </draw:g>
              </table:table-cell>
              <table:table-cell office:value-type="string">
                <text:p>Plate_temp</text:p>
                <draw:g>
                  <svg:desc>Sheet1.C1:Sheet1.C1</svg:desc>
                </draw:g>
              </table:table-cell>
              <table:table-cell office:value-type="string">
                <text:p>Bottom_tem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62</svg:desc>
                </draw:g>
              </table:table-cell>
              <table:table-cell office:value-type="float" office:value="300.245531711772">
                <text:p>300.245531711772</text:p>
                <draw:g>
                  <svg:desc>Sheet1.B3:Sheet1.B62</svg:desc>
                </draw:g>
              </table:table-cell>
              <table:table-cell office:value-type="float" office:value="307.492830141644">
                <text:p>307.492830141644</text:p>
                <draw:g>
                  <svg:desc>Sheet1.C3:Sheet1.C62</svg:desc>
                </draw:g>
              </table:table-cell>
              <table:table-cell office:value-type="float" office:value="300.154952333966">
                <text:p>300.154952333966</text:p>
                <draw:g>
                  <svg:desc>Sheet1.D3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00.488185889938">
                <text:p>300.488185889938</text:p>
              </table:table-cell>
              <table:table-cell office:value-type="float" office:value="307.708105063104">
                <text:p>307.708105063104</text:p>
              </table:table-cell>
              <table:table-cell office:value-type="float" office:value="300.341111879684">
                <text:p>300.341111879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0.727995412975">
                <text:p>300.727995412975</text:p>
              </table:table-cell>
              <table:table-cell office:value-type="float" office:value="307.920822597427">
                <text:p>307.920822597427</text:p>
              </table:table-cell>
              <table:table-cell office:value-type="float" office:value="300.525097838816">
                <text:p>300.525097838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00.964992802934">
                <text:p>300.964992802934</text:p>
              </table:table-cell>
              <table:table-cell office:value-type="float" office:value="308.131012760563">
                <text:p>308.131012760563</text:p>
              </table:table-cell>
              <table:table-cell office:value-type="float" office:value="300.7069348506">
                <text:p>300.706934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01.199210228882">
                <text:p>301.199210228882</text:p>
              </table:table-cell>
              <table:table-cell office:value-type="float" office:value="308.338705224862">
                <text:p>308.338705224862</text:p>
              </table:table-cell>
              <table:table-cell office:value-type="float" office:value="300.886647291928">
                <text:p>300.886647291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01.4306795103">
                <text:p>301.4306795103</text:p>
              </table:table-cell>
              <table:table-cell office:value-type="float" office:value="308.543929322805">
                <text:p>308.543929322805</text:p>
              </table:table-cell>
              <table:table-cell office:value-type="float" office:value="301.064259279756">
                <text:p>301.064259279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01.659432120475">
                <text:p>301.659432120475</text:p>
              </table:table-cell>
              <table:table-cell office:value-type="float" office:value="308.746714050685">
                <text:p>308.746714050685</text:p>
              </table:table-cell>
              <table:table-cell office:value-type="float" office:value="301.239794673496">
                <text:p>301.239794673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01.885499189861">
                <text:p>301.885499189861</text:p>
              </table:table-cell>
              <table:table-cell office:value-type="float" office:value="308.947088072265">
                <text:p>308.947088072265</text:p>
              </table:table-cell>
              <table:table-cell office:value-type="float" office:value="301.413277077402">
                <text:p>301.413277077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02.108911509412">
                <text:p>302.108911509412</text:p>
              </table:table-cell>
              <table:table-cell office:value-type="float" office:value="309.145079722394">
                <text:p>309.145079722394</text:p>
              </table:table-cell>
              <table:table-cell office:value-type="float" office:value="301.584729842934">
                <text:p>301.584729842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02.329699533902">
                <text:p>302.329699533902</text:p>
              </table:table-cell>
              <table:table-cell office:value-type="float" office:value="309.340717010596">
                <text:p>309.340717010596</text:p>
              </table:table-cell>
              <table:table-cell office:value-type="float" office:value="301.754176071117">
                <text:p>301.754176071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2.54789338521">
                <text:p>302.54789338521</text:p>
              </table:table-cell>
              <table:table-cell office:value-type="float" office:value="309.534027624613">
                <text:p>309.534027624613</text:p>
              </table:table-cell>
              <table:table-cell office:value-type="float" office:value="301.921638614876">
                <text:p>301.921638614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02.763522855593">
                <text:p>302.763522855593</text:p>
              </table:table-cell>
              <table:table-cell office:value-type="float" office:value="309.725038933928">
                <text:p>309.725038933928</text:p>
              </table:table-cell>
              <table:table-cell office:value-type="float" office:value="302.08714008137">
                <text:p>302.08714008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02.976617410922">
                <text:p>302.976617410922</text:p>
              </table:table-cell>
              <table:table-cell office:value-type="float" office:value="309.913777993241">
                <text:p>309.913777993241</text:p>
              </table:table-cell>
              <table:table-cell office:value-type="float" office:value="302.250702834295">
                <text:p>302.250702834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03.187206193906">
                <text:p>303.187206193906</text:p>
              </table:table-cell>
              <table:table-cell office:value-type="float" office:value="310.100271545921">
                <text:p>310.100271545921</text:p>
              </table:table-cell>
              <table:table-cell office:value-type="float" office:value="302.412348996189">
                <text:p>302.412348996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03.395318027288">
                <text:p>303.395318027288</text:p>
              </table:table-cell>
              <table:table-cell office:value-type="float" office:value="310.284546027418">
                <text:p>310.284546027418</text:p>
              </table:table-cell>
              <table:table-cell office:value-type="float" office:value="302.572100450714">
                <text:p>302.572100450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03.600981417012">
                <text:p>303.600981417012</text:p>
              </table:table-cell>
              <table:table-cell office:value-type="float" office:value="310.466627568644">
                <text:p>310.466627568644</text:p>
              </table:table-cell>
              <table:table-cell office:value-type="float" office:value="302.729978844924">
                <text:p>302.729978844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03.804224555374">
                <text:p>303.804224555374</text:p>
              </table:table-cell>
              <table:table-cell office:value-type="float" office:value="310.646541999323">
                <text:p>310.646541999323</text:p>
              </table:table-cell>
              <table:table-cell office:value-type="float" office:value="302.88600559152">
                <text:p>302.88600559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04.005075324149">
                <text:p>304.005075324149</text:p>
              </table:table-cell>
              <table:table-cell office:value-type="float" office:value="310.824314851305">
                <text:p>310.824314851305</text:p>
              </table:table-cell>
              <table:table-cell office:value-type="float" office:value="303.040201871091">
                <text:p>303.040201871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04.203561297685">
                <text:p>304.203561297685</text:p>
              </table:table-cell>
              <table:table-cell office:value-type="float" office:value="310.999971361849">
                <text:p>310.999971361849</text:p>
              </table:table-cell>
              <table:table-cell office:value-type="float" office:value="303.19258863434">
                <text:p>303.19258863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04.399709745984">
                <text:p>304.399709745984</text:p>
              </table:table-cell>
              <table:table-cell office:value-type="float" office:value="311.173536476872">
                <text:p>311.173536476872</text:p>
              </table:table-cell>
              <table:table-cell office:value-type="float" office:value="303.343186604294">
                <text:p>303.343186604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04.593547637754">
                <text:p>304.593547637754</text:p>
              </table:table-cell>
              <table:table-cell office:value-type="float" office:value="311.345034854166">
                <text:p>311.345034854166</text:p>
              </table:table-cell>
              <table:table-cell office:value-type="float" office:value="303.492016278501">
                <text:p>303.492016278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04.785101643438">
                <text:p>304.785101643438</text:p>
              </table:table-cell>
              <table:table-cell office:value-type="float" office:value="311.514490866589">
                <text:p>311.514490866589</text:p>
              </table:table-cell>
              <table:table-cell office:value-type="float" office:value="303.63909793121">
                <text:p>303.63909793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04.97439813822">
                <text:p>304.97439813822</text:p>
              </table:table-cell>
              <table:table-cell office:value-type="float" office:value="311.681928605211">
                <text:p>311.681928605211</text:p>
              </table:table-cell>
              <table:table-cell office:value-type="float" office:value="303.784451615538">
                <text:p>303.784451615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05.161463205004">
                <text:p>305.161463205004</text:p>
              </table:table-cell>
              <table:table-cell office:value-type="float" office:value="311.847371882445">
                <text:p>311.847371882445</text:p>
              </table:table-cell>
              <table:table-cell office:value-type="float" office:value="303.928097165624">
                <text:p>303.928097165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05.346322637378">
                <text:p>305.346322637378</text:p>
              </table:table-cell>
              <table:table-cell office:value-type="float" office:value="312.01084423513">
                <text:p>312.01084423513</text:p>
              </table:table-cell>
              <table:table-cell office:value-type="float" office:value="304.070054198761">
                <text:p>304.070054198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05.529001942542">
                <text:p>305.529001942542</text:p>
              </table:table-cell>
              <table:table-cell office:value-type="float" office:value="312.1723689276">
                <text:p>312.1723689276</text:p>
              </table:table-cell>
              <table:table-cell office:value-type="float" office:value="304.210342117522">
                <text:p>304.210342117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05.709526344225">
                <text:p>305.709526344225</text:p>
              </table:table-cell>
              <table:table-cell office:value-type="float" office:value="312.331968954705">
                <text:p>312.331968954705</text:p>
              </table:table-cell>
              <table:table-cell office:value-type="float" office:value="304.348980111863">
                <text:p>304.3489801118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5.887920785568">
                <text:p>305.887920785568</text:p>
              </table:table-cell>
              <table:table-cell office:value-type="float" office:value="312.489667044814">
                <text:p>312.489667044814</text:p>
              </table:table-cell>
              <table:table-cell office:value-type="float" office:value="304.485987161219">
                <text:p>304.485987161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6.06420993199">
                <text:p>306.06420993199</text:p>
              </table:table-cell>
              <table:table-cell office:value-type="float" office:value="312.645485662785">
                <text:p>312.645485662785</text:p>
              </table:table-cell>
              <table:table-cell office:value-type="float" office:value="304.621382036574">
                <text:p>304.621382036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6.23841817403">
                <text:p>306.23841817403</text:p>
              </table:table-cell>
              <table:table-cell office:value-type="float" office:value="312.799447012898">
                <text:p>312.799447012898</text:p>
              </table:table-cell>
              <table:table-cell office:value-type="float" office:value="304.75518330253">
                <text:p>304.75518330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06.410569630162">
                <text:p>306.410569630162</text:p>
              </table:table-cell>
              <table:table-cell office:value-type="float" office:value="312.951573041769">
                <text:p>312.951573041769</text:p>
              </table:table-cell>
              <table:table-cell office:value-type="float" office:value="304.887409319348">
                <text:p>304.887409319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06.58068814959">
                <text:p>306.58068814959</text:p>
              </table:table-cell>
              <table:table-cell office:value-type="float" office:value="313.101885441224">
                <text:p>313.101885441224</text:p>
              </table:table-cell>
              <table:table-cell office:value-type="float" office:value="305.018078244979">
                <text:p>305.018078244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06.748797315022">
                <text:p>306.748797315022</text:p>
              </table:table-cell>
              <table:table-cell office:value-type="float" office:value="313.250405651149">
                <text:p>313.250405651149</text:p>
              </table:table-cell>
              <table:table-cell office:value-type="float" office:value="305.147208037083">
                <text:p>305.147208037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06.914920445411">
                <text:p>306.914920445411</text:p>
              </table:table-cell>
              <table:table-cell office:value-type="float" office:value="313.397154862313">
                <text:p>313.397154862313</text:p>
              </table:table-cell>
              <table:table-cell office:value-type="float" office:value="305.274816455029">
                <text:p>305.274816455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07.079080598687">
                <text:p>307.079080598687</text:p>
              </table:table-cell>
              <table:table-cell office:value-type="float" office:value="313.542154019157">
                <text:p>313.542154019157</text:p>
              </table:table-cell>
              <table:table-cell office:value-type="float" office:value="305.400921061878">
                <text:p>305.4009210618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07.241300574452">
                <text:p>307.241300574452</text:p>
              </table:table-cell>
              <table:table-cell office:value-type="float" office:value="313.685423822555">
                <text:p>313.685423822555</text:p>
              </table:table-cell>
              <table:table-cell office:value-type="float" office:value="305.525539226357">
                <text:p>305.5255392263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07.401602916665">
                <text:p>307.401602916665</text:p>
              </table:table-cell>
              <table:table-cell office:value-type="float" office:value="313.826984732547">
                <text:p>313.826984732547</text:p>
              </table:table-cell>
              <table:table-cell office:value-type="float" office:value="305.648688124812">
                <text:p>305.648688124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07.560009916294">
                <text:p>307.560009916294</text:p>
              </table:table-cell>
              <table:table-cell office:value-type="float" office:value="313.96685697105">
                <text:p>313.96685697105</text:p>
              </table:table-cell>
              <table:table-cell office:value-type="float" office:value="305.77038474315">
                <text:p>305.77038474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07.716543613949">
                <text:p>307.716543613949</text:p>
              </table:table-cell>
              <table:table-cell office:value-type="float" office:value="314.105060524528">
                <text:p>314.105060524528</text:p>
              </table:table-cell>
              <table:table-cell office:value-type="float" office:value="305.890645878761">
                <text:p>305.8906458787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07.871225802494">
                <text:p>307.871225802494</text:p>
              </table:table-cell>
              <table:table-cell office:value-type="float" office:value="314.241615146646">
                <text:p>314.241615146646</text:p>
              </table:table-cell>
              <table:table-cell office:value-type="float" office:value="306.009488142433">
                <text:p>306.009488142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08.024078029636">
                <text:p>308.024078029636</text:p>
              </table:table-cell>
              <table:table-cell office:value-type="float" office:value="314.376540360892">
                <text:p>314.376540360892</text:p>
              </table:table-cell>
              <table:table-cell office:value-type="float" office:value="306.126927960241">
                <text:p>306.126927960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08.175121600485">
                <text:p>308.175121600485</text:p>
              </table:table-cell>
              <table:table-cell office:value-type="float" office:value="314.509855463169">
                <text:p>314.509855463169</text:p>
              </table:table-cell>
              <table:table-cell office:value-type="float" office:value="306.242981575431">
                <text:p>306.2429815754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08.324377580104">
                <text:p>308.324377580104</text:p>
              </table:table-cell>
              <table:table-cell office:value-type="float" office:value="314.641579524364">
                <text:p>314.641579524364</text:p>
              </table:table-cell>
              <table:table-cell office:value-type="float" office:value="306.357665050282">
                <text:p>306.3576650502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08.471866796024">
                <text:p>308.471866796024</text:p>
              </table:table-cell>
              <table:table-cell office:value-type="float" office:value="314.771731392889">
                <text:p>314.771731392889</text:p>
              </table:table-cell>
              <table:table-cell office:value-type="float" office:value="306.470994267958">
                <text:p>306.470994267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08.617609840744">
                <text:p>308.617609840744</text:p>
              </table:table-cell>
              <table:table-cell office:value-type="float" office:value="314.900329697194">
                <text:p>314.900329697194</text:p>
              </table:table-cell>
              <table:table-cell office:value-type="float" office:value="306.582984934341">
                <text:p>306.582984934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308.761627074208">
                <text:p>308.761627074208</text:p>
              </table:table-cell>
              <table:table-cell office:value-type="float" office:value="315.027392848253">
                <text:p>315.027392848253</text:p>
              </table:table-cell>
              <table:table-cell office:value-type="float" office:value="306.69365257985">
                <text:p>306.69365257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08.90393862626">
                <text:p>308.90393862626</text:p>
              </table:table-cell>
              <table:table-cell office:value-type="float" office:value="315.15293904203">
                <text:p>315.15293904203</text:p>
              </table:table-cell>
              <table:table-cell office:value-type="float" office:value="306.803012561246">
                <text:p>306.803012561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09.044564399072">
                <text:p>309.044564399072</text:p>
              </table:table-cell>
              <table:table-cell office:value-type="float" office:value="315.27698626191">
                <text:p>315.27698626191</text:p>
              </table:table-cell>
              <table:table-cell office:value-type="float" office:value="306.911080063425">
                <text:p>306.911080063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09.18352406956">
                <text:p>309.18352406956</text:p>
              </table:table-cell>
              <table:table-cell office:value-type="float" office:value="315.399552281108">
                <text:p>315.399552281108</text:p>
              </table:table-cell>
              <table:table-cell office:value-type="float" office:value="307.017870101187">
                <text:p>307.017870101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09.320837091766">
                <text:p>309.320837091766</text:p>
              </table:table-cell>
              <table:table-cell office:value-type="float" office:value="315.520654665057">
                <text:p>315.520654665057</text:p>
              </table:table-cell>
              <table:table-cell office:value-type="float" office:value="307.123397521">
                <text:p>307.1233975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309.456522699231">
                <text:p>309.456522699231</text:p>
              </table:table-cell>
              <table:table-cell office:value-type="float" office:value="315.640310773763">
                <text:p>315.640310773763</text:p>
              </table:table-cell>
              <table:table-cell office:value-type="float" office:value="307.227677002744">
                <text:p>307.227677002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309.590599907339">
                <text:p>309.590599907339</text:p>
              </table:table-cell>
              <table:table-cell office:value-type="float" office:value="315.758537764141">
                <text:p>315.758537764141</text:p>
              </table:table-cell>
              <table:table-cell office:value-type="float" office:value="307.330723061441">
                <text:p>307.330723061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09.723087515639">
                <text:p>309.723087515639</text:p>
              </table:table-cell>
              <table:table-cell office:value-type="float" office:value="315.875352592321">
                <text:p>315.875352592321</text:p>
              </table:table-cell>
              <table:table-cell office:value-type="float" office:value="307.432550048972">
                <text:p>307.4325500489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09.85400411015">
                <text:p>309.85400411015</text:p>
              </table:table-cell>
              <table:table-cell office:value-type="float" office:value="315.990772015936">
                <text:p>315.990772015936</text:p>
              </table:table-cell>
              <table:table-cell office:value-type="float" office:value="307.533172155774">
                <text:p>307.533172155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09.983368065639">
                <text:p>309.983368065639</text:p>
              </table:table-cell>
              <table:table-cell office:value-type="float" office:value="316.104812596377">
                <text:p>316.104812596377</text:p>
              </table:table-cell>
              <table:table-cell office:value-type="float" office:value="307.632603412532">
                <text:p>307.632603412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10.111197547887">
                <text:p>310.111197547887</text:p>
              </table:table-cell>
              <table:table-cell office:value-type="float" office:value="316.217490701034">
                <text:p>316.217490701034</text:p>
              </table:table-cell>
              <table:table-cell office:value-type="float" office:value="307.730857691848">
                <text:p>307.730857691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310.237510515925">
                <text:p>310.237510515925</text:p>
              </table:table-cell>
              <table:table-cell office:value-type="float" office:value="316.328822505503">
                <text:p>316.328822505503</text:p>
              </table:table-cell>
              <table:table-cell office:value-type="float" office:value="307.827948709897">
                <text:p>307.827948709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10.362324724254">
                <text:p>310.362324724254</text:p>
              </table:table-cell>
              <table:table-cell office:value-type="float" office:value="316.438823995775">
                <text:p>316.438823995775</text:p>
              </table:table-cell>
              <table:table-cell office:value-type="float" office:value="307.92389002807">
                <text:p>307.92389002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10.485657725043">
                <text:p>310.485657725043</text:p>
              </table:table-cell>
              <table:table-cell office:value-type="float" office:value="316.547510970402">
                <text:p>316.547510970402</text:p>
              </table:table-cell>
              <table:table-cell office:value-type="float" office:value="308.018695054605">
                <text:p>308.018695054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10.607526870305">
                <text:p>310.607526870305</text:p>
              </table:table-cell>
              <table:table-cell office:value-type="float" office:value="316.654899042638">
                <text:p>316.654899042638</text:p>
              </table:table-cell>
              <table:table-cell office:value-type="float" office:value="308.112377046199">
                <text:p>308.1123770461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scatter" chart:style-name="ch1">
        <chart:title svg:x="4.346cm" svg:y="0.315cm" chart:style-name="ch2">
          <text:p>Temperatures in different segments</text:p>
        </chart:title>
        <chart:legend chart:legend-position="end" svg:x="12.523cm" svg:y="3.713cm" style:legend-expansion="high" chart:style-name="ch3"/>
        <chart:plot-area chart:style-name="ch4" table:cell-range-address="Sheet1_2.A1:Sheet1_2.D62" chart:data-source-has-labels="row" svg:x="1.313cm" svg:y="1.299cm" svg:width="10.891cm" svg:height="6.555cm">
          <chart:coordinate-region svg:x="2.146cm" svg:y="1.494cm" svg:width="9.862cm" svg:height="5.721cm"/>
          <chart:axis chart:dimension="x" chart:name="primary-x" chart:style-name="ch5">
            <chart:title svg:x="5.484cm" svg:y="8.034cm" chart:style-name="ch6">
              <text:p>Segment number</text:p>
            </chart:title>
          </chart:axis>
          <chart:axis chart:dimension="y" chart:name="primary-y" chart:style-name="ch7">
            <chart:title svg:x="0.451cm" svg:y="5.797cm" chart:style-name="ch8">
              <text:p>Temperature (K)</text:p>
            </chart:title>
            <chart:grid chart:style-name="ch9" chart:class="major"/>
          </chart:axis>
          <chart:series chart:style-name="ch10" chart:values-cell-range-address="Sheet1_2.B2:Sheet1_2.B62" chart:label-cell-address="Sheet1_2.B1:Sheet1_2.B1" chart:class="chart:scatter">
            <chart:domain table:cell-range-address="Sheet1_2.A2:Sheet1_2.A62"/>
            <chart:data-point chart:repeated="61"/>
          </chart:series>
          <chart:series chart:style-name="ch11" chart:values-cell-range-address="Sheet1_2.C2:Sheet1_2.C62" chart:label-cell-address="Sheet1_2.C1:Sheet1_2.C1" chart:class="chart:scatter">
            <chart:data-point chart:repeated="61"/>
          </chart:series>
          <chart:series chart:style-name="ch12" chart:values-cell-range-address="Sheet1_2.D2:Sheet1_2.D62" chart:label-cell-address="Sheet1_2.D1:Sheet1_2.D1" chart:class="chart:scatter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id_temp</text:p>
                <draw:g>
                  <svg:desc>Sheet1_2.B1:Sheet1_2.B1</svg:desc>
                </draw:g>
              </table:table-cell>
              <table:table-cell office:value-type="string">
                <text:p>Plate_temp</text:p>
                <draw:g>
                  <svg:desc>Sheet1_2.C1:Sheet1_2.C1</svg:desc>
                </draw:g>
              </table:table-cell>
              <table:table-cell office:value-type="string">
                <text:p>Bottom_temp</text:p>
                <draw:g>
                  <svg:desc>Sheet1_2.D1:Sheet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A2:Sheet1_2.A62</svg:desc>
                </draw:g>
              </table:table-cell>
              <table:table-cell office:value-type="float" office:value="298">
                <text:p>298</text:p>
                <draw:g>
                  <svg:desc>Sheet1_2.B2:Sheet1_2.B62</svg:desc>
                </draw:g>
              </table:table-cell>
              <table:table-cell office:value-type="float" office:value="341">
                <text:p>341</text:p>
                <draw:g>
                  <svg:desc>Sheet1_2.C2:Sheet1_2.C62</svg:desc>
                </draw:g>
              </table:table-cell>
              <table:table-cell office:value-type="float" office:value="298">
                <text:p>298</text:p>
                <draw:g>
                  <svg:desc>Sheet1_2.D2:Sheet1_2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8.268938968164">
                <text:p>298.268938968164</text:p>
              </table:table-cell>
              <table:table-cell office:value-type="float" office:value="305.737985742067">
                <text:p>305.737985742067</text:p>
              </table:table-cell>
              <table:table-cell office:value-type="float" office:value="300.154952333966">
                <text:p>300.154952333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8.534733678383">
                <text:p>298.534733678383</text:p>
              </table:table-cell>
              <table:table-cell office:value-type="float" office:value="305.974093711764">
                <text:p>305.974093711764</text:p>
              </table:table-cell>
              <table:table-cell office:value-type="float" office:value="300.341111879684">
                <text:p>300.34111187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8.797419884392">
                <text:p>298.797419884392</text:p>
              </table:table-cell>
              <table:table-cell office:value-type="float" office:value="306.207400108032">
                <text:p>306.207400108032</text:p>
              </table:table-cell>
              <table:table-cell office:value-type="float" office:value="300.525097838816">
                <text:p>300.525097838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9.057032956173">
                <text:p>299.057032956173</text:p>
              </table:table-cell>
              <table:table-cell office:value-type="float" office:value="306.437937734108">
                <text:p>306.437937734108</text:p>
              </table:table-cell>
              <table:table-cell office:value-type="float" office:value="300.7069348506">
                <text:p>300.7069348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9.313607883568">
                <text:p>299.313607883568</text:p>
              </table:table-cell>
              <table:table-cell office:value-type="float" office:value="306.665739019623">
                <text:p>306.665739019623</text:p>
              </table:table-cell>
              <table:table-cell office:value-type="float" office:value="300.886647291928">
                <text:p>300.886647291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9.567179279866">
                <text:p>299.567179279866</text:p>
              </table:table-cell>
              <table:table-cell office:value-type="float" office:value="306.890836024597">
                <text:p>306.890836024597</text:p>
              </table:table-cell>
              <table:table-cell office:value-type="float" office:value="301.064259279756">
                <text:p>301.064259279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9.817781385369">
                <text:p>299.817781385369</text:p>
              </table:table-cell>
              <table:table-cell office:value-type="float" office:value="307.113260443413">
                <text:p>307.113260443413</text:p>
              </table:table-cell>
              <table:table-cell office:value-type="float" office:value="301.239794673496">
                <text:p>301.239794673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0.065448070933">
                <text:p>300.065448070933</text:p>
              </table:table-cell>
              <table:table-cell office:value-type="float" office:value="307.333043608738">
                <text:p>307.333043608738</text:p>
              </table:table-cell>
              <table:table-cell office:value-type="float" office:value="301.413277077402">
                <text:p>301.413277077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0.310212841489">
                <text:p>300.310212841489</text:p>
              </table:table-cell>
              <table:table-cell office:value-type="float" office:value="307.550216495423">
                <text:p>307.550216495423</text:p>
              </table:table-cell>
              <table:table-cell office:value-type="float" office:value="301.584729842934">
                <text:p>301.584729842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0.552108839538">
                <text:p>300.552108839538</text:p>
              </table:table-cell>
              <table:table-cell office:value-type="float" office:value="307.764809724355">
                <text:p>307.764809724355</text:p>
              </table:table-cell>
              <table:table-cell office:value-type="float" office:value="301.754176071117">
                <text:p>301.75417607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0.791168848622">
                <text:p>300.791168848622</text:p>
              </table:table-cell>
              <table:table-cell office:value-type="float" office:value="307.976853566282">
                <text:p>307.976853566282</text:p>
              </table:table-cell>
              <table:table-cell office:value-type="float" office:value="301.921638614876">
                <text:p>301.921638614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01.027425296775">
                <text:p>301.027425296775</text:p>
              </table:table-cell>
              <table:table-cell office:value-type="float" office:value="308.186377945596">
                <text:p>308.186377945596</text:p>
              </table:table-cell>
              <table:table-cell office:value-type="float" office:value="302.08714008137">
                <text:p>302.08714008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01.26091025995">
                <text:p>301.26091025995</text:p>
              </table:table-cell>
              <table:table-cell office:value-type="float" office:value="308.393412444081">
                <text:p>308.393412444081</text:p>
              </table:table-cell>
              <table:table-cell office:value-type="float" office:value="302.250702834295">
                <text:p>302.250702834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01.491655465418">
                <text:p>301.491655465418</text:p>
              </table:table-cell>
              <table:table-cell office:value-type="float" office:value="308.597986304634">
                <text:p>308.597986304634</text:p>
              </table:table-cell>
              <table:table-cell office:value-type="float" office:value="302.412348996189">
                <text:p>302.412348996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1.719692295148">
                <text:p>301.719692295148</text:p>
              </table:table-cell>
              <table:table-cell office:value-type="float" office:value="308.800128434938">
                <text:p>308.800128434938</text:p>
              </table:table-cell>
              <table:table-cell office:value-type="float" office:value="302.572100450714">
                <text:p>302.572100450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1.945051789164">
                <text:p>301.945051789164</text:p>
              </table:table-cell>
              <table:table-cell office:value-type="float" office:value="308.999867411107">
                <text:p>308.999867411107</text:p>
              </table:table-cell>
              <table:table-cell office:value-type="float" office:value="302.729978844924">
                <text:p>302.729978844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2.167764648874">
                <text:p>302.167764648874</text:p>
              </table:table-cell>
              <table:table-cell office:value-type="float" office:value="309.197231481301">
                <text:p>309.197231481301</text:p>
              </table:table-cell>
              <table:table-cell office:value-type="float" office:value="302.88600559152">
                <text:p>302.88600559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2.38786124038">
                <text:p>302.38786124038</text:p>
              </table:table-cell>
              <table:table-cell office:value-type="float" office:value="309.392248569295">
                <text:p>309.392248569295</text:p>
              </table:table-cell>
              <table:table-cell office:value-type="float" office:value="303.040201871091">
                <text:p>303.040201871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2.60537159776">
                <text:p>302.60537159776</text:p>
              </table:table-cell>
              <table:table-cell office:value-type="float" office:value="309.584946278022">
                <text:p>309.584946278022</text:p>
              </table:table-cell>
              <table:table-cell office:value-type="float" office:value="303.19258863434">
                <text:p>303.19258863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2.820325426329">
                <text:p>302.820325426329</text:p>
              </table:table-cell>
              <table:table-cell office:value-type="float" office:value="309.775351893082">
                <text:p>309.775351893082</text:p>
              </table:table-cell>
              <table:table-cell office:value-type="float" office:value="303.343186604294">
                <text:p>303.343186604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3.032752105879">
                <text:p>303.032752105879</text:p>
              </table:table-cell>
              <table:table-cell office:value-type="float" office:value="309.96349238621">
                <text:p>309.96349238621</text:p>
              </table:table-cell>
              <table:table-cell office:value-type="float" office:value="303.492016278501">
                <text:p>303.492016278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3.242680693885">
                <text:p>303.242680693885</text:p>
              </table:table-cell>
              <table:table-cell office:value-type="float" office:value="310.14939441872">
                <text:p>310.14939441872</text:p>
              </table:table-cell>
              <table:table-cell office:value-type="float" office:value="303.63909793121">
                <text:p>303.63909793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3.450139928701">
                <text:p>303.450139928701</text:p>
              </table:table-cell>
              <table:table-cell office:value-type="float" office:value="310.333084344908">
                <text:p>310.333084344908</text:p>
              </table:table-cell>
              <table:table-cell office:value-type="float" office:value="303.784451615538">
                <text:p>303.784451615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3.655158232723">
                <text:p>303.655158232723</text:p>
              </table:table-cell>
              <table:table-cell office:value-type="float" office:value="310.514588215424">
                <text:p>310.514588215424</text:p>
              </table:table-cell>
              <table:table-cell office:value-type="float" office:value="303.928097165624">
                <text:p>303.928097165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3.857763715528">
                <text:p>303.857763715528</text:p>
              </table:table-cell>
              <table:table-cell office:value-type="float" office:value="310.693931780612">
                <text:p>310.693931780612</text:p>
              </table:table-cell>
              <table:table-cell office:value-type="float" office:value="304.070054198761">
                <text:p>304.070054198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4.057984176996">
                <text:p>304.057984176996</text:p>
              </table:table-cell>
              <table:table-cell office:value-type="float" office:value="310.871140493818">
                <text:p>310.871140493818</text:p>
              </table:table-cell>
              <table:table-cell office:value-type="float" office:value="304.210342117522">
                <text:p>304.210342117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4.255847110402">
                <text:p>304.255847110402</text:p>
              </table:table-cell>
              <table:table-cell office:value-type="float" office:value="311.046239514659">
                <text:p>311.046239514659</text:p>
              </table:table-cell>
              <table:table-cell office:value-type="float" office:value="304.348980111863">
                <text:p>304.348980111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4.451379705486">
                <text:p>304.451379705486</text:p>
              </table:table-cell>
              <table:table-cell office:value-type="float" office:value="311.219253712271">
                <text:p>311.219253712271</text:p>
              </table:table-cell>
              <table:table-cell office:value-type="float" office:value="304.485987161219">
                <text:p>304.485987161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4.644608851499">
                <text:p>304.644608851499</text:p>
              </table:table-cell>
              <table:table-cell office:value-type="float" office:value="311.390207668514">
                <text:p>311.390207668514</text:p>
              </table:table-cell>
              <table:table-cell office:value-type="float" office:value="304.621382036574">
                <text:p>304.621382036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4.835561140229">
                <text:p>304.835561140229</text:p>
              </table:table-cell>
              <table:table-cell office:value-type="float" office:value="311.559125681151">
                <text:p>311.559125681151</text:p>
              </table:table-cell>
              <table:table-cell office:value-type="float" office:value="304.75518330253">
                <text:p>304.75518330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5.024262868997">
                <text:p>305.024262868997</text:p>
              </table:table-cell>
              <table:table-cell office:value-type="float" office:value="311.726031766991">
                <text:p>311.726031766991</text:p>
              </table:table-cell>
              <table:table-cell office:value-type="float" office:value="304.887409319348">
                <text:p>304.887409319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5.210740043634">
                <text:p>305.210740043634</text:p>
              </table:table-cell>
              <table:table-cell office:value-type="float" office:value="311.890949665009">
                <text:p>311.890949665009</text:p>
              </table:table-cell>
              <table:table-cell office:value-type="float" office:value="305.018078244979">
                <text:p>305.018078244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05.395018381433">
                <text:p>305.395018381433</text:p>
              </table:table-cell>
              <table:table-cell office:value-type="float" office:value="312.053902839421">
                <text:p>312.053902839421</text:p>
              </table:table-cell>
              <table:table-cell office:value-type="float" office:value="305.147208037083">
                <text:p>305.147208037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5.577123314077">
                <text:p>305.577123314077</text:p>
              </table:table-cell>
              <table:table-cell office:value-type="float" office:value="312.214914482744">
                <text:p>312.214914482744</text:p>
              </table:table-cell>
              <table:table-cell office:value-type="float" office:value="305.274816455029">
                <text:p>305.274816455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05.757079990543">
                <text:p>305.757079990543</text:p>
              </table:table-cell>
              <table:table-cell office:value-type="float" office:value="312.374007518813">
                <text:p>312.374007518813</text:p>
              </table:table-cell>
              <table:table-cell office:value-type="float" office:value="305.400921061878">
                <text:p>305.400921061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05.934913279986">
                <text:p>305.934913279986</text:p>
              </table:table-cell>
              <table:table-cell office:value-type="float" office:value="312.531204605771">
                <text:p>312.531204605771</text:p>
              </table:table-cell>
              <table:table-cell office:value-type="float" office:value="305.525539226357">
                <text:p>305.525539226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06.110647774593">
                <text:p>306.110647774593</text:p>
              </table:table-cell>
              <table:table-cell office:value-type="float" office:value="312.68652813903">
                <text:p>312.68652813903</text:p>
              </table:table-cell>
              <table:table-cell office:value-type="float" office:value="305.648688124812">
                <text:p>305.648688124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06.284307792423">
                <text:p>306.284307792423</text:p>
              </table:table-cell>
              <table:table-cell office:value-type="float" office:value="312.840000254203">
                <text:p>312.840000254203</text:p>
              </table:table-cell>
              <table:table-cell office:value-type="float" office:value="305.77038474315">
                <text:p>305.770384743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6.455917380212">
                <text:p>306.455917380212</text:p>
              </table:table-cell>
              <table:table-cell office:value-type="float" office:value="312.991642830004">
                <text:p>312.991642830004</text:p>
              </table:table-cell>
              <table:table-cell office:value-type="float" office:value="305.890645878761">
                <text:p>305.890645878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6.625500316165">
                <text:p>306.625500316165</text:p>
              </table:table-cell>
              <table:table-cell office:value-type="float" office:value="313.141477491115">
                <text:p>313.141477491115</text:p>
              </table:table-cell>
              <table:table-cell office:value-type="float" office:value="306.009488142433">
                <text:p>306.0094881424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06.79308011272">
                <text:p>306.79308011272</text:p>
              </table:table-cell>
              <table:table-cell office:value-type="float" office:value="313.289525611033">
                <text:p>313.289525611033</text:p>
              </table:table-cell>
              <table:table-cell office:value-type="float" office:value="306.126927960241">
                <text:p>306.126927960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06.95868001929">
                <text:p>306.95868001929</text:p>
              </table:table-cell>
              <table:table-cell office:value-type="float" office:value="313.435808314878">
                <text:p>313.435808314878</text:p>
              </table:table-cell>
              <table:table-cell office:value-type="float" office:value="306.242981575431">
                <text:p>306.242981575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07.122323024978">
                <text:p>307.122323024978</text:p>
              </table:table-cell>
              <table:table-cell office:value-type="float" office:value="313.580346482177">
                <text:p>313.580346482177</text:p>
              </table:table-cell>
              <table:table-cell office:value-type="float" office:value="306.357665050282">
                <text:p>306.357665050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7.284031861279">
                <text:p>307.284031861279</text:p>
              </table:table-cell>
              <table:table-cell office:value-type="float" office:value="313.723160749622">
                <text:p>313.723160749622</text:p>
              </table:table-cell>
              <table:table-cell office:value-type="float" office:value="306.470994267958">
                <text:p>306.470994267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7.443829004748">
                <text:p>307.443829004748</text:p>
              </table:table-cell>
              <table:table-cell office:value-type="float" office:value="313.864271513791">
                <text:p>313.864271513791</text:p>
              </table:table-cell>
              <table:table-cell office:value-type="float" office:value="306.582984934341">
                <text:p>306.582984934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07.601736679649">
                <text:p>307.601736679649</text:p>
              </table:table-cell>
              <table:table-cell office:value-type="float" office:value="314.00369893385">
                <text:p>314.00369893385</text:p>
              </table:table-cell>
              <table:table-cell office:value-type="float" office:value="306.69365257985">
                <text:p>306.69365257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07.757776860587">
                <text:p>307.757776860587</text:p>
              </table:table-cell>
              <table:table-cell office:value-type="float" office:value="314.141462934219">
                <text:p>314.141462934219</text:p>
              </table:table-cell>
              <table:table-cell office:value-type="float" office:value="306.803012561246">
                <text:p>306.803012561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7.911971275108">
                <text:p>307.911971275108</text:p>
              </table:table-cell>
              <table:table-cell office:value-type="float" office:value="314.277583207218">
                <text:p>314.277583207218</text:p>
              </table:table-cell>
              <table:table-cell office:value-type="float" office:value="306.911080063425">
                <text:p>306.911080063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08.064341406282">
                <text:p>308.064341406282</text:p>
              </table:table-cell>
              <table:table-cell office:value-type="float" office:value="314.412079215682">
                <text:p>314.412079215682</text:p>
              </table:table-cell>
              <table:table-cell office:value-type="float" office:value="307.017870101187">
                <text:p>307.017870101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08.214908495264">
                <text:p>308.214908495264</text:p>
              </table:table-cell>
              <table:table-cell office:value-type="float" office:value="314.544970195542">
                <text:p>314.544970195542</text:p>
              </table:table-cell>
              <table:table-cell office:value-type="float" office:value="307.123397521">
                <text:p>307.1233975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08.363693543828">
                <text:p>308.363693543828</text:p>
              </table:table-cell>
              <table:table-cell office:value-type="float" office:value="314.676275158394">
                <text:p>314.676275158394</text:p>
              </table:table-cell>
              <table:table-cell office:value-type="float" office:value="307.227677002744">
                <text:p>307.227677002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08.510717316883">
                <text:p>308.510717316883</text:p>
              </table:table-cell>
              <table:table-cell office:value-type="float" office:value="314.806012894025">
                <text:p>314.806012894025</text:p>
              </table:table-cell>
              <table:table-cell office:value-type="float" office:value="307.330723061441">
                <text:p>307.330723061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08.656000344968">
                <text:p>308.656000344968</text:p>
              </table:table-cell>
              <table:table-cell office:value-type="float" office:value="314.934201972926">
                <text:p>314.934201972926</text:p>
              </table:table-cell>
              <table:table-cell office:value-type="float" office:value="307.432550048972">
                <text:p>307.432550048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08.799562926718">
                <text:p>308.799562926718</text:p>
              </table:table-cell>
              <table:table-cell office:value-type="float" office:value="315.060860748767">
                <text:p>315.060860748767</text:p>
              </table:table-cell>
              <table:table-cell office:value-type="float" office:value="307.533172155774">
                <text:p>307.533172155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08.941425131313">
                <text:p>308.941425131313</text:p>
              </table:table-cell>
              <table:table-cell office:value-type="float" office:value="315.186007360854">
                <text:p>315.186007360854</text:p>
              </table:table-cell>
              <table:table-cell office:value-type="float" office:value="307.632603412532">
                <text:p>307.632603412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9.081606800909">
                <text:p>309.081606800909</text:p>
              </table:table-cell>
              <table:table-cell office:value-type="float" office:value="315.309659736559">
                <text:p>315.309659736559</text:p>
              </table:table-cell>
              <table:table-cell office:value-type="float" office:value="307.730857691848">
                <text:p>307.730857691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09.220127553037">
                <text:p>309.220127553037</text:p>
              </table:table-cell>
              <table:table-cell office:value-type="float" office:value="315.431835593719">
                <text:p>315.431835593719</text:p>
              </table:table-cell>
              <table:table-cell office:value-type="float" office:value="307.827948709897">
                <text:p>307.827948709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09.357006782987">
                <text:p>309.357006782987</text:p>
              </table:table-cell>
              <table:table-cell office:value-type="float" office:value="315.552552443016">
                <text:p>315.552552443016</text:p>
              </table:table-cell>
              <table:table-cell office:value-type="float" office:value="307.92389002807">
                <text:p>307.92389002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9.492263666172">
                <text:p>309.492263666172</text:p>
              </table:table-cell>
              <table:table-cell office:value-type="float" office:value="315.671827590329">
                <text:p>315.671827590329</text:p>
              </table:table-cell>
              <table:table-cell office:value-type="float" office:value="308.018695054605">
                <text:p>308.018695054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09.625917160466">
                <text:p>309.625917160466</text:p>
              </table:table-cell>
              <table:table-cell office:value-type="float" office:value="315.789678139057">
                <text:p>315.789678139057</text:p>
              </table:table-cell>
              <table:table-cell office:value-type="float" office:value="308.112377046199">
                <text:p>308.1123770461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title svg:x="3.199cm" svg:y="0.315cm" chart:style-name="ch2">
          <text:p>Temperature difference between plate and fluid</text:p>
        </chart:title>
        <chart:plot-area chart:style-name="ch3" table:cell-range-address="Sheet1_2.E1:Sheet1_2.E62" chart:data-source-has-labels="row" svg:x="1.313cm" svg:y="1.299cm" svg:width="14.353cm" svg:height="6.554cm">
          <chart:coordinate-region svg:x="1.952cm" svg:y="1.494cm" svg:width="13.518cm" svg:height="5.72cm"/>
          <chart:axis chart:dimension="x" chart:name="primary-x" chart:style-name="ch4">
            <chart:title svg:x="7.215cm" svg:y="8.033cm" chart:style-name="ch5">
              <text:p>Segment number</text:p>
            </chart:title>
          </chart:axis>
          <chart:axis chart:dimension="y" chart:name="primary-y" chart:style-name="ch6">
            <chart:title svg:x="0.451cm" svg:y="6.538cm" chart:style-name="ch7">
              <text:p>Temperature difference (K)</text:p>
            </chart:title>
            <chart:grid chart:style-name="ch8" chart:class="major"/>
          </chart:axis>
          <chart:series chart:style-name="ch9" chart:values-cell-range-address="Sheet1_2.E2:Sheet1_2.E62" chart:label-cell-address="Sheet1_2.E1:Sheet1_2.E1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">
                <text:p>43</text:p>
                <draw:g>
                  <svg:desc>Sheet1_2.E2:Sheet1_2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46904677390302">
                <text:p>7.46904677390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3936003338098">
                <text:p>7.43936003338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0998022363999">
                <text:p>7.40998022363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8090477793503">
                <text:p>7.38090477793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5213113605499">
                <text:p>7.35213113605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2365674473095">
                <text:p>7.32365674473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9547905804401">
                <text:p>7.29547905804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6759553780505">
                <text:p>7.26759553780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4000365393403">
                <text:p>7.24000365393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1270088481703">
                <text:p>7.21270088481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8568471765997">
                <text:p>7.18568471765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5895264882101">
                <text:p>7.15895264882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32502184131">
                <text:p>7.132502184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0633083921601">
                <text:p>7.10633083921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8043613979004">
                <text:p>7.08043613979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5481562194302">
                <text:p>7.05481562194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2946683242698">
                <text:p>7.02946683242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0438732891502">
                <text:p>7.00438732891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7957468026203">
                <text:p>6.97957468026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955026466753">
                <text:p>6.955026466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3074028033101">
                <text:p>6.93074028033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0671372483502">
                <text:p>6.90671372483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294441620701">
                <text:p>6.88294441620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85942998270099">
                <text:p>6.85942998270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36168065084">
                <text:p>6.836168065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1315631682202">
                <text:p>6.8131563168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9039240425703">
                <text:p>6.79039240425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6787400678501">
                <text:p>6.76787400678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4559881701498">
                <text:p>6.74559881701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2356454092198">
                <text:p>6.72356454092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0176889799399">
                <text:p>6.70176889799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8020962137496">
                <text:p>6.68020962137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5888445798805">
                <text:p>6.65888445798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3779116866698">
                <text:p>6.63779116866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61692752827003">
                <text:p>6.61692752827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9629132578499">
                <text:p>6.59629132578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7588036443696">
                <text:p>6.57588036443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55569246177998">
                <text:p>6.55569246177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3572544979204">
                <text:p>6.53572544979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1597717494997">
                <text:p>6.51597717494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49644549831299">
                <text:p>6.496445498312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47712829558799">
                <text:p>6.47712829558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45802345719898">
                <text:p>6.45802345719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3912888834302">
                <text:p>6.43912888834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42044250904297">
                <text:p>6.42044250904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40196225420101">
                <text:p>6.40196225420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38368607363202">
                <text:p>6.38368607363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36561193211003">
                <text:p>6.36561193211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4773780940003">
                <text:p>6.34773780940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3006170027801">
                <text:p>6.33006170027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12581614566">
                <text:p>6.312581614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9529557714199">
                <text:p>6.29529557714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7820162795803">
                <text:p>6.278201627958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6129782204902">
                <text:p>6.26129782204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4458222954098">
                <text:p>6.24458222954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2805293565">
                <text:p>6.228052935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1170804068197">
                <text:p>6.211708040681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9554566002898">
                <text:p>6.19554566002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7956392415698">
                <text:p>6.17956392415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6376097859103">
                <text:p>6.163760978591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legend chart:legend-position="end" svg:x="13.671cm" svg:y="1.753cm" style:legend-expansion="high" chart:style-name="ch2"/>
        <chart:plot-area chart:style-name="ch3" table:cell-range-address="rel_humidity.A1:rel_humidity.L61" chart:data-source-has-labels="row" svg:x="0.319cm" svg:y="0.179cm" svg:width="13.033cm" svg:height="8.638cm">
          <chart:coordinate-region svg:x="1.152cm" svg:y="0.374cm" svg:width="12.004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_humidity.B2:rel_humidity.B61" chart:label-cell-address="rel_humidity.B1:rel_humidity.B1" chart:class="chart:scatter">
            <chart:domain table:cell-range-address="rel_humidity.A2:rel_humidity.A61"/>
            <chart:data-point chart:repeated="60"/>
          </chart:series>
          <chart:series chart:style-name="ch8" chart:values-cell-range-address="rel_humidity.C2:rel_humidity.C61" chart:label-cell-address="rel_humidity.C1:rel_humidity.C1" chart:class="chart:scatter">
            <chart:data-point chart:repeated="60"/>
          </chart:series>
          <chart:series chart:style-name="ch9" chart:values-cell-range-address="rel_humidity.D2:rel_humidity.D61" chart:label-cell-address="rel_humidity.D1:rel_humidity.D1" chart:class="chart:scatter">
            <chart:data-point chart:repeated="60"/>
          </chart:series>
          <chart:series chart:style-name="ch10" chart:values-cell-range-address="rel_humidity.E2:rel_humidity.E61" chart:label-cell-address="rel_humidity.E1:rel_humidity.E1" chart:class="chart:scatter">
            <chart:data-point chart:repeated="60"/>
          </chart:series>
          <chart:series chart:style-name="ch11" chart:values-cell-range-address="rel_humidity.F2:rel_humidity.F61" chart:label-cell-address="rel_humidity.F1:rel_humidity.F1" chart:class="chart:scatter">
            <chart:data-point chart:repeated="60"/>
          </chart:series>
          <chart:series chart:style-name="ch12" chart:values-cell-range-address="rel_humidity.G2:rel_humidity.G61" chart:label-cell-address="rel_humidity.G1:rel_humidity.G1" chart:class="chart:scatter">
            <chart:data-point chart:repeated="60"/>
          </chart:series>
          <chart:series chart:style-name="ch13" chart:values-cell-range-address="rel_humidity.H2:rel_humidity.H61" chart:label-cell-address="rel_humidity.H1:rel_humidity.H1" chart:class="chart:scatter">
            <chart:data-point chart:repeated="60"/>
          </chart:series>
          <chart:series chart:style-name="ch14" chart:values-cell-range-address="rel_humidity.I2:rel_humidity.I61" chart:label-cell-address="rel_humidity.I1:rel_humidity.I1" chart:class="chart:scatter">
            <chart:data-point chart:repeated="60"/>
          </chart:series>
          <chart:series chart:style-name="ch15" chart:values-cell-range-address="rel_humidity.J2:rel_humidity.J61" chart:label-cell-address="rel_humidity.J1:rel_humidity.J1" chart:class="chart:scatter">
            <chart:data-point chart:repeated="60"/>
          </chart:series>
          <chart:series chart:style-name="ch16" chart:values-cell-range-address="rel_humidity.K2:rel_humidity.K61" chart:label-cell-address="rel_humidity.K1:rel_humidity.K1" chart:class="chart:scatter">
            <chart:data-point chart:repeated="60"/>
          </chart:series>
          <chart:series chart:style-name="ch17" chart:values-cell-range-address="rel_humidity.L2:rel_humidity.L61" chart:label-cell-address="rel_humidity.L1:rel_humidity.L1" chart:class="chart:scatter">
            <chart:data-point chart:repeated="6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l00</text:p>
                <draw:g>
                  <svg:desc>rel_humidity.B1:rel_humidity.B1</svg:desc>
                </draw:g>
              </table:table-cell>
              <table:table-cell office:value-type="string">
                <text:p>rel10</text:p>
                <draw:g>
                  <svg:desc>rel_humidity.C1:rel_humidity.C1</svg:desc>
                </draw:g>
              </table:table-cell>
              <table:table-cell office:value-type="string">
                <text:p>rel20</text:p>
                <draw:g>
                  <svg:desc>rel_humidity.D1:rel_humidity.D1</svg:desc>
                </draw:g>
              </table:table-cell>
              <table:table-cell office:value-type="string">
                <text:p>rel30</text:p>
                <draw:g>
                  <svg:desc>rel_humidity.E1:rel_humidity.E1</svg:desc>
                </draw:g>
              </table:table-cell>
              <table:table-cell office:value-type="string">
                <text:p>rel40</text:p>
                <draw:g>
                  <svg:desc>rel_humidity.F1:rel_humidity.F1</svg:desc>
                </draw:g>
              </table:table-cell>
              <table:table-cell office:value-type="string">
                <text:p>rel50</text:p>
                <draw:g>
                  <svg:desc>rel_humidity.G1:rel_humidity.G1</svg:desc>
                </draw:g>
              </table:table-cell>
              <table:table-cell office:value-type="string">
                <text:p>rel60</text:p>
                <draw:g>
                  <svg:desc>rel_humidity.H1:rel_humidity.H1</svg:desc>
                </draw:g>
              </table:table-cell>
              <table:table-cell office:value-type="string">
                <text:p>rel70</text:p>
                <draw:g>
                  <svg:desc>rel_humidity.I1:rel_humidity.I1</svg:desc>
                </draw:g>
              </table:table-cell>
              <table:table-cell office:value-type="string">
                <text:p>rel80</text:p>
                <draw:g>
                  <svg:desc>rel_humidity.J1:rel_humidity.J1</svg:desc>
                </draw:g>
              </table:table-cell>
              <table:table-cell office:value-type="string">
                <text:p>rel90</text:p>
                <draw:g>
                  <svg:desc>rel_humidity.K1:rel_humidity.K1</svg:desc>
                </draw:g>
              </table:table-cell>
              <table:table-cell office:value-type="string">
                <text:p>rel100</text:p>
                <draw:g>
                  <svg:desc>rel_humidity.L1:rel_humidity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l_humidity.A2:rel_humidity.A61</svg:desc>
                </draw:g>
              </table:table-cell>
              <table:table-cell office:value-type="float" office:value="298.43980983611">
                <text:p>298.43980983611</text:p>
                <draw:g>
                  <svg:desc>rel_humidity.B2:rel_humidity.B61</svg:desc>
                </draw:g>
              </table:table-cell>
              <table:table-cell office:value-type="float" office:value="298.439108600197">
                <text:p>298.439108600197</text:p>
                <draw:g>
                  <svg:desc>rel_humidity.C2:rel_humidity.C61</svg:desc>
                </draw:g>
              </table:table-cell>
              <table:table-cell office:value-type="float" office:value="298.438405169044">
                <text:p>298.438405169044</text:p>
                <draw:g>
                  <svg:desc>rel_humidity.D2:rel_humidity.D61</svg:desc>
                </draw:g>
              </table:table-cell>
              <table:table-cell office:value-type="float" office:value="298.437699532329">
                <text:p>298.437699532329</text:p>
                <draw:g>
                  <svg:desc>rel_humidity.E2:rel_humidity.E61</svg:desc>
                </draw:g>
              </table:table-cell>
              <table:table-cell office:value-type="float" office:value="298.43699167966">
                <text:p>298.43699167966</text:p>
                <draw:g>
                  <svg:desc>rel_humidity.F2:rel_humidity.F61</svg:desc>
                </draw:g>
              </table:table-cell>
              <table:table-cell office:value-type="float" office:value="298.436281600583">
                <text:p>298.436281600583</text:p>
                <draw:g>
                  <svg:desc>rel_humidity.G2:rel_humidity.G61</svg:desc>
                </draw:g>
              </table:table-cell>
              <table:table-cell office:value-type="float" office:value="298.435569284578">
                <text:p>298.435569284578</text:p>
                <draw:g>
                  <svg:desc>rel_humidity.H2:rel_humidity.H61</svg:desc>
                </draw:g>
              </table:table-cell>
              <table:table-cell office:value-type="float" office:value="298.434854721058">
                <text:p>298.434854721058</text:p>
                <draw:g>
                  <svg:desc>rel_humidity.I2:rel_humidity.I61</svg:desc>
                </draw:g>
              </table:table-cell>
              <table:table-cell office:value-type="float" office:value="298.434137899368">
                <text:p>298.434137899368</text:p>
                <draw:g>
                  <svg:desc>rel_humidity.J2:rel_humidity.J61</svg:desc>
                </draw:g>
              </table:table-cell>
              <table:table-cell office:value-type="float" office:value="298.433418808788">
                <text:p>298.433418808788</text:p>
                <draw:g>
                  <svg:desc>rel_humidity.K2:rel_humidity.K61</svg:desc>
                </draw:g>
              </table:table-cell>
              <table:table-cell office:value-type="float" office:value="298.432697438527">
                <text:p>298.432697438527</text:p>
                <draw:g>
                  <svg:desc>rel_humidity.L2:rel_humidity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8.874411392065">
                <text:p>298.874411392065</text:p>
              </table:table-cell>
              <table:table-cell office:value-type="float" office:value="298.87302551746">
                <text:p>298.87302551746</text:p>
              </table:table-cell>
              <table:table-cell office:value-type="float" office:value="298.871635277717">
                <text:p>298.871635277717</text:p>
              </table:table-cell>
              <table:table-cell office:value-type="float" office:value="298.870240652179">
                <text:p>298.870240652179</text:p>
              </table:table-cell>
              <table:table-cell office:value-type="float" office:value="298.868841620061">
                <text:p>298.868841620061</text:p>
              </table:table-cell>
              <table:table-cell office:value-type="float" office:value="298.867438160445">
                <text:p>298.867438160445</text:p>
              </table:table-cell>
              <table:table-cell office:value-type="float" office:value="298.866030252282">
                <text:p>298.866030252282</text:p>
              </table:table-cell>
              <table:table-cell office:value-type="float" office:value="298.864617874387">
                <text:p>298.864617874387</text:p>
              </table:table-cell>
              <table:table-cell office:value-type="float" office:value="298.863201005443">
                <text:p>298.863201005443</text:p>
              </table:table-cell>
              <table:table-cell office:value-type="float" office:value="298.861779623996">
                <text:p>298.861779623996</text:p>
              </table:table-cell>
              <table:table-cell office:value-type="float" office:value="298.860353708455">
                <text:p>298.860353708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9.303863593928">
                <text:p>299.303863593928</text:p>
              </table:table-cell>
              <table:table-cell office:value-type="float" office:value="299.301809396323">
                <text:p>299.301809396323</text:p>
              </table:table-cell>
              <table:table-cell office:value-type="float" office:value="299.299748689038">
                <text:p>299.299748689038</text:p>
              </table:table-cell>
              <table:table-cell office:value-type="float" office:value="299.297681441085">
                <text:p>299.297681441085</text:p>
              </table:table-cell>
              <table:table-cell office:value-type="float" office:value="299.295607621278">
                <text:p>299.295607621278</text:p>
              </table:table-cell>
              <table:table-cell office:value-type="float" office:value="299.293527198232">
                <text:p>299.293527198232</text:p>
              </table:table-cell>
              <table:table-cell office:value-type="float" office:value="299.291440140362">
                <text:p>299.291440140362</text:p>
              </table:table-cell>
              <table:table-cell office:value-type="float" office:value="299.289346415881">
                <text:p>299.289346415881</text:p>
              </table:table-cell>
              <table:table-cell office:value-type="float" office:value="299.287245992799">
                <text:p>299.287245992799</text:p>
              </table:table-cell>
              <table:table-cell office:value-type="float" office:value="299.285138838921">
                <text:p>299.285138838921</text:p>
              </table:table-cell>
              <table:table-cell office:value-type="float" office:value="299.283024921845">
                <text:p>299.283024921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9.728224763432">
                <text:p>299.728224763432</text:p>
              </table:table-cell>
              <table:table-cell office:value-type="float" office:value="299.725518280832">
                <text:p>299.725518280832</text:p>
              </table:table-cell>
              <table:table-cell office:value-type="float" office:value="299.722803169389">
                <text:p>299.722803169389</text:p>
              </table:table-cell>
              <table:table-cell office:value-type="float" office:value="299.72007938778">
                <text:p>299.72007938778</text:p>
              </table:table-cell>
              <table:table-cell office:value-type="float" office:value="299.717346894416">
                <text:p>299.717346894416</text:p>
              </table:table-cell>
              <table:table-cell office:value-type="float" office:value="299.714605647443">
                <text:p>299.714605647443</text:p>
              </table:table-cell>
              <table:table-cell office:value-type="float" office:value="299.711855604738">
                <text:p>299.711855604738</text:p>
              </table:table-cell>
              <table:table-cell office:value-type="float" office:value="299.709096723908">
                <text:p>299.709096723908</text:p>
              </table:table-cell>
              <table:table-cell office:value-type="float" office:value="299.706328962286">
                <text:p>299.706328962286</text:p>
              </table:table-cell>
              <table:table-cell office:value-type="float" office:value="299.703552276931">
                <text:p>299.703552276931</text:p>
              </table:table-cell>
              <table:table-cell office:value-type="float" office:value="299.700766624625">
                <text:p>299.700766624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0.147552622802">
                <text:p>300.147552622802</text:p>
              </table:table-cell>
              <table:table-cell office:value-type="float" office:value="300.144209619344">
                <text:p>300.144209619344</text:p>
              </table:table-cell>
              <table:table-cell office:value-type="float" office:value="300.140855893264">
                <text:p>300.140855893264</text:p>
              </table:table-cell>
              <table:table-cell office:value-type="float" office:value="300.137491392905">
                <text:p>300.137491392905</text:p>
              </table:table-cell>
              <table:table-cell office:value-type="float" office:value="300.134116066278">
                <text:p>300.134116066278</text:p>
              </table:table-cell>
              <table:table-cell office:value-type="float" office:value="300.130729861062">
                <text:p>300.130729861062</text:p>
              </table:table-cell>
              <table:table-cell office:value-type="float" office:value="300.127332724594">
                <text:p>300.127332724594</text:p>
              </table:table-cell>
              <table:table-cell office:value-type="float" office:value="300.123924603875">
                <text:p>300.123924603875</text:p>
              </table:table-cell>
              <table:table-cell office:value-type="float" office:value="300.12050544556">
                <text:p>300.12050544556</text:p>
              </table:table-cell>
              <table:table-cell office:value-type="float" office:value="300.11707519596">
                <text:p>300.11707519596</text:p>
              </table:table-cell>
              <table:table-cell office:value-type="float" office:value="300.113633801034">
                <text:p>300.11363380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0.561904299577">
                <text:p>300.561904299577</text:p>
              </table:table-cell>
              <table:table-cell office:value-type="float" office:value="300.557940269299">
                <text:p>300.557940269299</text:p>
              </table:table-cell>
              <table:table-cell office:value-type="float" office:value="300.553963448005">
                <text:p>300.553963448005</text:p>
              </table:table-cell>
              <table:table-cell office:value-type="float" office:value="300.549973773711">
                <text:p>300.549973773711</text:p>
              </table:table-cell>
              <table:table-cell office:value-type="float" office:value="300.545971184033">
                <text:p>300.545971184033</text:p>
              </table:table-cell>
              <table:table-cell office:value-type="float" office:value="300.541955616183">
                <text:p>300.541955616183</text:p>
              </table:table-cell>
              <table:table-cell office:value-type="float" office:value="300.537927006967">
                <text:p>300.537927006967</text:p>
              </table:table-cell>
              <table:table-cell office:value-type="float" office:value="300.533885292776">
                <text:p>300.533885292776</text:p>
              </table:table-cell>
              <table:table-cell office:value-type="float" office:value="300.529830409591">
                <text:p>300.529830409591</text:p>
              </table:table-cell>
              <table:table-cell office:value-type="float" office:value="300.525762292973">
                <text:p>300.525762292973</text:p>
              </table:table-cell>
              <table:table-cell office:value-type="float" office:value="300.521680878064">
                <text:p>300.521680878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0.971336331414">
                <text:p>300.971336331414</text:p>
              </table:table-cell>
              <table:table-cell office:value-type="float" office:value="300.966766501989">
                <text:p>300.966766501989</text:p>
              </table:table-cell>
              <table:table-cell office:value-type="float" office:value="300.962181838537">
                <text:p>300.962181838537</text:p>
              </table:table-cell>
              <table:table-cell office:value-type="float" office:value="300.957582268754">
                <text:p>300.957582268754</text:p>
              </table:table-cell>
              <table:table-cell office:value-type="float" office:value="300.952967719869">
                <text:p>300.952967719869</text:p>
              </table:table-cell>
              <table:table-cell office:value-type="float" office:value="300.948338118634">
                <text:p>300.948338118634</text:p>
              </table:table-cell>
              <table:table-cell office:value-type="float" office:value="300.943693391325">
                <text:p>300.943693391325</text:p>
              </table:table-cell>
              <table:table-cell office:value-type="float" office:value="300.939033463733">
                <text:p>300.939033463733</text:p>
              </table:table-cell>
              <table:table-cell office:value-type="float" office:value="300.934358261168">
                <text:p>300.934358261168</text:p>
              </table:table-cell>
              <table:table-cell office:value-type="float" office:value="300.929667708444">
                <text:p>300.929667708444</text:p>
              </table:table-cell>
              <table:table-cell office:value-type="float" office:value="300.924961729887">
                <text:p>300.924961729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1.375904670886">
                <text:p>301.375904670886</text:p>
              </table:table-cell>
              <table:table-cell office:value-type="float" office:value="301.370744007319">
                <text:p>301.370744007319</text:p>
              </table:table-cell>
              <table:table-cell office:value-type="float" office:value="301.365566492087">
                <text:p>301.365566492087</text:p>
              </table:table-cell>
              <table:table-cell office:value-type="float" office:value="301.360372042577">
                <text:p>301.360372042577</text:p>
              </table:table-cell>
              <table:table-cell office:value-type="float" office:value="301.355160575639">
                <text:p>301.355160575639</text:p>
              </table:table-cell>
              <table:table-cell office:value-type="float" office:value="301.349932007575">
                <text:p>301.349932007575</text:p>
              </table:table-cell>
              <table:table-cell office:value-type="float" office:value="301.344686254139">
                <text:p>301.344686254139</text:p>
              </table:table-cell>
              <table:table-cell office:value-type="float" office:value="301.339423230532">
                <text:p>301.339423230532</text:p>
              </table:table-cell>
              <table:table-cell office:value-type="float" office:value="301.334142851395">
                <text:p>301.334142851395</text:p>
              </table:table-cell>
              <table:table-cell office:value-type="float" office:value="301.328845030806">
                <text:p>301.328845030806</text:p>
              </table:table-cell>
              <table:table-cell office:value-type="float" office:value="301.323529682277">
                <text:p>301.323529682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1.775664690268">
                <text:p>301.775664690268</text:p>
              </table:table-cell>
              <table:table-cell office:value-type="float" office:value="301.769927898553">
                <text:p>301.769927898553</text:p>
              </table:table-cell>
              <table:table-cell office:value-type="float" office:value="301.764172262893">
                <text:p>301.764172262893</text:p>
              </table:table-cell>
              <table:table-cell office:value-type="float" office:value="301.758397690379">
                <text:p>301.758397690379</text:p>
              </table:table-cell>
              <table:table-cell office:value-type="float" office:value="301.752604087492">
                <text:p>301.752604087492</text:p>
              </table:table-cell>
              <table:table-cell office:value-type="float" office:value="301.746791360099">
                <text:p>301.746791360099</text:p>
              </table:table-cell>
              <table:table-cell office:value-type="float" office:value="301.740959413442">
                <text:p>301.740959413442</text:p>
              </table:table-cell>
              <table:table-cell office:value-type="float" office:value="301.735108152139">
                <text:p>301.735108152139</text:p>
              </table:table-cell>
              <table:table-cell office:value-type="float" office:value="301.729237480176">
                <text:p>301.729237480176</text:p>
              </table:table-cell>
              <table:table-cell office:value-type="float" office:value="301.7233473009">
                <text:p>301.7233473009</text:p>
              </table:table-cell>
              <table:table-cell office:value-type="float" office:value="301.71743751702">
                <text:p>301.71743751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2.170671186308">
                <text:p>302.170671186308</text:p>
              </table:table-cell>
              <table:table-cell office:value-type="float" office:value="302.16437271705">
                <text:p>302.16437271705</text:p>
              </table:table-cell>
              <table:table-cell office:value-type="float" office:value="302.158053436902">
                <text:p>302.158053436902</text:p>
              </table:table-cell>
              <table:table-cell office:value-type="float" office:value="302.151713242676">
                <text:p>302.151713242676</text:p>
              </table:table-cell>
              <table:table-cell office:value-type="float" office:value="302.145352030501">
                <text:p>302.145352030501</text:p>
              </table:table-cell>
              <table:table-cell office:value-type="float" office:value="302.138969695817">
                <text:p>302.138969695817</text:p>
              </table:table-cell>
              <table:table-cell office:value-type="float" office:value="302.132566133373">
                <text:p>302.132566133373</text:p>
              </table:table-cell>
              <table:table-cell office:value-type="float" office:value="302.126141237215">
                <text:p>302.126141237215</text:p>
              </table:table-cell>
              <table:table-cell office:value-type="float" office:value="302.119694900685">
                <text:p>302.119694900685</text:p>
              </table:table-cell>
              <table:table-cell office:value-type="float" office:value="302.113227016414">
                <text:p>302.113227016414</text:p>
              </table:table-cell>
              <table:table-cell office:value-type="float" office:value="302.106737476315">
                <text:p>302.106737476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2.56097838499">
                <text:p>302.56097838499</text:p>
              </table:table-cell>
              <table:table-cell office:value-type="float" office:value="302.554132436985">
                <text:p>302.554132436985</text:p>
              </table:table-cell>
              <table:table-cell office:value-type="float" office:value="302.547263736456">
                <text:p>302.547263736456</text:p>
              </table:table-cell>
              <table:table-cell office:value-type="float" office:value="302.540372169952">
                <text:p>302.540372169952</text:p>
              </table:table-cell>
              <table:table-cell office:value-type="float" office:value="302.533457623266">
                <text:p>302.533457623266</text:p>
              </table:table-cell>
              <table:table-cell office:value-type="float" office:value="302.526519981432">
                <text:p>302.526519981432</text:p>
              </table:table-cell>
              <table:table-cell office:value-type="float" office:value="302.519559128717">
                <text:p>302.519559128717</text:p>
              </table:table-cell>
              <table:table-cell office:value-type="float" office:value="302.512574948613">
                <text:p>302.512574948613</text:p>
              </table:table-cell>
              <table:table-cell office:value-type="float" office:value="302.505567323834">
                <text:p>302.505567323834</text:p>
              </table:table-cell>
              <table:table-cell office:value-type="float" office:value="302.498536136305">
                <text:p>302.498536136305</text:p>
              </table:table-cell>
              <table:table-cell office:value-type="float" office:value="302.49148126716">
                <text:p>302.49148126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2.946639946283">
                <text:p>302.946639946283</text:p>
              </table:table-cell>
              <table:table-cell office:value-type="float" office:value="302.939260470065">
                <text:p>302.939260470065</text:p>
              </table:table-cell>
              <table:table-cell office:value-type="float" office:value="302.931856324965">
                <text:p>302.931856324965</text:p>
              </table:table-cell>
              <table:table-cell office:value-type="float" office:value="302.92442738729">
                <text:p>302.92442738729</text:p>
              </table:table-cell>
              <table:table-cell office:value-type="float" office:value="302.916973532519">
                <text:p>302.916973532519</text:p>
              </table:table-cell>
              <table:table-cell office:value-type="float" office:value="302.909494635297">
                <text:p>302.909494635297</text:p>
              </table:table-cell>
              <table:table-cell office:value-type="float" office:value="302.901990569427">
                <text:p>302.901990569427</text:p>
              </table:table-cell>
              <table:table-cell office:value-type="float" office:value="302.894461207867">
                <text:p>302.894461207867</text:p>
              </table:table-cell>
              <table:table-cell office:value-type="float" office:value="302.886906422716">
                <text:p>302.886906422716</text:p>
              </table:table-cell>
              <table:table-cell office:value-type="float" office:value="302.879326085214">
                <text:p>302.879326085214</text:p>
              </table:table-cell>
              <table:table-cell office:value-type="float" office:value="302.87172006573">
                <text:p>302.87172006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03.327708968875">
                <text:p>303.327708968875</text:p>
              </table:table-cell>
              <table:table-cell office:value-type="float" office:value="303.31980967022">
                <text:p>303.31980967022</text:p>
              </table:table-cell>
              <table:table-cell office:value-type="float" office:value="303.311883811567">
                <text:p>303.311883811567</text:p>
              </table:table-cell>
              <table:table-cell office:value-type="float" office:value="303.303931259001">
                <text:p>303.303931259001</text:p>
              </table:table-cell>
              <table:table-cell office:value-type="float" office:value="303.295951877708">
                <text:p>303.295951877708</text:p>
              </table:table-cell>
              <table:table-cell office:value-type="float" office:value="303.287945531965">
                <text:p>303.287945531965</text:p>
              </table:table-cell>
              <table:table-cell office:value-type="float" office:value="303.279912085137">
                <text:p>303.279912085137</text:p>
              </table:table-cell>
              <table:table-cell office:value-type="float" office:value="303.271851399662">
                <text:p>303.271851399662</text:p>
              </table:table-cell>
              <table:table-cell office:value-type="float" office:value="303.263763337049">
                <text:p>303.263763337049</text:p>
              </table:table-cell>
              <table:table-cell office:value-type="float" office:value="303.255647757869">
                <text:p>303.255647757869</text:p>
              </table:table-cell>
              <table:table-cell office:value-type="float" office:value="303.247504521746">
                <text:p>303.247504521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03.704237994893">
                <text:p>303.704237994893</text:p>
              </table:table-cell>
              <table:table-cell office:value-type="float" office:value="303.695832338293">
                <text:p>303.695832338293</text:p>
              </table:table-cell>
              <table:table-cell office:value-type="float" office:value="303.687398255773">
                <text:p>303.687398255773</text:p>
              </table:table-cell>
              <table:table-cell office:value-type="float" office:value="303.678935603225">
                <text:p>303.678935603225</text:p>
              </table:table-cell>
              <table:table-cell office:value-type="float" office:value="303.670444235565">
                <text:p>303.670444235565</text:p>
              </table:table-cell>
              <table:table-cell office:value-type="float" office:value="303.661924006727">
                <text:p>303.661924006727</text:p>
              </table:table-cell>
              <table:table-cell office:value-type="float" office:value="303.653374769657">
                <text:p>303.653374769657</text:p>
              </table:table-cell>
              <table:table-cell office:value-type="float" office:value="303.644796376302">
                <text:p>303.644796376302</text:p>
              </table:table-cell>
              <table:table-cell office:value-type="float" office:value="303.636188677598">
                <text:p>303.636188677598</text:p>
              </table:table-cell>
              <table:table-cell office:value-type="float" office:value="303.627551523472">
                <text:p>303.627551523472</text:p>
              </table:table-cell>
              <table:table-cell office:value-type="float" office:value="303.61888476282">
                <text:p>303.61888476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04.076279014613">
                <text:p>304.076279014613</text:p>
              </table:table-cell>
              <table:table-cell office:value-type="float" office:value="304.067380226703">
                <text:p>304.067380226703</text:p>
              </table:table-cell>
              <table:table-cell office:value-type="float" office:value="304.058451172102">
                <text:p>304.058451172102</text:p>
              </table:table-cell>
              <table:table-cell office:value-type="float" office:value="304.049491696532">
                <text:p>304.049491696532</text:p>
              </table:table-cell>
              <table:table-cell office:value-type="float" office:value="304.040501644669">
                <text:p>304.040501644669</text:p>
              </table:table-cell>
              <table:table-cell office:value-type="float" office:value="304.031480860128">
                <text:p>304.031480860128</text:p>
              </table:table-cell>
              <table:table-cell office:value-type="float" office:value="304.022429185464">
                <text:p>304.022429185464</text:p>
              </table:table-cell>
              <table:table-cell office:value-type="float" office:value="304.013346462153">
                <text:p>304.013346462153</text:p>
              </table:table-cell>
              <table:table-cell office:value-type="float" office:value="304.004232530589">
                <text:p>304.004232530589</text:p>
              </table:table-cell>
              <table:table-cell office:value-type="float" office:value="303.995087230071">
                <text:p>303.995087230071</text:p>
              </table:table-cell>
              <table:table-cell office:value-type="float" office:value="303.985910398799">
                <text:p>303.985910398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4.443883471145">
                <text:p>304.443883471145</text:p>
              </table:table-cell>
              <table:table-cell office:value-type="float" office:value="304.434504544103">
                <text:p>304.434504544103</text:p>
              </table:table-cell>
              <table:table-cell office:value-type="float" office:value="304.425093534694">
                <text:p>304.425093534694</text:p>
              </table:table-cell>
              <table:table-cell office:value-type="float" office:value="304.415650278502">
                <text:p>304.415650278502</text:p>
              </table:table-cell>
              <table:table-cell office:value-type="float" office:value="304.406174609987">
                <text:p>304.406174609987</text:p>
              </table:table-cell>
              <table:table-cell office:value-type="float" office:value="304.396666362479">
                <text:p>304.396666362479</text:p>
              </table:table-cell>
              <table:table-cell office:value-type="float" office:value="304.387125368165">
                <text:p>304.387125368165</text:p>
              </table:table-cell>
              <table:table-cell office:value-type="float" office:value="304.377551458081">
                <text:p>304.377551458081</text:p>
              </table:table-cell>
              <table:table-cell office:value-type="float" office:value="304.367944462101">
                <text:p>304.367944462101</text:p>
              </table:table-cell>
              <table:table-cell office:value-type="float" office:value="304.358304208931">
                <text:p>304.358304208931</text:p>
              </table:table-cell>
              <table:table-cell office:value-type="float" office:value="304.348630526091">
                <text:p>304.348630526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4.807102265117">
                <text:p>304.807102265117</text:p>
              </table:table-cell>
              <table:table-cell office:value-type="float" office:value="304.79725596002">
                <text:p>304.79725596002</text:p>
              </table:table-cell>
              <table:table-cell office:value-type="float" office:value="304.787375781917">
                <text:p>304.787375781917</text:p>
              </table:table-cell>
              <table:table-cell office:value-type="float" office:value="304.777461556287">
                <text:p>304.777461556287</text:p>
              </table:table-cell>
              <table:table-cell office:value-type="float" office:value="304.767513107405">
                <text:p>304.767513107405</text:p>
              </table:table-cell>
              <table:table-cell office:value-type="float" office:value="304.757530258344">
                <text:p>304.757530258344</text:p>
              </table:table-cell>
              <table:table-cell office:value-type="float" office:value="304.747512830957">
                <text:p>304.747512830957</text:p>
              </table:table-cell>
              <table:table-cell office:value-type="float" office:value="304.737460645866">
                <text:p>304.737460645866</text:p>
              </table:table-cell>
              <table:table-cell office:value-type="float" office:value="304.727373522459">
                <text:p>304.727373522459</text:p>
              </table:table-cell>
              <table:table-cell office:value-type="float" office:value="304.717251278869">
                <text:p>304.717251278869</text:p>
              </table:table-cell>
              <table:table-cell office:value-type="float" office:value="304.707093731973">
                <text:p>304.707093731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5.165985759327">
                <text:p>305.165985759327</text:p>
              </table:table-cell>
              <table:table-cell office:value-type="float" office:value="305.155684609471">
                <text:p>305.155684609471</text:p>
              </table:table-cell>
              <table:table-cell office:value-type="float" office:value="305.145347820949">
                <text:p>305.145347820949</text:p>
              </table:table-cell>
              <table:table-cell office:value-type="float" office:value="305.134975209161">
                <text:p>305.134975209161</text:p>
              </table:table-cell>
              <table:table-cell office:value-type="float" office:value="305.124566588237">
                <text:p>305.124566588237</text:p>
              </table:table-cell>
              <table:table-cell office:value-type="float" office:value="305.114121771022">
                <text:p>305.114121771022</text:p>
              </table:table-cell>
              <table:table-cell office:value-type="float" office:value="305.103640569067">
                <text:p>305.103640569067</text:p>
              </table:table-cell>
              <table:table-cell office:value-type="float" office:value="305.093122792615">
                <text:p>305.093122792615</text:p>
              </table:table-cell>
              <table:table-cell office:value-type="float" office:value="305.082568250593">
                <text:p>305.082568250593</text:p>
              </table:table-cell>
              <table:table-cell office:value-type="float" office:value="305.071976750599">
                <text:p>305.071976750599</text:p>
              </table:table-cell>
              <table:table-cell office:value-type="float" office:value="305.061348098892">
                <text:p>305.061348098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5.52058378339">
                <text:p>305.52058378339</text:p>
              </table:table-cell>
              <table:table-cell office:value-type="float" office:value="305.50984009758">
                <text:p>305.50984009758</text:p>
              </table:table-cell>
              <table:table-cell office:value-type="float" office:value="305.499059032348">
                <text:p>305.499059032348</text:p>
              </table:table-cell>
              <table:table-cell office:value-type="float" office:value="305.488240393059">
                <text:p>305.488240393059</text:p>
              </table:table-cell>
              <table:table-cell office:value-type="float" office:value="305.477383983726">
                <text:p>305.477383983726</text:p>
              </table:table-cell>
              <table:table-cell office:value-type="float" office:value="305.466489607005">
                <text:p>305.466489607005</text:p>
              </table:table-cell>
              <table:table-cell office:value-type="float" office:value="305.455557064177">
                <text:p>305.455557064177</text:p>
              </table:table-cell>
              <table:table-cell office:value-type="float" office:value="305.444586155141">
                <text:p>305.444586155141</text:p>
              </table:table-cell>
              <table:table-cell office:value-type="float" office:value="305.433576678397">
                <text:p>305.433576678397</text:p>
              </table:table-cell>
              <table:table-cell office:value-type="float" office:value="305.422528431041">
                <text:p>305.422528431041</text:p>
              </table:table-cell>
              <table:table-cell office:value-type="float" office:value="305.411441208743">
                <text:p>305.411441208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5.870945638365">
                <text:p>305.870945638365</text:p>
              </table:table-cell>
              <table:table-cell office:value-type="float" office:value="305.859771504156">
                <text:p>305.859771504156</text:p>
              </table:table-cell>
              <table:table-cell office:value-type="float" office:value="305.848558274609">
                <text:p>305.848558274609</text:p>
              </table:table-cell>
              <table:table-cell office:value-type="float" office:value="305.837305745085">
                <text:p>305.837305745085</text:p>
              </table:table-cell>
              <table:table-cell office:value-type="float" office:value="305.826013709523">
                <text:p>305.826013709523</text:p>
              </table:table-cell>
              <table:table-cell office:value-type="float" office:value="305.814681960423">
                <text:p>305.814681960423</text:p>
              </table:table-cell>
              <table:table-cell office:value-type="float" office:value="305.803310288834">
                <text:p>305.803310288834</text:p>
              </table:table-cell>
              <table:table-cell office:value-type="float" office:value="305.791898484345">
                <text:p>305.791898484345</text:p>
              </table:table-cell>
              <table:table-cell office:value-type="float" office:value="305.780446335067">
                <text:p>305.780446335067</text:p>
              </table:table-cell>
              <table:table-cell office:value-type="float" office:value="305.768953627625">
                <text:p>305.768953627625</text:p>
              </table:table-cell>
              <table:table-cell office:value-type="float" office:value="305.757420147141">
                <text:p>305.757420147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6.217120101359">
                <text:p>306.217120101359</text:p>
              </table:table-cell>
              <table:table-cell office:value-type="float" office:value="306.205527388275">
                <text:p>306.205527388275</text:p>
              </table:table-cell>
              <table:table-cell office:value-type="float" office:value="306.193893888696">
                <text:p>306.193893888696</text:p>
              </table:table-cell>
              <table:table-cell office:value-type="float" office:value="306.182219388022">
                <text:p>306.182219388022</text:p>
              </table:table-cell>
              <table:table-cell office:value-type="float" office:value="306.170503670153">
                <text:p>306.170503670153</text:p>
              </table:table-cell>
              <table:table-cell office:value-type="float" office:value="306.158746517474">
                <text:p>306.158746517474</text:p>
              </table:table-cell>
              <table:table-cell office:value-type="float" office:value="306.146947710841">
                <text:p>306.146947710841</text:p>
              </table:table-cell>
              <table:table-cell office:value-type="float" office:value="306.135107029569">
                <text:p>306.135107029569</text:p>
              </table:table-cell>
              <table:table-cell office:value-type="float" office:value="306.123224251419">
                <text:p>306.123224251419</text:p>
              </table:table-cell>
              <table:table-cell office:value-type="float" office:value="306.111299152582">
                <text:p>306.111299152582</text:p>
              </table:table-cell>
              <table:table-cell office:value-type="float" office:value="306.099331507668">
                <text:p>306.099331507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6.559155430121">
                <text:p>306.559155430121</text:p>
              </table:table-cell>
              <table:table-cell office:value-type="float" office:value="306.547155792828">
                <text:p>306.547155792828</text:p>
              </table:table-cell>
              <table:table-cell office:value-type="float" office:value="306.535113702562">
                <text:p>306.535113702562</text:p>
              </table:table-cell>
              <table:table-cell office:value-type="float" office:value="306.523028934805">
                <text:p>306.523028934805</text:p>
              </table:table-cell>
              <table:table-cell office:value-type="float" office:value="306.510901263459">
                <text:p>306.510901263459</text:p>
              </table:table-cell>
              <table:table-cell office:value-type="float" office:value="306.498730460833">
                <text:p>306.498730460833</text:p>
              </table:table-cell>
              <table:table-cell office:value-type="float" office:value="306.486516297631">
                <text:p>306.486516297631</text:p>
              </table:table-cell>
              <table:table-cell office:value-type="float" office:value="306.474258542936">
                <text:p>306.474258542936</text:p>
              </table:table-cell>
              <table:table-cell office:value-type="float" office:value="306.461956964195">
                <text:p>306.461956964195</text:p>
              </table:table-cell>
              <table:table-cell office:value-type="float" office:value="306.449611327208">
                <text:p>306.449611327208</text:p>
              </table:table-cell>
              <table:table-cell office:value-type="float" office:value="306.437221396109">
                <text:p>306.437221396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6.897099367616">
                <text:p>306.897099367616</text:p>
              </table:table-cell>
              <table:table-cell office:value-type="float" office:value="306.884704249061">
                <text:p>306.884704249061</text:p>
              </table:table-cell>
              <table:table-cell office:value-type="float" office:value="306.872265035652">
                <text:p>306.872265035652</text:p>
              </table:table-cell>
              <table:table-cell office:value-type="float" office:value="306.859781492993">
                <text:p>306.859781492993</text:p>
              </table:table-cell>
              <table:table-cell office:value-type="float" office:value="306.847253385033">
                <text:p>306.847253385033</text:p>
              </table:table-cell>
              <table:table-cell office:value-type="float" office:value="306.834680474048">
                <text:p>306.834680474048</text:p>
              </table:table-cell>
              <table:table-cell office:value-type="float" office:value="306.822062520632">
                <text:p>306.822062520632</text:p>
              </table:table-cell>
              <table:table-cell office:value-type="float" office:value="306.809399283675">
                <text:p>306.809399283675</text:p>
              </table:table-cell>
              <table:table-cell office:value-type="float" office:value="306.796690520356">
                <text:p>306.796690520356</text:p>
              </table:table-cell>
              <table:table-cell office:value-type="float" office:value="306.78393598612">
                <text:p>306.78393598612</text:p>
              </table:table-cell>
              <table:table-cell office:value-type="float" office:value="306.771135434669">
                <text:p>306.771135434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7.230999146571">
                <text:p>307.230999146571</text:p>
              </table:table-cell>
              <table:table-cell office:value-type="float" office:value="307.218219781089">
                <text:p>307.218219781089</text:p>
              </table:table-cell>
              <table:table-cell office:value-type="float" office:value="307.205394703379">
                <text:p>307.205394703379</text:p>
              </table:table-cell>
              <table:table-cell office:value-type="float" office:value="307.192523669212">
                <text:p>307.192523669212</text:p>
              </table:table-cell>
              <table:table-cell office:value-type="float" office:value="307.179606432628">
                <text:p>307.179606432628</text:p>
              </table:table-cell>
              <table:table-cell office:value-type="float" office:value="307.166642745915">
                <text:p>307.166642745915</text:p>
              </table:table-cell>
              <table:table-cell office:value-type="float" office:value="307.153632359599">
                <text:p>307.153632359599</text:p>
              </table:table-cell>
              <table:table-cell office:value-type="float" office:value="307.140575022426">
                <text:p>307.140575022426</text:p>
              </table:table-cell>
              <table:table-cell office:value-type="float" office:value="307.127470481344">
                <text:p>307.127470481344</text:p>
              </table:table-cell>
              <table:table-cell office:value-type="float" office:value="307.114318481492">
                <text:p>307.114318481492</text:p>
              </table:table-cell>
              <table:table-cell office:value-type="float" office:value="307.101118766179">
                <text:p>307.101118766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7.560901494016">
                <text:p>307.560901494016</text:p>
              </table:table-cell>
              <table:table-cell office:value-type="float" office:value="307.547748910398">
                <text:p>307.547748910398</text:p>
              </table:table-cell>
              <table:table-cell office:value-type="float" office:value="307.534549021592">
                <text:p>307.534549021592</text:p>
              </table:table-cell>
              <table:table-cell office:value-type="float" office:value="307.521301573583">
                <text:p>307.521301573583</text:p>
              </table:table-cell>
              <table:table-cell office:value-type="float" office:value="307.508006310547">
                <text:p>307.508006310547</text:p>
              </table:table-cell>
              <table:table-cell office:value-type="float" office:value="307.494662974833">
                <text:p>307.494662974833</text:p>
              </table:table-cell>
              <table:table-cell office:value-type="float" office:value="307.481271306945">
                <text:p>307.481271306945</text:p>
              </table:table-cell>
              <table:table-cell office:value-type="float" office:value="307.467831045526">
                <text:p>307.467831045526</text:p>
              </table:table-cell>
              <table:table-cell office:value-type="float" office:value="307.454341927343">
                <text:p>307.454341927343</text:p>
              </table:table-cell>
              <table:table-cell office:value-type="float" office:value="307.440803687272">
                <text:p>307.440803687272</text:p>
              </table:table-cell>
              <table:table-cell office:value-type="float" office:value="307.427216058273">
                <text:p>307.427216058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7.886852635795">
                <text:p>307.886852635795</text:p>
              </table:table-cell>
              <table:table-cell office:value-type="float" office:value="307.873337660322">
                <text:p>307.873337660322</text:p>
              </table:table-cell>
              <table:table-cell office:value-type="float" office:value="307.859773811017">
                <text:p>307.859773811017</text:p>
              </table:table-cell>
              <table:table-cell office:value-type="float" office:value="307.84616082413">
                <text:p>307.84616082413</text:p>
              </table:table-cell>
              <table:table-cell office:value-type="float" office:value="307.832498434023">
                <text:p>307.832498434023</text:p>
              </table:table-cell>
              <table:table-cell office:value-type="float" office:value="307.818786373148">
                <text:p>307.818786373148</text:p>
              </table:table-cell>
              <table:table-cell office:value-type="float" office:value="307.805024372038">
                <text:p>307.805024372038</text:p>
              </table:table-cell>
              <table:table-cell office:value-type="float" office:value="307.791212159281">
                <text:p>307.791212159281</text:p>
              </table:table-cell>
              <table:table-cell office:value-type="float" office:value="307.777349461511">
                <text:p>307.777349461511</text:p>
              </table:table-cell>
              <table:table-cell office:value-type="float" office:value="307.763436003383">
                <text:p>307.763436003383</text:p>
              </table:table-cell>
              <table:table-cell office:value-type="float" office:value="307.74947150756">
                <text:p>307.74947150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8.20889830106">
                <text:p>308.20889830106</text:p>
              </table:table-cell>
              <table:table-cell office:value-type="float" office:value="308.1950315605">
                <text:p>308.1950315605</text:p>
              </table:table-cell>
              <table:table-cell office:value-type="float" office:value="308.181114401683">
                <text:p>308.181114401683</text:p>
              </table:table-cell>
              <table:table-cell office:value-type="float" office:value="308.167146551173">
                <text:p>308.167146551173</text:p>
              </table:table-cell>
              <table:table-cell office:value-type="float" office:value="308.153127733564">
                <text:p>308.153127733564</text:p>
              </table:table-cell>
              <table:table-cell office:value-type="float" office:value="308.139057671468">
                <text:p>308.139057671468</text:p>
              </table:table-cell>
              <table:table-cell office:value-type="float" office:value="308.12493608549">
                <text:p>308.12493608549</text:p>
              </table:table-cell>
              <table:table-cell office:value-type="float" office:value="308.110762694217">
                <text:p>308.110762694217</text:p>
              </table:table-cell>
              <table:table-cell office:value-type="float" office:value="308.096537214194">
                <text:p>308.096537214194</text:p>
              </table:table-cell>
              <table:table-cell office:value-type="float" office:value="308.082259359908">
                <text:p>308.082259359908</text:p>
              </table:table-cell>
              <table:table-cell office:value-type="float" office:value="308.06792884377">
                <text:p>308.06792884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8.527083726747">
                <text:p>308.527083726747</text:p>
              </table:table-cell>
              <table:table-cell office:value-type="float" office:value="308.512875651321">
                <text:p>308.512875651321</text:p>
              </table:table-cell>
              <table:table-cell office:value-type="float" office:value="308.498615637326">
                <text:p>308.498615637326</text:p>
              </table:table-cell>
              <table:table-cell office:value-type="float" office:value="308.484303401691">
                <text:p>308.484303401691</text:p>
              </table:table-cell>
              <table:table-cell office:value-type="float" office:value="308.469938659298">
                <text:p>308.469938659298</text:p>
              </table:table-cell>
              <table:table-cell office:value-type="float" office:value="308.455521122965">
                <text:p>308.455521122965</text:p>
              </table:table-cell>
              <table:table-cell office:value-type="float" office:value="308.441050503425">
                <text:p>308.441050503425</text:p>
              </table:table-cell>
              <table:table-cell office:value-type="float" office:value="308.426526509309">
                <text:p>308.426526509309</text:p>
              </table:table-cell>
              <table:table-cell office:value-type="float" office:value="308.411948847127">
                <text:p>308.411948847127</text:p>
              </table:table-cell>
              <table:table-cell office:value-type="float" office:value="308.397317221249">
                <text:p>308.397317221249</text:p>
              </table:table-cell>
              <table:table-cell office:value-type="float" office:value="308.382631333883">
                <text:p>308.382631333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8.841453662025">
                <text:p>308.841453662025</text:p>
              </table:table-cell>
              <table:table-cell office:value-type="float" office:value="308.826914488334">
                <text:p>308.826914488334</text:p>
              </table:table-cell>
              <table:table-cell office:value-type="float" office:value="308.812321879769">
                <text:p>308.812321879769</text:p>
              </table:table-cell>
              <table:table-cell office:value-type="float" office:value="308.797675543678">
                <text:p>308.797675543678</text:p>
              </table:table-cell>
              <table:table-cell office:value-type="float" office:value="308.782975185281">
                <text:p>308.782975185281</text:p>
              </table:table-cell>
              <table:table-cell office:value-type="float" office:value="308.768220507657">
                <text:p>308.768220507657</text:p>
              </table:table-cell>
              <table:table-cell office:value-type="float" office:value="308.753411211718">
                <text:p>308.753411211718</text:p>
              </table:table-cell>
              <table:table-cell office:value-type="float" office:value="308.738546996194">
                <text:p>308.738546996194</text:p>
              </table:table-cell>
              <table:table-cell office:value-type="float" office:value="308.723627557612">
                <text:p>308.723627557612</text:p>
              </table:table-cell>
              <table:table-cell office:value-type="float" office:value="308.708652590274">
                <text:p>308.708652590274</text:p>
              </table:table-cell>
              <table:table-cell office:value-type="float" office:value="308.69362178624">
                <text:p>308.69362178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9.15205237273">
                <text:p>309.15205237273</text:p>
              </table:table-cell>
              <table:table-cell office:value-type="float" office:value="309.137192146652">
                <text:p>309.137192146652</text:p>
              </table:table-cell>
              <table:table-cell office:value-type="float" office:value="309.12227701329">
                <text:p>309.12227701329</text:p>
              </table:table-cell>
              <table:table-cell office:value-type="float" office:value="309.107306670465">
                <text:p>309.107306670465</text:p>
              </table:table-cell>
              <table:table-cell office:value-type="float" office:value="309.092280813793">
                <text:p>309.092280813793</text:p>
              </table:table-cell>
              <table:table-cell office:value-type="float" office:value="309.077199136666">
                <text:p>309.077199136666</text:p>
              </table:table-cell>
              <table:table-cell office:value-type="float" office:value="309.062061330229">
                <text:p>309.062061330229</text:p>
              </table:table-cell>
              <table:table-cell office:value-type="float" office:value="309.046867083368">
                <text:p>309.046867083368</text:p>
              </table:table-cell>
              <table:table-cell office:value-type="float" office:value="309.031616082676">
                <text:p>309.031616082676</text:p>
              </table:table-cell>
              <table:table-cell office:value-type="float" office:value="309.016308012445">
                <text:p>309.016308012445</text:p>
              </table:table-cell>
              <table:table-cell office:value-type="float" office:value="309.000942554636">
                <text:p>309.0009425546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9.458923645775">
                <text:p>309.458923645775</text:p>
              </table:table-cell>
              <table:table-cell office:value-type="float" office:value="309.443752225324">
                <text:p>309.443752225324</text:p>
              </table:table-cell>
              <table:table-cell office:value-type="float" office:value="309.42852444896">
                <text:p>309.42852444896</text:p>
              </table:table-cell>
              <table:table-cell office:value-type="float" office:value="309.413240005035">
                <text:p>309.413240005035</text:p>
              </table:table-cell>
              <table:table-cell office:value-type="float" office:value="309.397898579613">
                <text:p>309.397898579613</text:p>
              </table:table-cell>
              <table:table-cell office:value-type="float" office:value="309.382499856459">
                <text:p>309.382499856459</text:p>
              </table:table-cell>
              <table:table-cell office:value-type="float" office:value="309.367043517007">
                <text:p>309.367043517007</text:p>
              </table:table-cell>
              <table:table-cell office:value-type="float" office:value="309.351529240351">
                <text:p>309.351529240351</text:p>
              </table:table-cell>
              <table:table-cell office:value-type="float" office:value="309.335956703209">
                <text:p>309.335956703209</text:p>
              </table:table-cell>
              <table:table-cell office:value-type="float" office:value="309.320325579917">
                <text:p>309.320325579917</text:p>
              </table:table-cell>
              <table:table-cell office:value-type="float" office:value="309.304635542394">
                <text:p>309.304635542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9.76211079354">
                <text:p>309.76211079354</text:p>
              </table:table-cell>
              <table:table-cell office:value-type="float" office:value="309.746637851691">
                <text:p>309.746637851691</text:p>
              </table:table-cell>
              <table:table-cell office:value-type="float" office:value="309.731107128965">
                <text:p>309.731107128965</text:p>
              </table:table-cell>
              <table:table-cell office:value-type="float" office:value="309.7155183043">
                <text:p>309.7155183043</text:p>
              </table:table-cell>
              <table:table-cell office:value-type="float" office:value="309.699871054271">
                <text:p>309.699871054271</text:p>
              </table:table-cell>
              <table:table-cell office:value-type="float" office:value="309.684165053068">
                <text:p>309.684165053068</text:p>
              </table:table-cell>
              <table:table-cell office:value-type="float" office:value="309.668399972474">
                <text:p>309.668399972474</text:p>
              </table:table-cell>
              <table:table-cell office:value-type="float" office:value="309.652575481846">
                <text:p>309.652575481846</text:p>
              </table:table-cell>
              <table:table-cell office:value-type="float" office:value="309.636691248088">
                <text:p>309.636691248088</text:p>
              </table:table-cell>
              <table:table-cell office:value-type="float" office:value="309.620746935632">
                <text:p>309.620746935632</text:p>
              </table:table-cell>
              <table:table-cell office:value-type="float" office:value="309.604742206414">
                <text:p>309.604742206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0.061656658232">
                <text:p>310.061656658232</text:p>
              </table:table-cell>
              <table:table-cell office:value-type="float" office:value="310.045891685716">
                <text:p>310.045891685716</text:p>
              </table:table-cell>
              <table:table-cell office:value-type="float" office:value="310.030067530903">
                <text:p>310.030067530903</text:p>
              </table:table-cell>
              <table:table-cell office:value-type="float" office:value="310.014183863376">
                <text:p>310.014183863376</text:p>
              </table:table-cell>
              <table:table-cell office:value-type="float" office:value="309.998240350279">
                <text:p>309.998240350279</text:p>
              </table:table-cell>
              <table:table-cell office:value-type="float" office:value="309.982236656287">
                <text:p>309.982236656287</text:p>
              </table:table-cell>
              <table:table-cell office:value-type="float" office:value="309.96617244359">
                <text:p>309.96617244359</text:p>
              </table:table-cell>
              <table:table-cell office:value-type="float" office:value="309.950047371869">
                <text:p>309.950047371869</text:p>
              </table:table-cell>
              <table:table-cell office:value-type="float" office:value="309.933861098268">
                <text:p>309.933861098268</text:p>
              </table:table-cell>
              <table:table-cell office:value-type="float" office:value="309.917613277378">
                <text:p>309.917613277378</text:p>
              </table:table-cell>
              <table:table-cell office:value-type="float" office:value="309.901303561207">
                <text:p>309.901303561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10.357603616236">
                <text:p>310.357603616236</text:p>
              </table:table-cell>
              <table:table-cell office:value-type="float" office:value="310.341555924297">
                <text:p>310.341555924297</text:p>
              </table:table-cell>
              <table:table-cell office:value-type="float" office:value="310.325447672062">
                <text:p>310.325447672062</text:p>
              </table:table-cell>
              <table:table-cell office:value-type="float" office:value="310.30927851982">
                <text:p>310.30927851982</text:p>
              </table:table-cell>
              <table:table-cell office:value-type="float" office:value="310.293048125341">
                <text:p>310.293048125341</text:p>
              </table:table-cell>
              <table:table-cell office:value-type="float" office:value="310.276756143849">
                <text:p>310.276756143849</text:p>
              </table:table-cell>
              <table:table-cell office:value-type="float" office:value="310.260402227999">
                <text:p>310.260402227999</text:p>
              </table:table-cell>
              <table:table-cell office:value-type="float" office:value="310.243986027857">
                <text:p>310.243986027857</text:p>
              </table:table-cell>
              <table:table-cell office:value-type="float" office:value="310.227507190867">
                <text:p>310.227507190867</text:p>
              </table:table-cell>
              <table:table-cell office:value-type="float" office:value="310.210965361838">
                <text:p>310.210965361838</text:p>
              </table:table-cell>
              <table:table-cell office:value-type="float" office:value="310.19436018291">
                <text:p>310.19436018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0.649993582428">
                <text:p>310.649993582428</text:p>
              </table:table-cell>
              <table:table-cell office:value-type="float" office:value="310.633672305553">
                <text:p>310.633672305553</text:p>
              </table:table-cell>
              <table:table-cell office:value-type="float" office:value="310.617289113674">
                <text:p>310.617289113674</text:p>
              </table:table-cell>
              <table:table-cell office:value-type="float" office:value="310.600843657851">
                <text:p>310.600843657851</text:p>
              </table:table-cell>
              <table:table-cell office:value-type="float" office:value="310.584335586542">
                <text:p>310.584335586542</text:p>
              </table:table-cell>
              <table:table-cell office:value-type="float" office:value="310.567764545581">
                <text:p>310.567764545581</text:p>
              </table:table-cell>
              <table:table-cell office:value-type="float" office:value="310.551130178151">
                <text:p>310.551130178151</text:p>
              </table:table-cell>
              <table:table-cell office:value-type="float" office:value="310.53443212476">
                <text:p>310.53443212476</text:p>
              </table:table-cell>
              <table:table-cell office:value-type="float" office:value="310.517670023219">
                <text:p>310.517670023219</text:p>
              </table:table-cell>
              <table:table-cell office:value-type="float" office:value="310.500843508612">
                <text:p>310.500843508612</text:p>
              </table:table-cell>
              <table:table-cell office:value-type="float" office:value="310.483952213275">
                <text:p>310.483952213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10.938868014481">
                <text:p>310.938868014481</text:p>
              </table:table-cell>
              <table:table-cell office:value-type="float" office:value="310.922282113086">
                <text:p>310.922282113086</text:p>
              </table:table-cell>
              <table:table-cell office:value-type="float" office:value="310.905632965146">
                <text:p>310.905632965146</text:p>
              </table:table-cell>
              <table:table-cell office:value-type="float" office:value="310.888920212551">
                <text:p>310.888920212551</text:p>
              </table:table-cell>
              <table:table-cell office:value-type="float" office:value="310.872143494514">
                <text:p>310.872143494514</text:p>
              </table:table-cell>
              <table:table-cell office:value-type="float" office:value="310.855302447538">
                <text:p>310.855302447538</text:p>
              </table:table-cell>
              <table:table-cell office:value-type="float" office:value="310.838396705398">
                <text:p>310.838396705398</text:p>
              </table:table-cell>
              <table:table-cell office:value-type="float" office:value="310.821425899111">
                <text:p>310.821425899111</text:p>
              </table:table-cell>
              <table:table-cell office:value-type="float" office:value="310.80438965691">
                <text:p>310.80438965691</text:p>
              </table:table-cell>
              <table:table-cell office:value-type="float" office:value="310.787287604224">
                <text:p>310.787287604224</text:p>
              </table:table-cell>
              <table:table-cell office:value-type="float" office:value="310.770119363643">
                <text:p>310.770119363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224267917131">
                <text:p>311.224267917131</text:p>
              </table:table-cell>
              <table:table-cell office:value-type="float" office:value="311.207426180227">
                <text:p>311.207426180227</text:p>
              </table:table-cell>
              <table:table-cell office:value-type="float" office:value="311.190519888267">
                <text:p>311.190519888267</text:p>
              </table:table-cell>
              <table:table-cell office:value-type="float" office:value="311.173548674041">
                <text:p>311.173548674041</text:p>
              </table:table-cell>
              <table:table-cell office:value-type="float" office:value="311.156512167576">
                <text:p>311.156512167576</text:p>
              </table:table-cell>
              <table:table-cell office:value-type="float" office:value="311.139409996113">
                <text:p>311.139409996113</text:p>
              </table:table-cell>
              <table:table-cell office:value-type="float" office:value="311.122241784079">
                <text:p>311.122241784079</text:p>
              </table:table-cell>
              <table:table-cell office:value-type="float" office:value="311.105007153065">
                <text:p>311.105007153065</text:p>
              </table:table-cell>
              <table:table-cell office:value-type="float" office:value="311.087705721794">
                <text:p>311.087705721794</text:p>
              </table:table-cell>
              <table:table-cell office:value-type="float" office:value="311.070337106099">
                <text:p>311.070337106099</text:p>
              </table:table-cell>
              <table:table-cell office:value-type="float" office:value="311.05290091889">
                <text:p>311.05290091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1.506233846433">
                <text:p>311.506233846433</text:p>
              </table:table-cell>
              <table:table-cell office:value-type="float" office:value="311.489144894248">
                <text:p>311.489144894248</text:p>
              </table:table-cell>
              <table:table-cell office:value-type="float" office:value="311.471990101397">
                <text:p>311.471990101397</text:p>
              </table:table-cell>
              <table:table-cell office:value-type="float" office:value="311.454769091631">
                <text:p>311.454769091631</text:p>
              </table:table-cell>
              <table:table-cell office:value-type="float" office:value="311.437481485859">
                <text:p>311.437481485859</text:p>
              </table:table-cell>
              <table:table-cell office:value-type="float" office:value="311.420126902123">
                <text:p>311.420126902123</text:p>
              </table:table-cell>
              <table:table-cell office:value-type="float" office:value="311.402704955572">
                <text:p>311.402704955572</text:p>
              </table:table-cell>
              <table:table-cell office:value-type="float" office:value="311.385215258433">
                <text:p>311.385215258433</text:p>
              </table:table-cell>
              <table:table-cell office:value-type="float" office:value="311.367657419984">
                <text:p>311.367657419984</text:p>
              </table:table-cell>
              <table:table-cell office:value-type="float" office:value="311.350031046528">
                <text:p>311.350031046528</text:p>
              </table:table-cell>
              <table:table-cell office:value-type="float" office:value="311.332335741361">
                <text:p>311.332335741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11.784805913984">
                <text:p>311.784805913984</text:p>
              </table:table-cell>
              <table:table-cell office:value-type="float" office:value="311.767478200563">
                <text:p>311.767478200563</text:p>
              </table:table-cell>
              <table:table-cell office:value-type="float" office:value="311.750083383627">
                <text:p>311.750083383627</text:p>
              </table:table-cell>
              <table:table-cell office:value-type="float" office:value="311.732621077953">
                <text:p>311.732621077953</text:p>
              </table:table-cell>
              <table:table-cell office:value-type="float" office:value="311.715090895401">
                <text:p>311.715090895401</text:p>
              </table:table-cell>
              <table:table-cell office:value-type="float" office:value="311.697492444882">
                <text:p>311.697492444882</text:p>
              </table:table-cell>
              <table:table-cell office:value-type="float" office:value="311.679825332329">
                <text:p>311.679825332329</text:p>
              </table:table-cell>
              <table:table-cell office:value-type="float" office:value="311.662089160676">
                <text:p>311.662089160676</text:p>
              </table:table-cell>
              <table:table-cell office:value-type="float" office:value="311.644283529821">
                <text:p>311.644283529821</text:p>
              </table:table-cell>
              <table:table-cell office:value-type="float" office:value="311.626408036603">
                <text:p>311.626408036603</text:p>
              </table:table-cell>
              <table:table-cell office:value-type="float" office:value="311.608462274772">
                <text:p>311.608462274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12.060023791129">
                <text:p>312.060023791129</text:p>
              </table:table-cell>
              <table:table-cell office:value-type="float" office:value="312.042465606893">
                <text:p>312.042465606893</text:p>
              </table:table-cell>
              <table:table-cell office:value-type="float" office:value="312.024839078913">
                <text:p>312.024839078913</text:p>
              </table:table-cell>
              <table:table-cell office:value-type="float" office:value="312.007143813065">
                <text:p>312.007143813065</text:p>
              </table:table-cell>
              <table:table-cell office:value-type="float" office:value="311.989379412223">
                <text:p>311.989379412223</text:p>
              </table:table-cell>
              <table:table-cell office:value-type="float" office:value="311.971545476234">
                <text:p>311.971545476234</text:p>
              </table:table-cell>
              <table:table-cell office:value-type="float" office:value="311.953641601888">
                <text:p>311.953641601888</text:p>
              </table:table-cell>
              <table:table-cell office:value-type="float" office:value="311.935667382889">
                <text:p>311.935667382889</text:p>
              </table:table-cell>
              <table:table-cell office:value-type="float" office:value="311.917622409824">
                <text:p>311.917622409824</text:p>
              </table:table-cell>
              <table:table-cell office:value-type="float" office:value="311.899506270138">
                <text:p>311.899506270138</text:p>
              </table:table-cell>
              <table:table-cell office:value-type="float" office:value="311.8813185481">
                <text:p>311.8813185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12.331926713136">
                <text:p>312.331926713136</text:p>
              </table:table-cell>
              <table:table-cell office:value-type="float" office:value="312.314146187414">
                <text:p>312.314146187414</text:p>
              </table:table-cell>
              <table:table-cell office:value-type="float" office:value="312.2962961002">
                <text:p>312.2962961002</text:p>
              </table:table-cell>
              <table:table-cell office:value-type="float" office:value="312.278376048534">
                <text:p>312.278376048534</text:p>
              </table:table-cell>
              <table:table-cell office:value-type="float" office:value="312.260385626378">
                <text:p>312.260385626378</text:p>
              </table:table-cell>
              <table:table-cell office:value-type="float" office:value="312.242324424582">
                <text:p>312.242324424582</text:p>
              </table:table-cell>
              <table:table-cell office:value-type="float" office:value="312.224192030859">
                <text:p>312.224192030859</text:p>
              </table:table-cell>
              <table:table-cell office:value-type="float" office:value="312.205988029756">
                <text:p>312.205988029756</text:p>
              </table:table-cell>
              <table:table-cell office:value-type="float" office:value="312.187712002616">
                <text:p>312.187712002616</text:p>
              </table:table-cell>
              <table:table-cell office:value-type="float" office:value="312.16936352756">
                <text:p>312.16936352756</text:p>
              </table:table-cell>
              <table:table-cell office:value-type="float" office:value="312.150942179444">
                <text:p>312.150942179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12.60055348335">
                <text:p>312.60055348335</text:p>
              </table:table-cell>
              <table:table-cell office:value-type="float" office:value="312.582558586879">
                <text:p>312.582558586879</text:p>
              </table:table-cell>
              <table:table-cell office:value-type="float" office:value="312.564492933503">
                <text:p>312.564492933503</text:p>
              </table:table-cell>
              <table:table-cell office:value-type="float" office:value="312.546356111498">
                <text:p>312.546356111498</text:p>
              </table:table-cell>
              <table:table-cell office:value-type="float" office:value="312.52814770598">
                <text:p>312.52814770598</text:p>
              </table:table-cell>
              <table:table-cell office:value-type="float" office:value="312.509867298876">
                <text:p>312.509867298876</text:p>
              </table:table-cell>
              <table:table-cell office:value-type="float" office:value="312.491514468892">
                <text:p>312.491514468892</text:p>
              </table:table-cell>
              <table:table-cell office:value-type="float" office:value="312.473088791484">
                <text:p>312.473088791484</text:p>
              </table:table-cell>
              <table:table-cell office:value-type="float" office:value="312.454589838827">
                <text:p>312.454589838827</text:p>
              </table:table-cell>
              <table:table-cell office:value-type="float" office:value="312.436017179782">
                <text:p>312.436017179782</text:p>
              </table:table-cell>
              <table:table-cell office:value-type="float" office:value="312.417370379864">
                <text:p>312.417370379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2.865942477321">
                <text:p>312.865942477321</text:p>
              </table:table-cell>
              <table:table-cell office:value-type="float" office:value="312.847741024714">
                <text:p>312.847741024714</text:p>
              </table:table-cell>
              <table:table-cell office:value-type="float" office:value="312.829467641978">
                <text:p>312.829467641978</text:p>
              </table:table-cell>
              <table:table-cell office:value-type="float" office:value="312.811121908696">
                <text:p>312.811121908696</text:p>
              </table:table-cell>
              <table:table-cell office:value-type="float" office:value="312.79270340121">
                <text:p>312.79270340121</text:p>
              </table:table-cell>
              <table:table-cell office:value-type="float" office:value="312.774211692592">
                <text:p>312.774211692592</text:p>
              </table:table-cell>
              <table:table-cell office:value-type="float" office:value="312.755646352615">
                <text:p>312.755646352615</text:p>
              </table:table-cell>
              <table:table-cell office:value-type="float" office:value="312.737006947716">
                <text:p>312.737006947716</text:p>
              </table:table-cell>
              <table:table-cell office:value-type="float" office:value="312.71829304097">
                <text:p>312.71829304097</text:p>
              </table:table-cell>
              <table:table-cell office:value-type="float" office:value="312.699504192052">
                <text:p>312.699504192052</text:p>
              </table:table-cell>
              <table:table-cell office:value-type="float" office:value="312.680639957208">
                <text:p>312.6806399572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13.128131646911">
                <text:p>313.128131646911</text:p>
              </table:table-cell>
              <table:table-cell office:value-type="float" office:value="313.109731299092">
                <text:p>313.109731299092</text:p>
              </table:table-cell>
              <table:table-cell office:value-type="float" office:value="313.091257869962">
                <text:p>313.091257869962</text:p>
              </table:table-cell>
              <table:table-cell office:value-type="float" office:value="313.07271093048">
                <text:p>313.07271093048</text:p>
              </table:table-cell>
              <table:table-cell office:value-type="float" office:value="313.054090048288">
                <text:p>313.054090048288</text:p>
              </table:table-cell>
              <table:table-cell office:value-type="float" office:value="313.035394787678">
                <text:p>313.035394787678</text:p>
              </table:table-cell>
              <table:table-cell office:value-type="float" office:value="313.016624709556">
                <text:p>313.016624709556</text:p>
              </table:table-cell>
              <table:table-cell office:value-type="float" office:value="312.997779371417">
                <text:p>312.997779371417</text:p>
              </table:table-cell>
              <table:table-cell office:value-type="float" office:value="312.978858327304">
                <text:p>312.978858327304</text:p>
              </table:table-cell>
              <table:table-cell office:value-type="float" office:value="312.959861127782">
                <text:p>312.959861127782</text:p>
              </table:table-cell>
              <table:table-cell office:value-type="float" office:value="312.940787319899">
                <text:p>312.940787319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13.387158524368">
                <text:p>313.387158524368</text:p>
              </table:table-cell>
              <table:table-cell office:value-type="float" office:value="313.368566790981">
                <text:p>313.368566790981</text:p>
              </table:table-cell>
              <table:table-cell office:value-type="float" office:value="313.349900846989">
                <text:p>313.349900846989</text:p>
              </table:table-cell>
              <table:table-cell office:value-type="float" office:value="313.331160254804">
                <text:p>313.331160254804</text:p>
              </table:table-cell>
              <table:table-cell office:value-type="float" office:value="313.312344573439">
                <text:p>313.312344573439</text:p>
              </table:table-cell>
              <table:table-cell office:value-type="float" office:value="313.293453358477">
                <text:p>313.293453358477</text:p>
              </table:table-cell>
              <table:table-cell office:value-type="float" office:value="313.274486162035">
                <text:p>313.274486162035</text:p>
              </table:table-cell>
              <table:table-cell office:value-type="float" office:value="313.255442532735">
                <text:p>313.255442532735</text:p>
              </table:table-cell>
              <table:table-cell office:value-type="float" office:value="313.236322015664">
                <text:p>313.236322015664</text:p>
              </table:table-cell>
              <table:table-cell office:value-type="float" office:value="313.217124152349">
                <text:p>313.217124152349</text:p>
              </table:table-cell>
              <table:table-cell office:value-type="float" office:value="313.197848480713">
                <text:p>313.197848480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13.643060226381">
                <text:p>313.643060226381</text:p>
              </table:table-cell>
              <table:table-cell office:value-type="float" office:value="313.624284468161">
                <text:p>313.624284468161</text:p>
              </table:table-cell>
              <table:table-cell office:value-type="float" office:value="313.605433391782">
                <text:p>313.605433391782</text:p>
              </table:table-cell>
              <table:table-cell office:value-type="float" office:value="313.58650655118">
                <text:p>313.58650655118</text:p>
              </table:table-cell>
              <table:table-cell office:value-type="float" office:value="313.567503496814">
                <text:p>313.567503496814</text:p>
              </table:table-cell>
              <table:table-cell office:value-type="float" office:value="313.548423775632">
                <text:p>313.548423775632</text:p>
              </table:table-cell>
              <table:table-cell office:value-type="float" office:value="313.529266931035">
                <text:p>313.529266931035</text:p>
              </table:table-cell>
              <table:table-cell office:value-type="float" office:value="313.510032502847">
                <text:p>313.510032502847</text:p>
              </table:table-cell>
              <table:table-cell office:value-type="float" office:value="313.490720027274">
                <text:p>313.490720027274</text:p>
              </table:table-cell>
              <table:table-cell office:value-type="float" office:value="313.471329036878">
                <text:p>313.471329036878</text:p>
              </table:table-cell>
              <table:table-cell office:value-type="float" office:value="313.451859060531">
                <text:p>313.451859060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13.895873458106">
                <text:p>313.895873458106</text:p>
              </table:table-cell>
              <table:table-cell office:value-type="float" office:value="313.876920889229">
                <text:p>313.876920889229</text:p>
              </table:table-cell>
              <table:table-cell office:value-type="float" office:value="313.857891916221">
                <text:p>313.857891916221</text:p>
              </table:table-cell>
              <table:table-cell office:value-type="float" office:value="313.83878608462">
                <text:p>313.83878608462</text:p>
              </table:table-cell>
              <table:table-cell office:value-type="float" office:value="313.819602936403">
                <text:p>313.819602936403</text:p>
              </table:table-cell>
              <table:table-cell office:value-type="float" office:value="313.800342009959">
                <text:p>313.800342009959</text:p>
              </table:table-cell>
              <table:table-cell office:value-type="float" office:value="313.781002840049">
                <text:p>313.781002840049</text:p>
              </table:table-cell>
              <table:table-cell office:value-type="float" office:value="313.761584957772">
                <text:p>313.761584957772</text:p>
              </table:table-cell>
              <table:table-cell office:value-type="float" office:value="313.74208789053">
                <text:p>313.74208789053</text:p>
              </table:table-cell>
              <table:table-cell office:value-type="float" office:value="313.722511161994">
                <text:p>313.722511161994</text:p>
              </table:table-cell>
              <table:table-cell office:value-type="float" office:value="313.702854292063">
                <text:p>313.7028542920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14.14563451717">
                <text:p>314.14563451717</text:p>
              </table:table-cell>
              <table:table-cell office:value-type="float" office:value="314.126512207564">
                <text:p>314.126512207564</text:p>
              </table:table-cell>
              <table:table-cell office:value-type="float" office:value="314.107312429284">
                <text:p>314.107312429284</text:p>
              </table:table-cell>
              <table:table-cell office:value-type="float" office:value="314.088034719542">
                <text:p>314.088034719542</text:p>
              </table:table-cell>
              <table:table-cell office:value-type="float" office:value="314.068678611914">
                <text:p>314.068678611914</text:p>
              </table:table-cell>
              <table:table-cell office:value-type="float" office:value="314.049243636301">
                <text:p>314.049243636301</text:p>
              </table:table-cell>
              <table:table-cell office:value-type="float" office:value="314.029729318901">
                <text:p>314.029729318901</text:p>
              </table:table-cell>
              <table:table-cell office:value-type="float" office:value="314.010135182166">
                <text:p>314.010135182166</text:p>
              </table:table-cell>
              <table:table-cell office:value-type="float" office:value="313.990460744768">
                <text:p>313.990460744768</text:p>
              </table:table-cell>
              <table:table-cell office:value-type="float" office:value="313.970705521565">
                <text:p>313.970705521565</text:p>
              </table:table-cell>
              <table:table-cell office:value-type="float" office:value="313.950869023555">
                <text:p>313.950869023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14.392379297644">
                <text:p>314.392379297644</text:p>
              </table:table-cell>
              <table:table-cell office:value-type="float" office:value="314.373094175275">
                <text:p>314.373094175275</text:p>
              </table:table-cell>
              <table:table-cell office:value-type="float" office:value="314.353730540961">
                <text:p>314.353730540961</text:p>
              </table:table-cell>
              <table:table-cell office:value-type="float" office:value="314.334287923662">
                <text:p>314.334287923662</text:p>
              </table:table-cell>
              <table:table-cell office:value-type="float" office:value="314.314765848628">
                <text:p>314.314765848628</text:p>
              </table:table-cell>
              <table:table-cell office:value-type="float" office:value="314.295163837353">
                <text:p>314.295163837353</text:p>
              </table:table-cell>
              <table:table-cell office:value-type="float" office:value="314.275481407545">
                <text:p>314.275481407545</text:p>
              </table:table-cell>
              <table:table-cell office:value-type="float" office:value="314.255718073088">
                <text:p>314.255718073088</text:p>
              </table:table-cell>
              <table:table-cell office:value-type="float" office:value="314.235873343999">
                <text:p>314.235873343999</text:p>
              </table:table-cell>
              <table:table-cell office:value-type="float" office:value="314.2159467264">
                <text:p>314.2159467264</text:p>
              </table:table-cell>
              <table:table-cell office:value-type="float" office:value="314.19593772247">
                <text:p>314.19593772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4.636143293993">
                <text:p>314.636143293993</text:p>
              </table:table-cell>
              <table:table-cell office:value-type="float" office:value="314.616702147123">
                <text:p>314.616702147123</text:p>
              </table:table-cell>
              <table:table-cell office:value-type="float" office:value="314.597181466146">
                <text:p>314.597181466146</text:p>
              </table:table-cell>
              <table:table-cell office:value-type="float" office:value="314.577580771851">
                <text:p>314.577580771851</text:p>
              </table:table-cell>
              <table:table-cell office:value-type="float" office:value="314.557899581236">
                <text:p>314.557899581236</text:p>
              </table:table-cell>
              <table:table-cell office:value-type="float" office:value="314.538137407466">
                <text:p>314.538137407466</text:p>
              </table:table-cell>
              <table:table-cell office:value-type="float" office:value="314.518293759839">
                <text:p>314.518293759839</text:p>
              </table:table-cell>
              <table:table-cell office:value-type="float" office:value="314.498368143744">
                <text:p>314.498368143744</text:p>
              </table:table-cell>
              <table:table-cell office:value-type="float" office:value="314.478360060626">
                <text:p>314.478360060626</text:p>
              </table:table-cell>
              <table:table-cell office:value-type="float" office:value="314.458269007947">
                <text:p>314.458269007947</text:p>
              </table:table-cell>
              <table:table-cell office:value-type="float" office:value="314.438094479143">
                <text:p>314.438094479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14.876961605001">
                <text:p>314.876961605001</text:p>
              </table:table-cell>
              <table:table-cell office:value-type="float" office:value="314.857371084412">
                <text:p>314.857371084412</text:p>
              </table:table-cell>
              <table:table-cell office:value-type="float" office:value="314.837700028503">
                <text:p>314.837700028503</text:p>
              </table:table-cell>
              <table:table-cell office:value-type="float" office:value="314.817947949971">
                <text:p>314.817947949971</text:p>
              </table:table-cell>
              <table:table-cell office:value-type="float" office:value="314.798114357641">
                <text:p>314.798114357641</text:p>
              </table:table-cell>
              <table:table-cell office:value-type="float" office:value="314.778198756426">
                <text:p>314.778198756426</text:p>
              </table:table-cell>
              <table:table-cell office:value-type="float" office:value="314.75820064729">
                <text:p>314.75820064729</text:p>
              </table:table-cell>
              <table:table-cell office:value-type="float" office:value="314.738119527212">
                <text:p>314.738119527212</text:p>
              </table:table-cell>
              <table:table-cell office:value-type="float" office:value="314.717954889136">
                <text:p>314.717954889136</text:p>
              </table:table-cell>
              <table:table-cell office:value-type="float" office:value="314.697706221947">
                <text:p>314.697706221947</text:p>
              </table:table-cell>
              <table:table-cell office:value-type="float" office:value="314.677373010416">
                <text:p>314.677373010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15.114868937667">
                <text:p>315.114868937667</text:p>
              </table:table-cell>
              <table:table-cell office:value-type="float" office:value="315.095135558857">
                <text:p>315.095135558857</text:p>
              </table:table-cell>
              <table:table-cell office:value-type="float" office:value="315.075320664303">
                <text:p>315.075320664303</text:p>
              </table:table-cell>
              <table:table-cell office:value-type="float" office:value="315.055423758687">
                <text:p>315.055423758687</text:p>
              </table:table-cell>
              <table:table-cell office:value-type="float" office:value="315.03544434274">
                <text:p>315.03544434274</text:p>
              </table:table-cell>
              <table:table-cell office:value-type="float" office:value="315.015381913202">
                <text:p>315.015381913202</text:p>
              </table:table-cell>
              <table:table-cell office:value-type="float" office:value="314.995235962785">
                <text:p>314.995235962785</text:p>
              </table:table-cell>
              <table:table-cell office:value-type="float" office:value="314.975005980129">
                <text:p>314.975005980129</text:p>
              </table:table-cell>
              <table:table-cell office:value-type="float" office:value="314.954691449766">
                <text:p>314.954691449766</text:p>
              </table:table-cell>
              <table:table-cell office:value-type="float" office:value="314.934291852077">
                <text:p>314.934291852077</text:p>
              </table:table-cell>
              <table:table-cell office:value-type="float" office:value="314.913806663252">
                <text:p>314.9138066632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15.349899611075">
                <text:p>315.349899611075</text:p>
              </table:table-cell>
              <table:table-cell office:value-type="float" office:value="315.330029756429">
                <text:p>315.330029756429</text:p>
              </table:table-cell>
              <table:table-cell office:value-type="float" office:value="315.31007742624">
                <text:p>315.31007742624</text:p>
              </table:table-cell>
              <table:table-cell office:value-type="float" office:value="315.290042117252">
                <text:p>315.290042117252</text:p>
              </table:table-cell>
              <table:table-cell office:value-type="float" office:value="315.269923322183">
                <text:p>315.269923322183</text:p>
              </table:table-cell>
              <table:table-cell office:value-type="float" office:value="315.24972052968">
                <text:p>315.24972052968</text:p>
              </table:table-cell>
              <table:table-cell office:value-type="float" office:value="315.22943322428">
                <text:p>315.22943322428</text:p>
              </table:table-cell>
              <table:table-cell office:value-type="float" office:value="315.20906088637">
                <text:p>315.20906088637</text:p>
              </table:table-cell>
              <table:table-cell office:value-type="float" office:value="315.188602992143">
                <text:p>315.188602992143</text:p>
              </table:table-cell>
              <table:table-cell office:value-type="float" office:value="315.168059013562">
                <text:p>315.168059013562</text:p>
              </table:table-cell>
              <table:table-cell office:value-type="float" office:value="315.147428418312">
                <text:p>315.147428418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15.582087560239">
                <text:p>315.582087560239</text:p>
              </table:table-cell>
              <table:table-cell office:value-type="float" office:value="315.562087481168">
                <text:p>315.562087481168</text:p>
              </table:table-cell>
              <table:table-cell office:value-type="float" office:value="315.542003987213">
                <text:p>315.542003987213</text:p>
              </table:table-cell>
              <table:table-cell office:value-type="float" office:value="315.521836567262">
                <text:p>315.521836567262</text:p>
              </table:table-cell>
              <table:table-cell office:value-type="float" office:value="315.5015847061">
                <text:p>315.5015847061</text:p>
              </table:table-cell>
              <table:table-cell office:value-type="float" office:value="315.481247884359">
                <text:p>315.481247884359</text:p>
              </table:table-cell>
              <table:table-cell office:value-type="float" office:value="315.460825578484">
                <text:p>315.460825578484</text:p>
              </table:table-cell>
              <table:table-cell office:value-type="float" office:value="315.440317260687">
                <text:p>315.440317260687</text:p>
              </table:table-cell>
              <table:table-cell office:value-type="float" office:value="315.419722398907">
                <text:p>315.419722398907</text:p>
              </table:table-cell>
              <table:table-cell office:value-type="float" office:value="315.399040456766">
                <text:p>315.399040456766</text:p>
              </table:table-cell>
              <table:table-cell office:value-type="float" office:value="315.378270893528">
                <text:p>315.378270893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15.811466339921">
                <text:p>315.811466339921</text:p>
              </table:table-cell>
              <table:table-cell office:value-type="float" office:value="315.791342158973">
                <text:p>315.791342158973</text:p>
              </table:table-cell>
              <table:table-cell office:value-type="float" office:value="315.771133644092">
                <text:p>315.771133644092</text:p>
              </table:table-cell>
              <table:table-cell office:value-type="float" office:value="315.750840276394">
                <text:p>315.750840276394</text:p>
              </table:table-cell>
              <table:table-cell office:value-type="float" office:value="315.730461532807">
                <text:p>315.730461532807</text:p>
              </table:table-cell>
              <table:table-cell office:value-type="float" office:value="315.709996886033">
                <text:p>315.709996886033</text:p>
              </table:table-cell>
              <table:table-cell office:value-type="float" office:value="315.689445804503">
                <text:p>315.689445804503</text:p>
              </table:table-cell>
              <table:table-cell office:value-type="float" office:value="315.668807752338">
                <text:p>315.668807752338</text:p>
              </table:table-cell>
              <table:table-cell office:value-type="float" office:value="315.648082189301">
                <text:p>315.648082189301</text:p>
              </table:table-cell>
              <table:table-cell office:value-type="float" office:value="315.627268570759">
                <text:p>315.627268570759</text:p>
              </table:table-cell>
              <table:table-cell office:value-type="float" office:value="315.606366347633">
                <text:p>315.606366347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16.038069128422">
                <text:p>316.038069128422</text:p>
              </table:table-cell>
              <table:table-cell office:value-type="float" office:value="316.017826841363">
                <text:p>316.017826841363</text:p>
              </table:table-cell>
              <table:table-cell office:value-type="float" office:value="315.997499321452">
                <text:p>315.997499321452</text:p>
              </table:table-cell>
              <table:table-cell office:value-type="float" office:value="315.977086042107">
                <text:p>315.977086042107</text:p>
              </table:table-cell>
              <table:table-cell office:value-type="float" office:value="315.956586472485">
                <text:p>315.956586472485</text:p>
              </table:table-cell>
              <table:table-cell office:value-type="float" office:value="315.936000077436">
                <text:p>315.936000077436</text:p>
              </table:table-cell>
              <table:table-cell office:value-type="float" office:value="315.915326317462">
                <text:p>315.915326317462</text:p>
              </table:table-cell>
              <table:table-cell office:value-type="float" office:value="315.894564648673">
                <text:p>315.894564648673</text:p>
              </table:table-cell>
              <table:table-cell office:value-type="float" office:value="315.873714522739">
                <text:p>315.873714522739</text:p>
              </table:table-cell>
              <table:table-cell office:value-type="float" office:value="315.852775386853">
                <text:p>315.852775386853</text:p>
              </table:table-cell>
              <table:table-cell office:value-type="float" office:value="315.831746683679">
                <text:p>315.8317466836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16.261928731341">
                <text:p>316.261928731341</text:p>
              </table:table-cell>
              <table:table-cell office:value-type="float" office:value="316.241574209219">
                <text:p>316.241574209219</text:p>
              </table:table-cell>
              <table:table-cell office:value-type="float" office:value="316.221133575279">
                <text:p>316.221133575279</text:p>
              </table:table-cell>
              <table:table-cell office:value-type="float" office:value="316.200606295329">
                <text:p>316.200606295329</text:p>
              </table:table-cell>
              <table:table-cell office:value-type="float" office:value="316.179991830834">
                <text:p>316.179991830834</text:p>
              </table:table-cell>
              <table:table-cell office:value-type="float" office:value="316.159289638877">
                <text:p>316.159289638877</text:p>
              </table:table-cell>
              <table:table-cell office:value-type="float" office:value="316.13849917211">
                <text:p>316.13849917211</text:p>
              </table:table-cell>
              <table:table-cell office:value-type="float" office:value="316.117619878715">
                <text:p>316.117619878715</text:p>
              </table:table-cell>
              <table:table-cell office:value-type="float" office:value="316.096651202354">
                <text:p>316.096651202354</text:p>
              </table:table-cell>
              <table:table-cell office:value-type="float" office:value="316.075592582127">
                <text:p>316.075592582127</text:p>
              </table:table-cell>
              <table:table-cell office:value-type="float" office:value="316.054443452525">
                <text:p>316.054443452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16.483077585322">
                <text:p>316.483077585322</text:p>
              </table:table-cell>
              <table:table-cell office:value-type="float" office:value="316.462616576485">
                <text:p>316.462616576485</text:p>
              </table:table-cell>
              <table:table-cell office:value-type="float" office:value="316.442068596655">
                <text:p>316.442068596655</text:p>
              </table:table-cell>
              <table:table-cell office:value-type="float" office:value="316.421433104108">
                <text:p>316.421433104108</text:p>
              </table:table-cell>
              <table:table-cell office:value-type="float" office:value="316.400709552702">
                <text:p>316.400709552702</text:p>
              </table:table-cell>
              <table:table-cell office:value-type="float" office:value="316.379897391832">
                <text:p>316.379897391832</text:p>
              </table:table-cell>
              <table:table-cell office:value-type="float" office:value="316.358996066386">
                <text:p>316.358996066386</text:p>
              </table:table-cell>
              <table:table-cell office:value-type="float" office:value="316.338005016701">
                <text:p>316.338005016701</text:p>
              </table:table-cell>
              <table:table-cell office:value-type="float" office:value="316.316923678513">
                <text:p>316.316923678513</text:p>
              </table:table-cell>
              <table:table-cell office:value-type="float" office:value="316.295751482914">
                <text:p>316.295751482914</text:p>
              </table:table-cell>
              <table:table-cell office:value-type="float" office:value="316.274487856303">
                <text:p>316.274487856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16.701547761752">
                <text:p>316.701547761752</text:p>
              </table:table-cell>
              <table:table-cell office:value-type="float" office:value="316.680985893857">
                <text:p>316.680985893857</text:p>
              </table:table-cell>
              <table:table-cell office:value-type="float" office:value="316.660336215412">
                <text:p>316.660336215412</text:p>
              </table:table-cell>
              <table:table-cell office:value-type="float" office:value="316.639598177242">
                <text:p>316.639598177242</text:p>
              </table:table-cell>
              <table:table-cell office:value-type="float" office:value="316.618771225682">
                <text:p>316.618771225682</text:p>
              </table:table-cell>
              <table:table-cell office:value-type="float" office:value="316.597854802523">
                <text:p>316.597854802523</text:p>
              </table:table-cell>
              <table:table-cell office:value-type="float" office:value="316.576848344972">
                <text:p>316.576848344972</text:p>
              </table:table-cell>
              <table:table-cell office:value-type="float" office:value="316.555751285604">
                <text:p>316.555751285604</text:p>
              </table:table-cell>
              <table:table-cell office:value-type="float" office:value="316.534563052312">
                <text:p>316.534563052312</text:p>
              </table:table-cell>
              <table:table-cell office:value-type="float" office:value="316.513283068267">
                <text:p>316.513283068267</text:p>
              </table:table-cell>
              <table:table-cell office:value-type="float" office:value="316.49191075186">
                <text:p>316.49191075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16.917370970456">
                <text:p>316.917370970456</text:p>
              </table:table-cell>
              <table:table-cell office:value-type="float" office:value="316.89671375244">
                <text:p>316.89671375244</text:p>
              </table:table-cell>
              <table:table-cell office:value-type="float" office:value="316.875967903761">
                <text:p>316.875967903761</text:p>
              </table:table-cell>
              <table:table-cell office:value-type="float" office:value="316.855132867881">
                <text:p>316.855132867881</text:p>
              </table:table-cell>
              <table:table-cell office:value-type="float" office:value="316.834208083692">
                <text:p>316.834208083692</text:p>
              </table:table-cell>
              <table:table-cell office:value-type="float" office:value="316.813192985466">
                <text:p>316.813192985466</text:p>
              </table:table-cell>
              <table:table-cell office:value-type="float" office:value="316.792087002813">
                <text:p>316.792087002813</text:p>
              </table:table-cell>
              <table:table-cell office:value-type="float" office:value="316.770889560628">
                <text:p>316.770889560628</text:p>
              </table:table-cell>
              <table:table-cell office:value-type="float" office:value="316.74960007905">
                <text:p>316.74960007905</text:p>
              </table:table-cell>
              <table:table-cell office:value-type="float" office:value="316.728217973407">
                <text:p>316.728217973407</text:p>
              </table:table-cell>
              <table:table-cell office:value-type="float" office:value="316.706742654174">
                <text:p>316.7067426541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scatter" chart:style-name="ch1">
        <chart:legend chart:legend-position="end" svg:x="13.053cm" svg:y="1.753cm" style:legend-expansion="high" chart:style-name="ch2"/>
        <chart:plot-area chart:style-name="ch3" table:cell-range-address="rel_humidity.A55:rel_humidity.L61" svg:x="0.319cm" svg:y="0.179cm" svg:width="12.415cm" svg:height="8.639cm">
          <chart:coordinate-region svg:x="1.452cm" svg:y="0.374cm" svg:width="11.086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_humidity.B55:rel_humidity.B61" chart:class="chart:scatter">
            <chart:domain table:cell-range-address="rel_humidity.A55:rel_humidity.A61"/>
            <chart:data-point chart:repeated="7"/>
          </chart:series>
          <chart:series chart:style-name="ch8" chart:values-cell-range-address="rel_humidity.C55:rel_humidity.C61" chart:class="chart:scatter">
            <chart:data-point chart:repeated="7"/>
          </chart:series>
          <chart:series chart:style-name="ch9" chart:values-cell-range-address="rel_humidity.D55:rel_humidity.D61" chart:class="chart:scatter">
            <chart:data-point chart:repeated="7"/>
          </chart:series>
          <chart:series chart:style-name="ch10" chart:values-cell-range-address="rel_humidity.E55:rel_humidity.E61" chart:class="chart:scatter">
            <chart:data-point chart:repeated="7"/>
          </chart:series>
          <chart:series chart:style-name="ch11" chart:values-cell-range-address="rel_humidity.F55:rel_humidity.F61" chart:class="chart:scatter">
            <chart:data-point chart:repeated="7"/>
          </chart:series>
          <chart:series chart:style-name="ch12" chart:values-cell-range-address="rel_humidity.G55:rel_humidity.G61" chart:class="chart:scatter">
            <chart:data-point chart:repeated="7"/>
          </chart:series>
          <chart:series chart:style-name="ch13" chart:values-cell-range-address="rel_humidity.H55:rel_humidity.H61" chart:class="chart:scatter">
            <chart:data-point chart:repeated="7"/>
          </chart:series>
          <chart:series chart:style-name="ch14" chart:values-cell-range-address="rel_humidity.I55:rel_humidity.I61" chart:class="chart:scatter">
            <chart:data-point chart:repeated="7"/>
          </chart:series>
          <chart:series chart:style-name="ch15" chart:values-cell-range-address="rel_humidity.J55:rel_humidity.J61" chart:class="chart:scatter">
            <chart:data-point chart:repeated="7"/>
          </chart:series>
          <chart:series chart:style-name="ch16" chart:values-cell-range-address="rel_humidity.K55:rel_humidity.K61" chart:class="chart:scatter">
            <chart:data-point chart:repeated="7"/>
          </chart:series>
          <chart:series chart:style-name="ch17" chart:values-cell-range-address="rel_humidity.L55:rel_humidity.L61" chart:class="chart:scatte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rel_humidity.A55:rel_humidity.A61</svg:desc>
                </draw:g>
              </table:table-cell>
              <table:table-cell office:value-type="float" office:value="315.582087560239">
                <text:p>315.582087560239</text:p>
                <draw:g>
                  <svg:desc>rel_humidity.B55:rel_humidity.B61</svg:desc>
                </draw:g>
              </table:table-cell>
              <table:table-cell office:value-type="float" office:value="315.562087481168">
                <text:p>315.562087481168</text:p>
                <draw:g>
                  <svg:desc>rel_humidity.C55:rel_humidity.C61</svg:desc>
                </draw:g>
              </table:table-cell>
              <table:table-cell office:value-type="float" office:value="315.542003987213">
                <text:p>315.542003987213</text:p>
                <draw:g>
                  <svg:desc>rel_humidity.D55:rel_humidity.D61</svg:desc>
                </draw:g>
              </table:table-cell>
              <table:table-cell office:value-type="float" office:value="315.521836567262">
                <text:p>315.521836567262</text:p>
                <draw:g>
                  <svg:desc>rel_humidity.E55:rel_humidity.E61</svg:desc>
                </draw:g>
              </table:table-cell>
              <table:table-cell office:value-type="float" office:value="315.5015847061">
                <text:p>315.5015847061</text:p>
                <draw:g>
                  <svg:desc>rel_humidity.F55:rel_humidity.F61</svg:desc>
                </draw:g>
              </table:table-cell>
              <table:table-cell office:value-type="float" office:value="315.481247884359">
                <text:p>315.481247884359</text:p>
                <draw:g>
                  <svg:desc>rel_humidity.G55:rel_humidity.G61</svg:desc>
                </draw:g>
              </table:table-cell>
              <table:table-cell office:value-type="float" office:value="315.460825578484">
                <text:p>315.460825578484</text:p>
                <draw:g>
                  <svg:desc>rel_humidity.H55:rel_humidity.H61</svg:desc>
                </draw:g>
              </table:table-cell>
              <table:table-cell office:value-type="float" office:value="315.440317260687">
                <text:p>315.440317260687</text:p>
                <draw:g>
                  <svg:desc>rel_humidity.I55:rel_humidity.I61</svg:desc>
                </draw:g>
              </table:table-cell>
              <table:table-cell office:value-type="float" office:value="315.419722398907">
                <text:p>315.419722398907</text:p>
                <draw:g>
                  <svg:desc>rel_humidity.J55:rel_humidity.J61</svg:desc>
                </draw:g>
              </table:table-cell>
              <table:table-cell office:value-type="float" office:value="315.399040456766">
                <text:p>315.399040456766</text:p>
                <draw:g>
                  <svg:desc>rel_humidity.K55:rel_humidity.K61</svg:desc>
                </draw:g>
              </table:table-cell>
              <table:table-cell office:value-type="float" office:value="315.378270893528">
                <text:p>315.378270893528</text:p>
                <draw:g>
                  <svg:desc>rel_humidity.L55:rel_humidity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315.811466339921">
                <text:p>315.811466339921</text:p>
              </table:table-cell>
              <table:table-cell office:value-type="float" office:value="315.791342158973">
                <text:p>315.791342158973</text:p>
              </table:table-cell>
              <table:table-cell office:value-type="float" office:value="315.771133644092">
                <text:p>315.771133644092</text:p>
              </table:table-cell>
              <table:table-cell office:value-type="float" office:value="315.750840276394">
                <text:p>315.750840276394</text:p>
              </table:table-cell>
              <table:table-cell office:value-type="float" office:value="315.730461532807">
                <text:p>315.730461532807</text:p>
              </table:table-cell>
              <table:table-cell office:value-type="float" office:value="315.709996886033">
                <text:p>315.709996886033</text:p>
              </table:table-cell>
              <table:table-cell office:value-type="float" office:value="315.689445804503">
                <text:p>315.689445804503</text:p>
              </table:table-cell>
              <table:table-cell office:value-type="float" office:value="315.668807752338">
                <text:p>315.668807752338</text:p>
              </table:table-cell>
              <table:table-cell office:value-type="float" office:value="315.648082189301">
                <text:p>315.648082189301</text:p>
              </table:table-cell>
              <table:table-cell office:value-type="float" office:value="315.627268570759">
                <text:p>315.627268570759</text:p>
              </table:table-cell>
              <table:table-cell office:value-type="float" office:value="315.606366347633">
                <text:p>315.606366347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316.038069128422">
                <text:p>316.038069128422</text:p>
              </table:table-cell>
              <table:table-cell office:value-type="float" office:value="316.017826841363">
                <text:p>316.017826841363</text:p>
              </table:table-cell>
              <table:table-cell office:value-type="float" office:value="315.997499321452">
                <text:p>315.997499321452</text:p>
              </table:table-cell>
              <table:table-cell office:value-type="float" office:value="315.977086042107">
                <text:p>315.977086042107</text:p>
              </table:table-cell>
              <table:table-cell office:value-type="float" office:value="315.956586472485">
                <text:p>315.956586472485</text:p>
              </table:table-cell>
              <table:table-cell office:value-type="float" office:value="315.936000077436">
                <text:p>315.936000077436</text:p>
              </table:table-cell>
              <table:table-cell office:value-type="float" office:value="315.915326317462">
                <text:p>315.915326317462</text:p>
              </table:table-cell>
              <table:table-cell office:value-type="float" office:value="315.894564648673">
                <text:p>315.894564648673</text:p>
              </table:table-cell>
              <table:table-cell office:value-type="float" office:value="315.873714522739">
                <text:p>315.873714522739</text:p>
              </table:table-cell>
              <table:table-cell office:value-type="float" office:value="315.852775386853">
                <text:p>315.852775386853</text:p>
              </table:table-cell>
              <table:table-cell office:value-type="float" office:value="315.831746683679">
                <text:p>315.831746683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316.261928731341">
                <text:p>316.261928731341</text:p>
              </table:table-cell>
              <table:table-cell office:value-type="float" office:value="316.241574209219">
                <text:p>316.241574209219</text:p>
              </table:table-cell>
              <table:table-cell office:value-type="float" office:value="316.221133575279">
                <text:p>316.221133575279</text:p>
              </table:table-cell>
              <table:table-cell office:value-type="float" office:value="316.200606295329">
                <text:p>316.200606295329</text:p>
              </table:table-cell>
              <table:table-cell office:value-type="float" office:value="316.179991830834">
                <text:p>316.179991830834</text:p>
              </table:table-cell>
              <table:table-cell office:value-type="float" office:value="316.159289638877">
                <text:p>316.159289638877</text:p>
              </table:table-cell>
              <table:table-cell office:value-type="float" office:value="316.13849917211">
                <text:p>316.13849917211</text:p>
              </table:table-cell>
              <table:table-cell office:value-type="float" office:value="316.117619878715">
                <text:p>316.117619878715</text:p>
              </table:table-cell>
              <table:table-cell office:value-type="float" office:value="316.096651202354">
                <text:p>316.096651202354</text:p>
              </table:table-cell>
              <table:table-cell office:value-type="float" office:value="316.075592582127">
                <text:p>316.075592582127</text:p>
              </table:table-cell>
              <table:table-cell office:value-type="float" office:value="316.054443452525">
                <text:p>316.054443452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316.483077585322">
                <text:p>316.483077585322</text:p>
              </table:table-cell>
              <table:table-cell office:value-type="float" office:value="316.462616576485">
                <text:p>316.462616576485</text:p>
              </table:table-cell>
              <table:table-cell office:value-type="float" office:value="316.442068596655">
                <text:p>316.442068596655</text:p>
              </table:table-cell>
              <table:table-cell office:value-type="float" office:value="316.421433104108">
                <text:p>316.421433104108</text:p>
              </table:table-cell>
              <table:table-cell office:value-type="float" office:value="316.400709552702">
                <text:p>316.400709552702</text:p>
              </table:table-cell>
              <table:table-cell office:value-type="float" office:value="316.379897391832">
                <text:p>316.379897391832</text:p>
              </table:table-cell>
              <table:table-cell office:value-type="float" office:value="316.358996066386">
                <text:p>316.358996066386</text:p>
              </table:table-cell>
              <table:table-cell office:value-type="float" office:value="316.338005016701">
                <text:p>316.338005016701</text:p>
              </table:table-cell>
              <table:table-cell office:value-type="float" office:value="316.316923678513">
                <text:p>316.316923678513</text:p>
              </table:table-cell>
              <table:table-cell office:value-type="float" office:value="316.295751482914">
                <text:p>316.295751482914</text:p>
              </table:table-cell>
              <table:table-cell office:value-type="float" office:value="316.274487856303">
                <text:p>316.274487856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316.701547761752">
                <text:p>316.701547761752</text:p>
              </table:table-cell>
              <table:table-cell office:value-type="float" office:value="316.680985893857">
                <text:p>316.680985893857</text:p>
              </table:table-cell>
              <table:table-cell office:value-type="float" office:value="316.660336215412">
                <text:p>316.660336215412</text:p>
              </table:table-cell>
              <table:table-cell office:value-type="float" office:value="316.639598177242">
                <text:p>316.639598177242</text:p>
              </table:table-cell>
              <table:table-cell office:value-type="float" office:value="316.618771225682">
                <text:p>316.618771225682</text:p>
              </table:table-cell>
              <table:table-cell office:value-type="float" office:value="316.597854802523">
                <text:p>316.597854802523</text:p>
              </table:table-cell>
              <table:table-cell office:value-type="float" office:value="316.576848344972">
                <text:p>316.576848344972</text:p>
              </table:table-cell>
              <table:table-cell office:value-type="float" office:value="316.555751285604">
                <text:p>316.555751285604</text:p>
              </table:table-cell>
              <table:table-cell office:value-type="float" office:value="316.534563052312">
                <text:p>316.534563052312</text:p>
              </table:table-cell>
              <table:table-cell office:value-type="float" office:value="316.513283068267">
                <text:p>316.513283068267</text:p>
              </table:table-cell>
              <table:table-cell office:value-type="float" office:value="316.49191075186">
                <text:p>316.49191075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16.917370970456">
                <text:p>316.917370970456</text:p>
              </table:table-cell>
              <table:table-cell office:value-type="float" office:value="316.89671375244">
                <text:p>316.89671375244</text:p>
              </table:table-cell>
              <table:table-cell office:value-type="float" office:value="316.875967903761">
                <text:p>316.875967903761</text:p>
              </table:table-cell>
              <table:table-cell office:value-type="float" office:value="316.855132867881">
                <text:p>316.855132867881</text:p>
              </table:table-cell>
              <table:table-cell office:value-type="float" office:value="316.834208083692">
                <text:p>316.834208083692</text:p>
              </table:table-cell>
              <table:table-cell office:value-type="float" office:value="316.813192985466">
                <text:p>316.813192985466</text:p>
              </table:table-cell>
              <table:table-cell office:value-type="float" office:value="316.792087002813">
                <text:p>316.792087002813</text:p>
              </table:table-cell>
              <table:table-cell office:value-type="float" office:value="316.770889560628">
                <text:p>316.770889560628</text:p>
              </table:table-cell>
              <table:table-cell office:value-type="float" office:value="316.74960007905">
                <text:p>316.74960007905</text:p>
              </table:table-cell>
              <table:table-cell office:value-type="float" office:value="316.728217973407">
                <text:p>316.728217973407</text:p>
              </table:table-cell>
              <table:table-cell office:value-type="float" office:value="316.706742654174">
                <text:p>316.7067426541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legend chart:legend-position="end" svg:x="13.053cm" svg:y="1.998cm" style:legend-expansion="high" chart:style-name="ch2"/>
        <chart:plot-area chart:style-name="ch3" table:cell-range-address="rel_humidity.B60:rel_humidity.L61" svg:x="0.319cm" svg:y="0.179cm" svg:width="12.415cm" svg:height="8.638cm">
          <chart:coordinate-region svg:x="1.452cm" svg:y="0.375cm" svg:width="10.742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l_humidity.C60:rel_humidity.C61" chart:class="chart:scatter">
            <chart:domain table:cell-range-address="rel_humidity.B60:rel_humidity.B61"/>
            <chart:data-point chart:repeated="2"/>
          </chart:series>
          <chart:series chart:style-name="ch8" chart:values-cell-range-address="rel_humidity.D60:rel_humidity.D61" chart:class="chart:scatter">
            <chart:data-point chart:repeated="2"/>
          </chart:series>
          <chart:series chart:style-name="ch9" chart:values-cell-range-address="rel_humidity.E60:rel_humidity.E61" chart:class="chart:scatter">
            <chart:data-point chart:repeated="2"/>
          </chart:series>
          <chart:series chart:style-name="ch10" chart:values-cell-range-address="rel_humidity.F60:rel_humidity.F61" chart:class="chart:scatter">
            <chart:data-point chart:repeated="2"/>
          </chart:series>
          <chart:series chart:style-name="ch11" chart:values-cell-range-address="rel_humidity.G60:rel_humidity.G61" chart:class="chart:scatter">
            <chart:data-point chart:repeated="2"/>
          </chart:series>
          <chart:series chart:style-name="ch12" chart:values-cell-range-address="rel_humidity.H60:rel_humidity.H61" chart:class="chart:scatter">
            <chart:data-point chart:repeated="2"/>
          </chart:series>
          <chart:series chart:style-name="ch13" chart:values-cell-range-address="rel_humidity.I60:rel_humidity.I61" chart:class="chart:scatter">
            <chart:data-point chart:repeated="2"/>
          </chart:series>
          <chart:series chart:style-name="ch14" chart:values-cell-range-address="rel_humidity.J60:rel_humidity.J61" chart:class="chart:scatter">
            <chart:data-point chart:repeated="2"/>
          </chart:series>
          <chart:series chart:style-name="ch15" chart:values-cell-range-address="rel_humidity.K60:rel_humidity.K61" chart:class="chart:scatter">
            <chart:data-point chart:repeated="2"/>
          </chart:series>
          <chart:series chart:style-name="ch16" chart:values-cell-range-address="rel_humidity.L60:rel_humidity.L61" chart:class="chart:scatte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.701547761752">
                <text:p>316.701547761752</text:p>
                <draw:g>
                  <svg:desc>rel_humidity.B60:rel_humidity.B61</svg:desc>
                </draw:g>
              </table:table-cell>
              <table:table-cell office:value-type="float" office:value="316.680985893857">
                <text:p>316.680985893857</text:p>
                <draw:g>
                  <svg:desc>rel_humidity.C60:rel_humidity.C61</svg:desc>
                </draw:g>
              </table:table-cell>
              <table:table-cell office:value-type="float" office:value="316.660336215412">
                <text:p>316.660336215412</text:p>
                <draw:g>
                  <svg:desc>rel_humidity.D60:rel_humidity.D61</svg:desc>
                </draw:g>
              </table:table-cell>
              <table:table-cell office:value-type="float" office:value="316.639598177242">
                <text:p>316.639598177242</text:p>
                <draw:g>
                  <svg:desc>rel_humidity.E60:rel_humidity.E61</svg:desc>
                </draw:g>
              </table:table-cell>
              <table:table-cell office:value-type="float" office:value="316.618771225682">
                <text:p>316.618771225682</text:p>
                <draw:g>
                  <svg:desc>rel_humidity.F60:rel_humidity.F61</svg:desc>
                </draw:g>
              </table:table-cell>
              <table:table-cell office:value-type="float" office:value="316.597854802523">
                <text:p>316.597854802523</text:p>
                <draw:g>
                  <svg:desc>rel_humidity.G60:rel_humidity.G61</svg:desc>
                </draw:g>
              </table:table-cell>
              <table:table-cell office:value-type="float" office:value="316.576848344972">
                <text:p>316.576848344972</text:p>
                <draw:g>
                  <svg:desc>rel_humidity.H60:rel_humidity.H61</svg:desc>
                </draw:g>
              </table:table-cell>
              <table:table-cell office:value-type="float" office:value="316.555751285604">
                <text:p>316.555751285604</text:p>
                <draw:g>
                  <svg:desc>rel_humidity.I60:rel_humidity.I61</svg:desc>
                </draw:g>
              </table:table-cell>
              <table:table-cell office:value-type="float" office:value="316.534563052312">
                <text:p>316.534563052312</text:p>
                <draw:g>
                  <svg:desc>rel_humidity.J60:rel_humidity.J61</svg:desc>
                </draw:g>
              </table:table-cell>
              <table:table-cell office:value-type="float" office:value="316.513283068267">
                <text:p>316.513283068267</text:p>
                <draw:g>
                  <svg:desc>rel_humidity.K60:rel_humidity.K61</svg:desc>
                </draw:g>
              </table:table-cell>
              <table:table-cell office:value-type="float" office:value="316.49191075186">
                <text:p>316.49191075186</text:p>
                <draw:g>
                  <svg:desc>rel_humidity.L60:rel_humidity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.917370970456">
                <text:p>316.917370970456</text:p>
              </table:table-cell>
              <table:table-cell office:value-type="float" office:value="316.89671375244">
                <text:p>316.89671375244</text:p>
              </table:table-cell>
              <table:table-cell office:value-type="float" office:value="316.875967903761">
                <text:p>316.875967903761</text:p>
              </table:table-cell>
              <table:table-cell office:value-type="float" office:value="316.855132867881">
                <text:p>316.855132867881</text:p>
              </table:table-cell>
              <table:table-cell office:value-type="float" office:value="316.834208083692">
                <text:p>316.834208083692</text:p>
              </table:table-cell>
              <table:table-cell office:value-type="float" office:value="316.813192985466">
                <text:p>316.813192985466</text:p>
              </table:table-cell>
              <table:table-cell office:value-type="float" office:value="316.792087002813">
                <text:p>316.792087002813</text:p>
              </table:table-cell>
              <table:table-cell office:value-type="float" office:value="316.770889560628">
                <text:p>316.770889560628</text:p>
              </table:table-cell>
              <table:table-cell office:value-type="float" office:value="316.74960007905">
                <text:p>316.74960007905</text:p>
              </table:table-cell>
              <table:table-cell office:value-type="float" office:value="316.728217973407">
                <text:p>316.728217973407</text:p>
              </table:table-cell>
              <table:table-cell office:value-type="float" office:value="316.706742654174">
                <text:p>316.7067426541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5cm" svg:y="0.316cm" chart:style-name="ch2">
          <text:p>Final fluid temperature vs relative humidity</text:p>
        </chart:title>
        <chart:legend chart:legend-position="end" svg:x="13.474cm" svg:y="4.205cm" style:legend-expansion="high" chart:style-name="ch3"/>
        <chart:plot-area chart:style-name="ch4" table:cell-range-address="rel_humidity.B1:rel_humidity.L1 rel_humidity.B61:rel_humidity.L61" svg:x="0.32cm" svg:y="1.301cm" svg:width="12.834cm" svg:height="7.519cm">
          <chart:coordinate-region svg:x="1.647cm" svg:y="1.496cm" svg:width="11.311cm" svg:height="6.6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l_humidity.B61:rel_humidity.L61" chart:class="chart:scatter">
            <chart:domain table:cell-range-address="rel_humidity.B1:rel_humidity.L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rel_humidity.B1:rel_humidity.L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316.917370970456">
                <text:p>316.917370970456</text:p>
                <draw:g>
                  <svg:desc>rel_humidity.B61:rel_humidity.L61</svg:desc>
                </draw:g>
              </table:table-cell>
              <table:table-cell office:value-type="float" office:value="316.89671375244">
                <text:p>316.89671375244</text:p>
              </table:table-cell>
              <table:table-cell office:value-type="float" office:value="316.875967903761">
                <text:p>316.875967903761</text:p>
              </table:table-cell>
              <table:table-cell office:value-type="float" office:value="316.855132867881">
                <text:p>316.855132867881</text:p>
              </table:table-cell>
              <table:table-cell office:value-type="float" office:value="316.834208083692">
                <text:p>316.834208083692</text:p>
              </table:table-cell>
              <table:table-cell office:value-type="float" office:value="316.813192985466">
                <text:p>316.813192985466</text:p>
              </table:table-cell>
              <table:table-cell office:value-type="float" office:value="316.792087002813">
                <text:p>316.792087002813</text:p>
              </table:table-cell>
              <table:table-cell office:value-type="float" office:value="316.770889560628">
                <text:p>316.770889560628</text:p>
              </table:table-cell>
              <table:table-cell office:value-type="float" office:value="316.74960007905">
                <text:p>316.74960007905</text:p>
              </table:table-cell>
              <table:table-cell office:value-type="float" office:value="316.728217973407">
                <text:p>316.728217973407</text:p>
              </table:table-cell>
              <table:table-cell office:value-type="float" office:value="316.706742654174">
                <text:p>316.7067426541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